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Verdana" svg:font-family="Verdan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0.0139in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0.0139in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0.0139in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0.0139in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0.0139in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0.0139in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0.0139in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0.0139in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0.0139in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0.0139in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0.0139in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0.0139in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0.0139in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0.0139in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0.0139in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0.0139in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0.0139in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0.0139in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0.0139in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0.0139in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0.0139in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0.0139in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0.0139in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0.0139in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0.0139in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0.0139in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0.0139in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0.0139in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0.0139in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0.0139in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0.0139in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0.0139in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0.0139in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0.0139in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0.0139in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0.0139in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0.0139in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0.0139in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0.0139in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0.0139in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0.0139in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0.0139in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0.0139in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0.0139in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0.0139in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0.0139in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0.0139in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0.0139in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0.0139in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0.0139in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0.0139in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0.0139in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0.0139in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0.0139in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0.0139in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0.0139in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0.0139in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0.0139in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0.0139in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0.0139in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0.0139in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0.0139in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0.0139in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0.0139in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0.0139in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0.0139in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0.0139in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0.0139in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0.0139in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0.0139in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0.0139in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0.0139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4"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5" style:family="paragraph" style:parent-style-name="Standard">
      <style:paragraph-properties fo:margin-top="0in" fo:margin-bottom="0in" fo:line-height="115%" fo:break-before="auto" fo:break-after="auto" style:writing-mode="lr-tb"/>
    </style:style>
    <style:style style:name="P6" style:family="paragraph" style:parent-style-name="Standard">
      <style:paragraph-properties fo:line-height="115%" fo:break-before="page" style:writing-mode="lr-tb"/>
    </style:style>
    <style:style style:name="P7" style:family="paragraph" style:parent-style-name="Standard">
      <style:paragraph-properties fo:margin-left="0.1528in" fo:margin-right="0in" fo:line-height="115%" fo:text-indent="0in" style:auto-text-indent="false" fo:break-before="auto" fo:break-after="auto" style:writing-mode="lr-tb"/>
    </style:style>
    <style:style style:name="P8" style:family="paragraph" style:parent-style-name="Standard">
      <style:paragraph-properties fo:margin-left="0.1528in" fo:margin-right="0in" fo:margin-top="0.1528in" fo:margin-bottom="0in" fo:line-height="100%" fo:text-align="start" style:justify-single-word="false" fo:orphans="2" fo:widows="2" fo:text-indent="0in" style:auto-text-indent="false" fo:break-before="auto" fo:break-after="auto" style:writing-mode="lr-tb"/>
    </style:style>
    <style:style style:name="P9"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style>
    <style:style style:name="P10"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333333"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13" style:family="paragraph" style:parent-style-name="Standard">
      <style:paragraph-properties fo:margin-left="0in" fo:margin-right="0in" fo:margin-top="0.1528in" fo:margin-bottom="0in" fo:line-height="100%" fo:text-indent="0in" style:auto-text-indent="false" fo:break-before="auto" fo:break-after="auto" style:writing-mode="lr-tb"/>
    </style:style>
    <style:style style:name="P14" style:family="paragraph" style:parent-style-name="Standard">
      <style:paragraph-properties fo:margin-left="0in" fo:margin-right="0in" fo:margin-top="0.1528in" fo:margin-bottom="0in" fo:line-height="100%" fo:text-align="start" style:justify-single-word="false" fo:orphans="2" fo:widows="2" fo:text-indent="0in" style:auto-text-indent="false" fo:break-before="auto" fo:break-after="auto" style:writing-mode="lr-tb"/>
    </style:style>
    <style:style style:name="P15" style:family="paragraph" style:parent-style-name="Standard">
      <style:paragraph-properties fo:margin-left="0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16" style:family="paragraph" style:parent-style-name="Standard">
      <style:paragraph-properties fo:margin-left="0.2083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17"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style>
    <style:style style:name="P18"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9"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20"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margin-left="0.3472in" fo:margin-right="0in" fo:margin-top="0.1528in" fo:margin-bottom="0in" fo:line-height="100%" fo:text-align="start" style:justify-single-word="false" fo:orphans="2" fo:widows="2" fo:text-indent="0in" style:auto-text-indent="false" fo:break-before="auto" fo:break-after="auto" style:writing-mode="lr-tb"/>
    </style:style>
    <style:style style:name="P22" style:family="paragraph" style:parent-style-name="Standard">
      <style:paragraph-properties fo:margin-left="0.4862in" fo:margin-right="0in" fo:margin-top="0.1528in" fo:margin-bottom="0in" fo:line-height="100%" fo:text-align="start" style:justify-single-word="false" fo:orphans="2" fo:widows="2" fo:text-indent="0in" style:auto-text-indent="false" fo:break-before="auto" fo:break-after="auto" style:writing-mode="lr-tb"/>
    </style:style>
    <style:style style:name="P23" style:family="paragraph" style:parent-style-name="Standard">
      <style:paragraph-properties fo:margin-left="0.2917in" fo:margin-right="0in" fo:margin-top="0.1528in" fo:margin-bottom="0in" fo:line-height="100%" fo:text-align="start" style:justify-single-word="false" fo:orphans="2" fo:widows="2" fo:text-indent="0in" style:auto-text-indent="false" fo:break-before="auto" fo:break-after="auto" style:writing-mode="lr-tb"/>
    </style:style>
    <style:style style:name="P24" style:family="paragraph" style:parent-style-name="Heading_20_3">
      <style:paragraph-properties fo:line-height="115%" fo:break-before="auto" fo:break-after="auto" style:writing-mode="lr-tb"/>
    </style:style>
    <style:style style:name="P25" style:family="paragraph" style:parent-style-name="Heading_20_3">
      <style:paragraph-properties fo:margin-top="0.111in" fo:margin-bottom="0in" fo:line-height="115%" fo:keep-together="always" fo:break-before="auto" fo:break-after="auto" fo:keep-with-next="always" style:writing-mode="lr-tb"/>
    </style:style>
    <style:style style:name="P26" style:family="paragraph" style:parent-style-name="Heading_20_3">
      <style:paragraph-properties fo:margin-top="0.111in" fo:margin-bottom="0in" fo:line-height="115%" fo:break-before="auto" fo:break-after="auto" style:writing-mode="lr-tb"/>
    </style:style>
    <style:style style:name="P27" style:family="paragraph" style:parent-style-name="Heading_20_3">
      <style:paragraph-properties fo:margin-top="0.111in" fo:margin-bottom="0in" fo:line-height="115%" fo:keep-together="always" fo:break-before="page" fo:keep-with-next="always" style:writing-mode="lr-tb"/>
    </style:style>
    <style:style style:name="P28" style:family="paragraph" style:parent-style-name="Heading_20_3">
      <style:paragraph-properties fo:margin-top="0.111in" fo:margin-bottom="0in" fo:line-height="115%" fo:break-before="page" style:writing-mode="lr-tb"/>
    </style:style>
    <style:style style:name="P29" style:family="paragraph" style:parent-style-name="Heading_20_3">
      <style:paragraph-properties fo:margin-left="0.2083in" fo:margin-right="0in" fo:margin-top="0.111in" fo:margin-bottom="0in"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30" style:family="paragraph" style:parent-style-name="Heading_20_5">
      <style:paragraph-properties fo:line-height="115%" fo:break-before="auto" fo:break-after="auto" style:writing-mode="lr-tb"/>
    </style:style>
    <style:style style:name="P31" style:family="paragraph" style:parent-style-name="Heading_20_5">
      <style:paragraph-properties fo:margin-top="0.111in" fo:margin-bottom="0in" fo:line-height="115%" fo:keep-together="always" fo:break-before="auto" fo:break-after="auto" fo:keep-with-next="always" style:writing-mode="lr-tb"/>
    </style:style>
    <style:style style:name="P32" style:family="paragraph" style:parent-style-name="Heading_20_5">
      <style:paragraph-properties fo:margin-top="0.111in" fo:margin-bottom="0in" fo:line-height="115%" fo:break-before="auto" fo:break-after="auto" style:writing-mode="lr-tb"/>
    </style:style>
    <style:style style:name="P33" style:family="paragraph" style:parent-style-name="Heading_20_5">
      <style:paragraph-properties fo:margin-top="0.111in" fo:margin-bottom="0in" fo:line-height="115%" fo:keep-together="always" fo:break-before="page" fo:keep-with-next="always" style:writing-mode="lr-tb"/>
    </style:style>
    <style:style style:name="P34" style:family="paragraph" style:parent-style-name="Standard" style:list-style-name="LS1">
      <style:paragraph-properties fo:margin-top="0in" fo:margin-bottom="0in" fo:line-height="115%" fo:break-before="auto" fo:break-after="auto" style:writing-mode="lr-tb"/>
    </style:style>
    <style:style style:name="P35" style:family="paragraph" style:parent-style-name="Standard" style:list-style-name="LS2">
      <style:paragraph-properties fo:margin-top="0in" fo:margin-bottom="0in" fo:line-height="115%" fo:break-before="auto" fo:break-after="auto" style:writing-mode="lr-tb"/>
    </style:style>
    <style:style style:name="P36" style:family="paragraph" style:parent-style-name="Standard" style:list-style-name="LS3">
      <style:paragraph-properties fo:margin-top="0in" fo:margin-bottom="0in" fo:line-height="115%" fo:break-before="auto" fo:break-after="auto" style:writing-mode="lr-tb"/>
    </style:style>
    <style:style style:name="P37"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0"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41"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666666"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42"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666666"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43"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style>
    <style:style style:name="P44" style:family="paragraph" style:parent-style-name="Standard">
      <style:paragraph-properties fo:margin-left="0in" fo:margin-right="0in" fo:margin-top="0in" fo:margin-bottom="0in" fo:line-height="100%" fo:text-align="start" style:justify-single-word="false" fo:orphans="2" fo:widows="2" fo:text-indent="0in" style:auto-text-indent="false" style:writing-mode="lr-tb"/>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45" style:family="paragraph" style:parent-style-name="Standard">
      <style:paragraph-properties fo:margin-left="0.4862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46"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47" style:family="paragraph" style:parent-style-name="Standard">
      <style:paragraph-properties fo:line-height="115%" fo:break-before="auto" fo:break-after="auto" style:writing-mode="lr-tb"/>
    </style:style>
    <style:style style:name="P48"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9" style:family="paragraph" style:parent-style-name="Standard">
      <style:paragraph-properties fo:margin-left="0.2083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50"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style>
    <style:style style:name="P51" style:family="paragraph" style:parent-style-name="Standard">
      <style:paragraph-properties fo:margin-left="0.2083in" fo:margin-right="0in" fo:margin-top="0.1528in" fo:margin-bottom="0in" fo:line-height="100%" fo:text-indent="0in" style:auto-text-indent="false" style:writing-mode="lr-tb"/>
      <style:text-properties style:font-name="Trebuchet MS" fo:font-size="9pt" style:font-name-asian="Trebuchet MS" style:font-size-asian="9pt" style:font-name-complex="Trebuchet MS" style:font-size-complex="9pt"/>
    </style:style>
    <style:style style:name="P52" style:family="paragraph" style:parent-style-name="Standard">
      <style:paragraph-properties fo:margin-left="0.2083in" fo:margin-right="0in" fo:margin-top="0.1528in" fo:margin-bottom="0in"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53" style:family="paragraph" style:parent-style-name="Heading_20_4">
      <style:paragraph-properties fo:line-height="115%" fo:break-before="auto" fo:break-after="auto" style:writing-mode="lr-tb"/>
    </style:style>
    <style:style style:name="P54" style:family="paragraph" style:parent-style-name="Heading_20_4">
      <style:paragraph-properties fo:margin-top="0.111in" fo:margin-bottom="0in" fo:line-height="115%" fo:keep-together="always" fo:break-before="auto" fo:break-after="auto" fo:keep-with-next="always" style:writing-mode="lr-tb"/>
    </style:style>
    <style:style style:name="P55" style:family="paragraph" style:parent-style-name="Heading_20_4">
      <style:paragraph-properties fo:margin-top="0.111in" fo:margin-bottom="0in" fo:line-height="115%" fo:break-before="auto" fo:break-after="auto" style:writing-mode="lr-tb"/>
    </style:style>
    <style:style style:name="P56" style:family="paragraph" style:parent-style-name="Heading_20_1" style:master-page-name="Standard">
      <style:paragraph-properties fo:line-height="115%" style:page-number="auto" fo:break-before="auto" fo:break-after="auto" style:writing-mode="lr-tb"/>
    </style:style>
    <style:style style:name="P57" style:family="paragraph" style:parent-style-name="Heading_20_1">
      <style:paragraph-properties fo:margin-top="0.139in" fo:margin-bottom="0in" fo:line-height="115%" fo:keep-together="always" fo:break-before="auto" fo:break-after="auto" fo:keep-with-next="always" style:writing-mode="lr-tb"/>
    </style:style>
    <style:style style:name="P58" style:family="paragraph" style:parent-style-name="Heading_20_2">
      <style:paragraph-properties fo:line-height="115%" fo:break-before="auto" fo:break-after="auto" style:writing-mode="lr-tb"/>
    </style:style>
    <style:style style:name="P59" style:family="paragraph" style:parent-style-name="Heading_20_2">
      <style:paragraph-properties fo:margin-top="0.139in" fo:margin-bottom="0in" fo:line-height="115%" fo:keep-together="always" fo:break-before="auto" fo:break-after="auto" fo:keep-with-next="always" style:writing-mode="lr-tb"/>
    </style:style>
    <style:style style:name="P60" style:family="paragraph" style:parent-style-name="Heading_20_2">
      <style:paragraph-properties fo:margin-top="0.139in" fo:margin-bottom="0in" fo:line-height="115%" fo:keep-together="always" fo:break-before="page" fo:keep-with-next="always" style:writing-mode="lr-tb"/>
    </style:style>
    <style:style style:name="P61" style:family="paragraph" style:parent-style-name="Heading_20_2">
      <style:paragraph-properties fo:line-height="115%" fo:break-before="page"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5b0f00"/>
    </style:style>
    <style:style style:name="T4" style:family="text">
      <style:text-properties fo:color="#0000ff"/>
    </style:style>
    <style:style style:name="T5" style:family="text">
      <style:text-properties fo:color="#38761d"/>
    </style:style>
    <style:style style:name="T6" style:family="text">
      <style:text-properties style:font-name="Trebuchet MS" fo:font-size="9pt" style:font-name-asian="Trebuchet MS" style:font-size-asian="9pt" style:font-name-complex="Trebuchet MS" style:font-size-complex="9pt"/>
    </style:style>
    <style:style style:name="T7" style:family="text">
      <style:text-properties style:font-name="Trebuchet MS" style:font-name-asian="Trebuchet MS" style:font-name-complex="Trebuchet MS"/>
    </style:style>
    <style:style style:name="T8" style:family="text">
      <style:text-properties style:font-name="Verdana" fo:font-size="10pt" style:font-name-asian="Verdana" style:font-size-asian="10pt" style:font-name-complex="Verdana" style:font-size-complex="10pt"/>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1" style:family="text">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2" style:family="text">
      <style:text-properties fo:color="#000000" style:text-line-through-styl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T13" style:family="text">
      <style:text-properties fo:color="#000000" style:text-line-through-styl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T1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color="#666666"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7" style:family="text">
      <style:text-properties fo:color="#666666"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8" style:family="text">
      <style:text-properties fo:color="#36393b" style:text-line-through-styl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9" style:family="text">
      <style:text-properties fo:color="#36393b" style:text-line-through-styl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0" style:family="text">
      <style:text-properties fo:color="#333333"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21" style:family="text">
      <style:text-properties fo:color="#333333"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0"><text:bookmark text:name="h.2obp81xhz0xr"/>iRODS REST API User Documentation</text:h>
      <text:p text:style-name="P1"/>
      <text:h text:style-name="P58"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7216851494500445967" text:style-name="LS1">
        <text:list-item>
          <text:p text:style-name="P34">‘Proper’ REST, with a resource orientation and sensible mapping of HTTP verbs to iRODS actions</text:p>
        </text:list-item>
        <text:list-item>
          <text:p text:style-name="P34">Compliant, with a JAX-RS compliant framework, and supporting content negotiation for requests and responses in both XML and JSON</text:p>
        </text:list-item>
        <text:list-item>
          <text:p text:style-name="P34">Flexible, by running in standard frameworks on commodity application servers, isolating the iRODS grid and running in a Java sandbox, requiring only an open 1247 port between the REST service layer and the iRODS data grid</text:p>
        </text:list-item>
        <text:list-item>
          <text:p text:style-name="P34">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24" text:outline-level="10"><text:bookmark text:name="h.uf4lbfbyha4c"/>Technology</text:h>
      <text:p text:style-name="P1"/>
      <text:p text:style-name="P1">The REST API is based on Java, and uses the <text:a xlink:type="simple" xlink:href="https://code.renci.org/gf/project/jargon/"><text:span text:style-name="T1">Jargon</text:span></text:a><text:a xlink:type="simple" xlink:href="https://code.renci.org/gf/project/jargon/"><text:span text:style-name="T1"> </text:span></text:a><text:a xlink:type="simple" xlink:href="https://code.renci.org/gf/project/jargon/"><text:span text:style-name="T1">API</text:span></text:a> to communicate with iRODS. <text:s/>The source code and project information for the REST API is available on <text:a xlink:type="simple" xlink:href="https://code.renci.org/gf/project/irods-rest/"><text:span text:style-name="T1">GForge</text:span></text:a>. </text:p>
      <text:p text:style-name="P1"/>
      <text:p text:style-name="P1">The REST API is built on top of the JBoss <text:a xlink:type="simple" xlink:href="http://www.jboss.org/resteasy"><text:span text:style-name="T1">RESTEasy</text:span></text:a><text:a xlink:type="simple" xlink:href="http://www.jboss.org/resteasy"><text:span text:style-name="T1"> </text:span></text:a>framework, and deploys as a Java web application (.war). <text:s/>RESTEasy is a certified <text:a xlink:type="simple" xlink:href="http://en.wikipedia.org/wiki/Java_API_for_RESTful_Web_Services"><text:span text:style-name="T1">JAX</text:span></text:a><text:a xlink:type="simple" xlink:href="http://en.wikipedia.org/wiki/Java_API_for_RESTful_Web_Services"><text:span text:style-name="T1">-</text:span></text:a><text:a xlink:type="simple" xlink:href="http://en.wikipedia.org/wiki/Java_API_for_RESTful_Web_Services"><text:span text:style-name="T1">RS</text:span></text:a> implementation and as such is easily extended and customized using standard development practices.</text:p>
      <text:p text:style-name="P1"/>
      <text:h text:style-name="P24"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text:span><text:span text:style-name="T2"> </text:span>object in Jargon, and is represented by a <text:span text:style-name="T2">CollectionService</text:span><text:span text:style-name="T2"> </text:span>in the REST API, responding to the <text:span text:style-name="T2">/</text:span><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text:soft-page-break/></text:p>
      <text:p text:style-name="P1">http:/localhost/irods-rest/rest/<text:span text:style-name="T3">collection</text:span>/<text:span text:style-name="T4">the</text:span><text:span text:style-name="T4">/</text:span><text:span text:style-name="T4">logical</text:span><text:span text:style-name="T4">/</text:span><text:span text:style-name="T4">irods</text:span><text:span text:style-name="T4">/</text:span><text:span text:style-name="T4">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3">collection</text:span>/<text:span text:style-name="T4">the</text:span><text:span text:style-name="T4">/</text:span><text:span text:style-name="T4">logical</text:span><text:span text:style-name="T4">/</text:span><text:span text:style-name="T4">irods</text:span><text:span text:style-name="T4">/</text:span><text:span text:style-name="T4">path</text:span><text:span text:style-name="T4">/</text:span><text:span text:style-name="T5">metadata</text:span></text:p>
      <text:p text:style-name="P1"/>
      <text:p text:style-name="P1">In the above example, sending a GET request to that URL will return a listing of AVU metadata associated with a given iRODS collection.</text:p>
      <text:p text:style-name="P1"/>
      <text:h text:style-name="P53"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5704437537150444614" text:style-name="LS2">
        <text:list-item>
          <text:p text:style-name="P35">PUT - creates a new resource at the given URI</text:p>
        </text:list-item>
        <text:list-item>
          <text:p text:style-name="P35">POST - updates a resource at the given URI, and often is used to create a sub-resource of the given URI</text:p>
        </text:list-item>
        <text:list-item>
          <text:p text:style-name="P35">GET - retrieves a resource or metadata about the resource</text:p>
        </text:list-item>
        <text:list-item>
          <text:p text:style-name="P35">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text:soft-page-break/>Some requests, especially for sub-resources such as AVU metadata, are too complex to be placed into URLs or as parameters. <text:s/>For example, to add or delete AVU metadata associated with a collection, one uses a POST method and sends the required AVU actions as an XML or 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
      <text:h text:style-name="P24" text:outline-level="10"><text:bookmark text:name="h.uypddykfwv6"/>Authentication</text:h>
      <text:p text:style-name="P1"/>
      <text:p text:style-name="P1">The REST API for iRODS makes use of standard <text:a xlink:type="simple" xlink:href="http://en.wikipedia.org/wiki/Basic_access_authentication"><text:span text:style-name="T1">Basic</text:span></text:a><text:a xlink:type="simple" xlink:href="http://en.wikipedia.org/wiki/Basic_access_authentication"><text:span text:style-name="T1"> </text:span></text:a><text:a xlink:type="simple" xlink:href="http://en.wikipedia.org/wiki/Basic_access_authentication"><text:span text:style-name="T1">Authentication</text:spa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4">&lt;</text:span><text:span text:style-name="T4">beans</text:span><text:span text:style-name="T4">:</text:span><text:span text:style-name="T4">property</text:span><text:span text:style-name="T4"> </text:span><text:span text:style-name="T4">name</text:span><text:span text:style-name="T4">="</text:span><text:span text:style-name="T4">authType</text:span><text:span text:style-name="T4">" </text:span><text:span text:style-name="T4">value</text:span><text:span text:style-name="T4">="</text:span><text:span text:style-name="T4">STANDARD</text:span><text:span text:style-name="T4">"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soft-page-break/><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1"/>
      <text:p text:style-name="P6"/>
      <text:h text:style-name="P53"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7670792740768260437" text:style-name="LS3">
        <text:list-item>
          <text:p text:style-name="P36">Set the Accept header in the request to ‘application/json;</text:p>
        </text:list-item>
        <text:list-item>
          <text:p text:style-name="P36">Set a parameter in the request URL of the form <text:s/><text:span text:style-name="T2">contentType</text:span><text:span text:style-name="T2">="</text:span><text:span text:style-name="T2">application</text:span><text:span text:style-name="T2">/</text:span><text:span text:style-name="T2">json</text:span><text:span text:style-name="T2">"</text:span></text:p>
        </text:list-item>
      </text:list>
      <text:p text:style-name="P1"/>
      <text:p text:style-name="P1">To receive XML in the response, you may either:</text:p>
      <text:p text:style-name="P1"/>
      <text:list xml:id="list10" text:style-name="LS3">
        <text:list-item>
          <text:p text:style-name="P36">Set the Accept header in the request to ‘application/xml;</text:p>
        </text:list-item>
        <text:list-item>
          <text:p text:style-name="P36">Set a parameter in the request URL of the form <text:s/><text:span text:style-name="T2">contentType</text:span><text:span text:style-name="T2">="</text:span><text:span text:style-name="T2">application</text:span><text:span text:style-name="T2">/</text:span><text:span text:style-name="T2">xml</text:span><text:span text:style-name="T2">"</text:span></text:p>
        </text:list-item>
      </text:list>
      <text:p text:style-name="P1"/>
      <text:p text:style-name="P1"/>
      <text:p text:style-name="P1">To send XML in a request, set the Content-type header as follows:</text:p>
      <text:p text:style-name="P1"/>
      <text:p text:style-name="P1"><text:span text:style-name="T2">"</text:span><text:span text:style-name="T2">Content</text:span><text:span text:style-name="T2">-</text:span><text:span text:style-name="T2">Type</text:span><text:span text:style-name="T2">", "</text:span><text:span text:style-name="T2">application</text:span><text:span text:style-name="T2">/</text:span><text:span text:style-name="T2">xml</text:span><text:span text:style-name="T2">"</text:span></text:p>
      <text:p text:style-name="P1"/>
      <text:p text:style-name="P1">To send JSON in a request, set the Content-type header as follows:</text:p>
      <text:p text:style-name="P1"/>
      <text:p text:style-name="P1"><text:span text:style-name="T2">"</text:span><text:span text:style-name="T2">Content</text:span><text:span text:style-name="T2">-</text:span><text:span text:style-name="T2">Type</text:span><text:span text:style-name="T2">", "</text:span><text:span text:style-name="T2">application</text:span><text:span text:style-name="T2">/</text:span><text:span text:style-name="T2">json</text:span><text:span text:style-name="T2">"</text:span></text:p>
      <text:p text:style-name="P2"/>
      <text:h text:style-name="P59"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text:span text:style-name="T1">http</text:span></text:a><text:a xlink:type="simple" xlink:href="http://www.w3.org/TR/cors/"><text:span text:style-name="T1">://</text:span></text:a><text:a xlink:type="simple" xlink:href="http://www.w3.org/TR/cors/"><text:span text:style-name="T1">www</text:span></text:a><text:a xlink:type="simple" xlink:href="http://www.w3.org/TR/cors/"><text:span text:style-name="T1">.</text:span></text:a><text:a xlink:type="simple" xlink:href="http://www.w3.org/TR/cors/"><text:span text:style-name="T1">w</text:span></text:a><text:a xlink:type="simple" xlink:href="http://www.w3.org/TR/cors/"><text:span text:style-name="T1">3.</text:span></text:a><text:a xlink:type="simple" xlink:href="http://www.w3.org/TR/cors/"><text:span text:style-name="T1">org</text:span></text:a><text:a xlink:type="simple" xlink:href="http://www.w3.org/TR/cors/"><text:span text:style-name="T1">/</text:span></text:a><text:a xlink:type="simple" xlink:href="http://www.w3.org/TR/cors/"><text:span text:style-name="T1">TR</text:span></text:a><text:a xlink:type="simple" xlink:href="http://www.w3.org/TR/cors/"><text:span text:style-name="T1">/</text:span></text:a><text:a xlink:type="simple" xlink:href="http://www.w3.org/TR/cors/"><text:span text:style-name="T1">cors</text:span></text:a><text:a xlink:type="simple" xlink:href="http://www.w3.org/TR/cors/"><text:span text:style-name="T1">/</text:span></text:a></text:p>
      <text:p text:style-name="P1"/>
      <text:p text:style-name="P1">The iRODS REST API has support for CORS, adding the appropriate headers when configured in the <text:span text:style-name="T2">RestConfiguration</text:span><text:span text:style-name="T2">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soft-page-break/><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text:span><text:span text:style-name="T2">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text:span><text:span text:style-name="T2"> </text:span>is set to true, and no <text:span text:style-name="T2">corsOrigins</text:span><text:span text:style-name="T2"> </text:span>are set, it will default to the origin of ‘*’. <text:s/>Otherwise, it will be set to the list of origins provided. <text:s/>Similarly, if <text:span text:style-name="T2">corsMethods</text:span><text:span text:style-name="T2"> </text:span>are not set, it will default to ‘GET, POST, DELETE, PUT’, otherwise, it will be set to the provided list.</text:p>
      <text:p text:style-name="P1"/>
      <text:h text:style-name="P58" text:outline-level="10"><text:bookmark text:name="h.ilvd7aeq5rif"/>Installation and Configuration</text:h>
      <text:p text:style-name="P1"/>
      <text:p text:style-name="P1">The REST API can be obtained via the GIT version control system, or via download, from the RENCI <text:a xlink:type="simple" xlink:href="https://code.renci.org/gf/project/irods-rest/"><text:span text:style-name="T1">GForge</text:span></text:a><text:a xlink:type="simple" xlink:href="https://code.renci.org/gf/project/irods-rest/"><text:span text:style-name="T1"> </text:span></text:a>site. <text:s/>This package is built using <text:a xlink:type="simple" xlink:href="http://maven.apache.org/"><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1"><text:span text:style-name="T2">&gt;</text:span><text:span text:style-name="T2">mvn</text:span><text:span text:style-name="T2"> </text:span><text:span text:style-name="T2">package</text:span><text:span text:style-name="T2"> -</text:span><text:span text:style-name="T2">Dmaven</text:span><text:span text:style-name="T2">.</text:span><text:span text:style-name="T2">test</text:span><text:span text:style-name="T2">.</text:span><text:span text:style-name="T2">skip</text:span><text:span text:style-name="T2">=</text:span><text:span text:style-name="T2">true</text:span></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1"><text:span text:style-name="T6">&lt;</text:span><text:span text:style-name="T6">beans</text:span><text:span text:style-name="T6">:</text:span><text:span text:style-name="T6">bean</text:span><text:span text:style-name="T6"> </text:span><text:span text:style-name="T6">id</text:span><text:span text:style-name="T6">="</text:span><text:span text:style-name="T6">restConfiguration</text:span><text:span text:style-name="T6">"</text:span></text:p>
      <text:p text:style-name="P1"><text:span text:style-name="T6"><text:tab/><text:tab/></text:span><text:span text:style-name="T6">class</text:span><text:span text:style-name="T6">="</text:span><text:span text:style-name="T6">org</text:span><text:span text:style-name="T6">.</text:span><text:span text:style-name="T6">irods</text:span><text:span text:style-name="T6">.</text:span><text:span text:style-name="T6">jargon</text:span><text:span text:style-name="T6">.</text:span><text:span text:style-name="T6">rest</text:span><text:span text:style-name="T6">.</text:span><text:span text:style-name="T6">configuration</text:span><text:span text:style-name="T6">.</text:span><text:span text:style-name="T6">RestConfiguration</text:span><text:span text:style-name="T6">"&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Host</text:span><text:span text:style-name="T6">" </text:span><text:span text:style-name="T6">value</text:span><text:span text:style-name="T6">="</text:span><text:span text:style-name="T6">fedZone</text:span><text:span text:style-name="T6">1"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Port</text:span><text:span text:style-name="T6">" </text:span><text:span text:style-name="T6">value</text:span><text:span text:style-name="T6">="1247"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Zone</text:span><text:span text:style-name="T6">" </text:span><text:span text:style-name="T6">value</text:span><text:span text:style-name="T6">="</text:span><text:span text:style-name="T6">fedZone</text:span><text:span text:style-name="T6">1"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defaultStorageResource</text:span><text:span text:style-name="T6">" </text:span><text:span text:style-name="T6">value</text:span><text:span text:style-name="T6">="</text:span><text:span text:style-name="T6">test</text:span><text:span text:style-name="T6">1-</text:span><text:span text:style-name="T6">resc</text:span><text:span text:style-name="T6">"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webInterfaceURL</text:span><text:span text:style-name="T6">"</text:span></text:p>
      <text:p text:style-name="P1"><text:span text:style-name="T6"><text:tab/><text:tab/><text:tab/></text:span><text:span text:style-name="T6">value</text:span><text:span text:style-name="T6">="</text:span><text:span text:style-name="T6">https</text:span><text:span text:style-name="T6">://</text:span><text:span text:style-name="T6">iren</text:span><text:span text:style-name="T6">-</text:span><text:span text:style-name="T6">web</text:span><text:span text:style-name="T6">.</text:span><text:span text:style-name="T6">renci</text:span><text:span text:style-name="T6">.</text:span><text:span text:style-name="T6">org</text:span><text:span text:style-name="T6">:8443/</text:span><text:span text:style-name="T6">idrop</text:span><text:span text:style-name="T6">-</text:span><text:span text:style-name="T6">web</text:span><text:span text:style-name="T6">2" /&gt;</text:span></text:p>
      <text:p text:style-name="P1"><text:soft-page-break/><text:span text:style-name="T6">&lt;/</text:span><text:span text:style-name="T6">beans</text:span><text:span text:style-name="T6">:</text:span><text:span text:style-name="T6">bean</text:span><text:span text:style-name="T6">&gt;</text:span></text:p>
      <text:p text:style-name="P3"/>
      <text:p text:style-name="P1"/>
      <text:p text:style-name="P1"><text:span text:style-name="T2">Note</text:span><text:span text:style-name="T2"> </text:span><text:span text:style-name="T2">the</text:span><text:span text:style-name="T2"> </text:span><text:span text:style-name="T2">standard</text:span><text:span text:style-name="T2"> </text:span><text:span text:style-name="T2">iRODS</text:span><text:span text:style-name="T2"> </text:span><text:span text:style-name="T2">grid</text:span><text:span text:style-name="T2"> </text:span><text:span text:style-name="T2">configuration</text:span><text:span text:style-name="T2"> </text:span><text:span text:style-name="T2">as</text:span><text:span text:style-name="T2"> </text:span><text:span text:style-name="T2">well</text:span><text:span text:style-name="T2"> </text:span><text:span text:style-name="T2">as</text:span><text:span text:style-name="T2"> </text:span><text:span text:style-name="T2">an</text:span><text:span text:style-name="T2"> </text:span><text:span text:style-name="T2">optional</text:span><text:span text:style-name="T2"> </text:span><text:span text:style-name="T2">URL</text:span><text:span text:style-name="T2"> </text:span><text:span text:style-name="T2">to</text:span><text:span text:style-name="T2"> </text:span><text:span text:style-name="T2">an</text:span><text:span text:style-name="T2"> </text:span><text:span text:style-name="T2">installation</text:span><text:span text:style-name="T2"> </text:span><text:span text:style-name="T2">of</text:span><text:span text:style-name="T2"> </text:span><text:span text:style-name="T2">iDROP</text:span><text:span text:style-name="T2"> </text:span><text:span text:style-name="T2">Web</text:span><text:span text:style-name="T2">. (</text:span><text:span text:style-name="T2">Work</text:span><text:span text:style-name="T2"> </text:span><text:span text:style-name="T2">in</text:span><text:span text:style-name="T2"> </text:span><text:span text:style-name="T2">Progress</text:span><text:span text:style-name="T2"> </text:span><text:span text:style-name="T2">here</text:span><text:span text:style-name="T2">).</text:span></text:p>
      <text:p text:style-name="P2"/>
      <text:p text:style-name="P1"><text:span text:style-name="T2">Note</text:span><text:span text:style-name="T2"> </text:span><text:span text:style-name="T2">that</text:span><text:span text:style-name="T2"> </text:span><text:span text:style-name="T2">as</text:span><text:span text:style-name="T2"> </text:span><text:span text:style-name="T2">this</text:span><text:span text:style-name="T2"> </text:span><text:span text:style-name="T2">API</text:span><text:span text:style-name="T2"> </text:span><text:span text:style-name="T2">develops</text:span><text:span text:style-name="T2">, </text:span><text:span text:style-name="T2">we</text:span><text:span text:style-name="T2">’</text:span><text:span text:style-name="T2">ll</text:span><text:span text:style-name="T2"> </text:span><text:span text:style-name="T2">probably</text:span><text:span text:style-name="T2"> </text:span><text:span text:style-name="T2">add</text:span><text:span text:style-name="T2"> </text:span><text:span text:style-name="T2">an</text:span><text:span text:style-name="T2"> </text:span><text:span text:style-name="T2">ability</text:span><text:span text:style-name="T2"> </text:span><text:span text:style-name="T2">today</text:span><text:span text:style-name="T2">? </text:span><text:span text:style-name="T2">configure</text:span><text:span text:style-name="T2"> </text:span><text:span text:style-name="T2">the</text:span><text:span text:style-name="T2"> </text:span><text:span text:style-name="T2">REST</text:span><text:span text:style-name="T2"> </text:span><text:span text:style-name="T2">API</text:span><text:span text:style-name="T2"> </text:span><text:span text:style-name="T2">via</text:span><text:span text:style-name="T2"> </text:span><text:span text:style-name="T2">an</text:span><text:span text:style-name="T2"> /</text:span><text:span text:style-name="T2">etc</text:span><text:span text:style-name="T2">/</text:span><text:span text:style-name="T2">idrop</text:span><text:span text:style-name="T2">-</text:span><text:span text:style-name="T2">web</text:span><text:span text:style-name="T2"> </text:span><text:span text:style-name="T2">configuration</text:span><text:span text:style-name="T2"> </text:span><text:span text:style-name="T2">file</text:span><text:span text:style-name="T2"> </text:span><text:span text:style-name="T2">like</text:span><text:span text:style-name="T2"> </text:span><text:span text:style-name="T2">the</text:span><text:span text:style-name="T2"> </text:span><text:span text:style-name="T2">web</text:span><text:span text:style-name="T2"> </text:span><text:span text:style-name="T2">interface</text:span><text:span text:style-name="T2">.</text:span></text:p>
      <text:p text:style-name="P1"/>
      <text:p text:style-name="P1">Once the API is configured, and then built with Maven, it may be deployed, and then accessed at the URL you configure. <text:s/>The typical URL is something like:</text:p>
      <text:p text:style-name="P1"/>
      <text:p text:style-name="P1"><text:span text:style-name="T1">http</text:span><text:span text:style-name="T1">://</text:span><text:span text:style-name="T1">host</text:span><text:span text:style-name="T1">:</text:span><text:span text:style-name="T1">port</text:span><text:span text:style-name="T1">/</text:span><text:span text:style-name="T1">irods</text:span><text:span text:style-name="T1">-</text:span><text:span text:style-name="T1">rest</text:span><text:span text:style-name="T1">/</text:span><text:span text:style-name="T1">rest</text:span><text:span text:style-name="T1">/</text:span><text:span text:style-name="T1">resource</text:span><text:span text:style-name="T1">/</text:span><text:span text:style-name="T1">extrapathinformation</text:span></text:p>
      <text:p text:style-name="P1"/>
      <text:p text:style-name="P6"/>
      <text:p text:style-name="P1">A handy way to test via a browser is to use the ‘ping’ service by going to a browser and entering a request like:</text:p>
      <text:p text:style-name="P1"/>
      <text:p text:style-name="P1"><text:a xlink:type="simple" xlink:href="http://localhost:8081/irods-rest-0.0.1-SNAPSHOT/rest/server"><text:span text:style-name="T1">http</text:span></text:a><text:a xlink:type="simple" xlink:href="http://localhost:8081/irods-rest-0.0.1-SNAPSHOT/rest/server"><text:span text:style-name="T1">://</text:span></text:a><text:a xlink:type="simple" xlink:href="http://localhost:8081/irods-rest-0.0.1-SNAPSHOT/rest/server"><text:span text:style-name="T1">localhost</text:span></text:a><text:a xlink:type="simple" xlink:href="http://localhost:8081/irods-rest-0.0.1-SNAPSHOT/rest/server"><text:span text:style-name="T1">:8081/</text:span></text:a><text:a xlink:type="simple" xlink:href="http://localhost:8081/irods-rest-0.0.1-SNAPSHOT/rest/server"><text:span text:style-name="T1">irods</text:span></text:a><text:a xlink:type="simple" xlink:href="http://localhost:8081/irods-rest-0.0.1-SNAPSHOT/rest/server"><text:span text:style-name="T1">-</text:span></text:a><text:a xlink:type="simple" xlink:href="http://localhost:8081/irods-rest-0.0.1-SNAPSHOT/rest/server"><text:span text:style-name="T1">rest</text:span></text:a><text:a xlink:type="simple" xlink:href="http://localhost:8081/irods-rest-0.0.1-SNAPSHOT/rest/server"><text:span text:style-name="T1">-0.0.1-</text:span></text:a><text:a xlink:type="simple" xlink:href="http://localhost:8081/irods-rest-0.0.1-SNAPSHOT/rest/server"><text:span text:style-name="T1">SNAPSHOT</text:span></text:a><text:a xlink:type="simple" xlink:href="http://localhost:8081/irods-rest-0.0.1-SNAPSHOT/rest/server"><text:span text:style-name="T1">/</text:span></text:a><text:a xlink:type="simple" xlink:href="http://localhost:8081/irods-rest-0.0.1-SNAPSHOT/rest/server"><text:span text:style-name="T1">rest</text:span></text:a><text:a xlink:type="simple" xlink:href="http://localhost:8081/irods-rest-0.0.1-SNAPSHOT/rest/server"><text:span text:style-name="T1">/</text:span></text:a><text:a xlink:type="simple" xlink:href="http://localhost:8081/irods-rest-0.0.1-SNAPSHOT/rest/server"><text:span text:style-name="T1">server</text:span></text:a></text:p>
      <text:p text:style-name="P1"/>
      <text:p text:style-name="P1">Which is a GET service that will ping the server and return some basic server information. <text:s/>For example, in XML, it should return something similar to this:</text:p>
      <text:p text:style-name="P1"/>
      <text:p text:style-name="P1"><text:span text:style-name="T8">ns</text:span><text:span text:style-name="T8">2:</text:span><text:span text:style-name="T8">serverInfo</text:span><text:span text:style-name="T8"> </text:span><text:span text:style-name="T8">xmlns</text:span><text:span text:style-name="T8">:</text:span><text:span text:style-name="T8">ns</text:span><text:span text:style-name="T8">2="</text:span><text:span text:style-name="T8">http</text:span><text:span text:style-name="T8">://</text:span><text:span text:style-name="T8">irods</text:span><text:span text:style-name="T8">.</text:span><text:span text:style-name="T8">org</text:span><text:span text:style-name="T8">/</text:span><text:span text:style-name="T8">irods</text:span><text:span text:style-name="T8">-</text:span><text:span text:style-name="T8">rest</text:span><text:span text:style-name="T8">"&gt;</text:span></text:p>
      <text:p text:style-name="P7"><text:span text:style-name="T8">&lt;</text:span><text:span text:style-name="T8">apiVersion</text:span><text:span text:style-name="T8">&gt;</text:span><text:span text:style-name="T8">d</text:span><text:span text:style-name="T8">&lt;/</text:span><text:span text:style-name="T8">apiVersion</text:span><text:span text:style-name="T8">&gt;</text:span></text:p>
      <text:p text:style-name="P7"><text:span text:style-name="T8">&lt;</text:span><text:span text:style-name="T8">currentServerTime</text:span><text:span text:style-name="T8">&gt;1388922589000&lt;/</text:span><text:span text:style-name="T8">currentServerTime</text:span><text:span text:style-name="T8">&gt;</text:span></text:p>
      <text:p text:style-name="P7"><text:span text:style-name="T8">&lt;</text:span><text:span text:style-name="T8">icatEnabled</text:span><text:span text:style-name="T8">&gt;</text:span><text:span text:style-name="T8">ICAT</text:span><text:span text:style-name="T8">_</text:span><text:span text:style-name="T8">ENABLED</text:span><text:span text:style-name="T8">&lt;/</text:span><text:span text:style-name="T8">icatEnabled</text:span><text:span text:style-name="T8">&gt;</text:span></text:p>
      <text:p text:style-name="P7"><text:span text:style-name="T8">&lt;</text:span><text:span text:style-name="T8">initializeDate</text:span><text:span text:style-name="T8">&gt;2014-01-06</text:span><text:span text:style-name="T8">T</text:span><text:span text:style-name="T8">10:32:54.722-05:00&lt;/</text:span><text:span text:style-name="T8">initializeDate</text:span><text:span text:style-name="T8">&gt;</text:span></text:p>
      <text:p text:style-name="P7"><text:span text:style-name="T8">&lt;</text:span><text:span text:style-name="T8">relVersion</text:span><text:span text:style-name="T8">&gt;</text:span><text:span text:style-name="T8">rods</text:span><text:span text:style-name="T8">3.3&lt;/</text:span><text:span text:style-name="T8">relVersion</text:span><text:span text:style-name="T8">&gt;</text:span></text:p>
      <text:p text:style-name="P7"><text:span text:style-name="T8">&lt;</text:span><text:span text:style-name="T8">rodsZone</text:span><text:span text:style-name="T8">&gt;</text:span><text:span text:style-name="T8">fedZone</text:span><text:span text:style-name="T8">1&lt;/</text:span><text:span text:style-name="T8">rodsZone</text:span><text:span text:style-name="T8">&gt;</text:span></text:p>
      <text:p text:style-name="P7"><text:span text:style-name="T8">&lt;</text:span><text:span text:style-name="T8">serverBootTime</text:span><text:span text:style-name="T8">&gt;1387383118&lt;/</text:span><text:span text:style-name="T8">serverBootTime</text:span><text:span text:style-name="T8">&gt;</text:span></text:p>
      <text:p text:style-name="P1"><text:span text:style-name="T8">&lt;/</text:span><text:span text:style-name="T8">ns</text:span><text:span text:style-name="T8">2:</text:span><text:span text:style-name="T8">serverInfo</text:span><text:span text:style-name="T8">&gt;</text:span></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
      <text:p text:style-name="P1"/>
      <text:h text:style-name="P61" text:outline-level="10"><text:bookmark text:name="h.nde5lsiwi9ul"/>Operations on Collections</text:h>
      <text:p text:style-name="P1"/>
      <text:h text:style-name="P24" text:outline-level="10"><text:bookmark text:name="h.5koqdogplc0j"/>Get Collection Information</text:h>
      <text:p text:style-name="P1"/>
      <text:h text:style-name="P53"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53" text:outline-level="10"><text:bookmark text:name="h.i6vjxlf79bi4"/>Requests</text:h>
      <text:p text:style-name="P1"/>
      <text:h text:style-name="P30" text:outline-level="10"><text:bookmark text:name="h.ej97iro29i9"/>Syntax</text:h>
      <text:p text:style-name="P1"/>
      <text:p text:style-name="P1">GET /collection/<text:span text:style-name="T2">irodsabsolutepathtocollection</text:span></text:p>
      <text:h text:style-name="P30"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37">Name</text:p>
          </table:table-cell>
          <table:table-cell table:style-name="Table1.A1" office:value-type="string">
            <text:p text:style-name="P37">Description</text:p>
          </table:table-cell>
        </table:table-row>
        <table:table-row>
          <table:table-cell table:style-name="Table1.A1" office:value-type="string">
            <text:p text:style-name="P10">offset</text:p>
          </table:table-cell>
          <table:table-cell table:style-name="Table1.A1" office:value-type="string">
            <text:p text:style-name="P9"><text:span text:style-name="T9">number</text:span><text:span text:style-name="T9"> &gt;=0 </text:span><text:span text:style-name="T9">that</text:span><text:span text:style-name="T9"> </text:span><text:span text:style-name="T9">indicates</text:span><text:span text:style-name="T9"> </text:span><text:span text:style-name="T9">the</text:span><text:span text:style-name="T9"> </text:span><text:span text:style-name="T9">offset</text:span><text:span text:style-name="T9"> </text:span><text:span text:style-name="T9">into</text:span><text:span text:style-name="T9"> </text:span><text:span text:style-name="T9">child</text:span><text:span text:style-name="T9"> </text:span><text:span text:style-name="T9">collections</text:span><text:span text:style-name="T9"> </text:span><text:span text:style-name="T9">or</text:span><text:span text:style-name="T9"> </text:span><text:span text:style-name="T9">data</text:span><text:span text:style-name="T9"> </text:span><text:span text:style-name="T9">objects</text:span><text:span text:style-name="T9"> </text:span><text:span text:style-name="T9">when</text:span><text:span text:style-name="T9"> </text:span><text:span text:style-name="T9">displaying</text:span><text:span text:style-name="T9"> </text:span><text:span text:style-name="T9">children</text:span></text:p>
            <text:p text:style-name="P10"/>
            <text:p text:style-name="P9"><text:span text:style-name="T9">Defalt</text:span><text:span text:style-name="T9">=0</text:span></text:p>
          </table:table-cell>
        </table:table-row>
        <table:table-row>
          <table:table-cell table:style-name="Table1.A1" office:value-type="string">
            <text:p text:style-name="P10">listing</text:p>
          </table:table-cell>
          <table:table-cell table:style-name="Table1.A1" office:value-type="string">
            <text:p text:style-name="P9"><text:span text:style-name="T9">‘</text:span><text:span text:style-name="T9">true</text:span><text:span text:style-name="T9">’ </text:span><text:span text:style-name="T9">if</text:span><text:span text:style-name="T9"> </text:span><text:span text:style-name="T9">a</text:span><text:span text:style-name="T9"> </text:span><text:span text:style-name="T9">listing</text:span><text:span text:style-name="T9"> </text:span><text:span text:style-name="T9">of</text:span><text:span text:style-name="T9"> </text:span><text:span text:style-name="T9">children</text:span><text:span text:style-name="T9"> </text:span><text:span text:style-name="T9">of</text:span><text:span text:style-name="T9"> </text:span><text:span text:style-name="T9">this</text:span><text:span text:style-name="T9"> </text:span><text:span text:style-name="T9">collection</text:span><text:span text:style-name="T9"> </text:span><text:span text:style-name="T9">should</text:span><text:span text:style-name="T9"> </text:span><text:span text:style-name="T9">be</text:span><text:span text:style-name="T9"> </text:span><text:span text:style-name="T9">provided</text:span><text:span text:style-name="T9"> </text:span><text:span text:style-name="T9">in</text:span><text:span text:style-name="T9"> </text:span><text:span text:style-name="T9">the</text:span><text:span text:style-name="T9"> </text:span><text:span text:style-name="T9">response</text:span></text:p>
          </table:table-cell>
        </table:table-row>
        <table:table-row>
          <table:table-cell table:style-name="Table1.A1" office:value-type="string">
            <text:p text:style-name="P10">listType</text:p>
          </table:table-cell>
          <table:table-cell table:style-name="Table1.A1" office:value-type="string">
            <text:p text:style-name="P9"><text:span text:style-name="T9">both</text:span><text:span text:style-name="T9">|</text:span><text:span text:style-name="T9">collections</text:span><text:span text:style-name="T9">|</text:span><text:span text:style-name="T9">data</text:span><text:span text:style-name="T9"> </text:span><text:span text:style-name="T9">that</text:span><text:span text:style-name="T9"> </text:span><text:span text:style-name="T9">indicates</text:span><text:span text:style-name="T9"> </text:span><text:span text:style-name="T9">the</text:span><text:span text:style-name="T9"> </text:span><text:span text:style-name="T9">type</text:span><text:span text:style-name="T9"> </text:span><text:span text:style-name="T9">of</text:span><text:span text:style-name="T9"> </text:span><text:span text:style-name="T9">listing</text:span><text:span text:style-name="T9">. <text:s/></text:span><text:span text:style-name="T9">Using</text:span><text:span text:style-name="T9"> ‘</text:span><text:span text:style-name="T9">both</text:span><text:span text:style-name="T9">’ </text:span><text:span text:style-name="T9">will</text:span><text:span text:style-name="T9"> </text:span><text:span text:style-name="T9">list</text:span><text:span text:style-name="T9"> </text:span><text:span text:style-name="T9">all</text:span><text:span text:style-name="T9"> </text:span><text:span text:style-name="T9">data</text:span><text:span text:style-name="T9"> </text:span><text:span text:style-name="T9">objects</text:span><text:span text:style-name="T9"> </text:span><text:span text:style-name="T9">and</text:span><text:span text:style-name="T9"> </text:span><text:span text:style-name="T9">collections</text:span><text:span text:style-name="T9">. <text:s/></text:span><text:span text:style-name="T9">Subsequent</text:span><text:span text:style-name="T9"> </text:span><text:span text:style-name="T9">pages</text:span><text:span text:style-name="T9"> </text:span><text:span text:style-name="T9">of</text:span><text:span text:style-name="T9"> </text:span><text:span text:style-name="T9">data</text:span><text:span text:style-name="T9"> </text:span><text:span text:style-name="T9">objects</text:span><text:span text:style-name="T9"> </text:span><text:span text:style-name="T9">or</text:span><text:span text:style-name="T9"> </text:span><text:span text:style-name="T9">collections</text:span><text:span text:style-name="T9"> </text:span><text:span text:style-name="T9">are</text:span><text:span text:style-name="T9"> </text:span><text:span text:style-name="T9">retrieved</text:span><text:span text:style-name="T9"> </text:span><text:span text:style-name="T9">by</text:span><text:span text:style-name="T9"> </text:span><text:span text:style-name="T9">sending</text:span><text:span text:style-name="T9"> ‘</text:span><text:span text:style-name="T9">collections</text:span><text:span text:style-name="T9">’ </text:span><text:span text:style-name="T9">or</text:span><text:span text:style-name="T9"> ‘</text:span><text:span text:style-name="T9">data</text:span><text:span text:style-name="T9">’ </text:span><text:span text:style-name="T9">with</text:span><text:span text:style-name="T9"> </text:span><text:span text:style-name="T9">an</text:span><text:span text:style-name="T9"> </text:span><text:span text:style-name="T9">offset</text:span><text:span text:style-name="T9">.</text:span></text:p>
            <text:p text:style-name="P10"/>
            <text:p text:style-name="P9"><text:span text:style-name="T9">Default</text:span><text:span text:style-name="T9"> = ‘</text:span><text:span text:style-name="T9">both</text:span><text:span text:style-name="T9">’ </text:span></text:p>
          </table:table-cell>
        </table:table-row>
      </table:table>
      <text:p text:style-name="P1"/>
      <text:p text:style-name="P1"/>
      <text:h text:style-name="P30" text:outline-level="10"><text:bookmark text:name="h.htgw64bwi2nc"/>Responses - XML</text:h>
      <text:p text:style-name="P16"/>
      <table:table table:name="Table2" table:style-name="Table2">
        <table:table-column table:style-name="Table2.A"/>
        <text:soft-page-break/>
        <table:table-row>
          <table:table-cell table:style-name="Table2.A1" office:value-type="string">
            <text:p text:style-name="P17"><text:span text:style-name="T11">&lt;</text:span><text:span text:style-name="T11">ns</text:span><text:span text:style-name="T11">2:</text:span><text:span text:style-name="T11">collec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 </text:span><text:span text:style-name="T11">collectionId</text:span><text:span text:style-name="T11">="187864"&gt;</text:span></text:p>
            <text:p text:style-name="P21"><text:span text:style-name="T11">&lt;</text:span><text:span text:style-name="T11">children</text:span><text:span text:style-name="T11"> </text:span><text:span text:style-name="T11">count</text:span><text:span text:style-name="T11">="1" </text:span><text:span text:style-name="T11">id</text:span><text:span text:style-name="T11">="187865" </text:span><text:span text:style-name="T11">lastResult</text:span><text:span text:style-name="T11">="</text:span><text:span text:style-name="T11">true</text:span><text:span text:style-name="T11">" </text:span><text:span text:style-name="T11">specColType</text:span><text:span text:style-name="T11">="</text:span><text:span text:style-name="T11">NORMAL</text:span><text:span text:style-name="T11">" </text:span><text:span text:style-name="T11">totalRecords</text:span><text:span text:style-name="T11">="5"&gt;</text:span></text:p>
            <text:p text:style-name="P22"><text:span text:style-name="T11">&lt;</text:span><text:span text:style-name="T11">createdAt</text:span><text:span text:style-name="T11">&gt;2013-08-09</text:span><text:span text:style-name="T11">T</text:span><text:span text:style-name="T11">23:10:41-04:00&lt;/</text:span><text:span text:style-name="T11">createdAt</text:span><text:span text:style-name="T11">&gt;</text:span></text:p>
            <text:p text:style-name="P22"><text:span text:style-name="T11">&lt;</text:span><text:span text:style-name="T11">dataSize</text:span><text:span text:style-name="T11">&gt;345217&lt;/</text:span><text:span text:style-name="T11">dataSize</text:span><text:span text:style-name="T11">&gt;</text:span></text:p>
            <text:p text:style-name="P22"><text:span text:style-name="T11">&lt;</text:span><text:span text:style-name="T11">modifiedAt</text:span><text:span text:style-name="T11">&gt;2013-08-09</text:span><text:span text:style-name="T11">T</text:span><text:span text:style-name="T11">23:10:41-04:00&lt;/</text:span><text:span text:style-name="T11">modifiedAt</text:span><text:span text:style-name="T11">&gt;</text:span></text:p>
            <text:p text:style-name="P22"><text:span text:style-name="T11">&lt;</text:span><text:span text:style-name="T11">objectType</text:span><text:span text:style-name="T11">&gt;</text:span><text:span text:style-name="T11">DATA</text:span><text:span text:style-name="T11">_</text:span><text:span text:style-name="T11">OBJECT</text:span><text:span text:style-name="T11">&lt;/</text:span><text:span text:style-name="T11">objectType</text:span><text:span text:style-name="T11">&gt;</text:span></text:p>
            <text:p text:style-name="P22"><text:span text:style-name="T11">&lt;</text:span><text:span text:style-name="T11">ownerName</text:span><text:span text:style-name="T11">&gt;</text:span><text:span text:style-name="T11">rods</text:span><text:span text:style-name="T11">&lt;/</text:span><text:span text:style-name="T11">ownerName</text:span><text:span text:style-name="T11">&gt;</text:span></text:p>
            <text:p text:style-name="P22"><text:span text:style-name="T11">&lt;</text:span><text:span text:style-name="T11">ownerZone</text:span><text:span text:style-name="T11">&gt;</text:span><text:span text:style-name="T11">fedZone</text:span><text:span text:style-name="T11">1&lt;/</text:span><text:span text:style-name="T11">ownerZone</text:span><text:span text:style-name="T11">&gt;</text:span></text:p>
            <text:p text:style-name="P22"><text:span text:style-name="T11">&lt;</text:span><text:span text:style-name="T11">parentPath</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parentPath</text:span><text:span text:style-name="T11">&gt;</text:span></text:p>
            <text:p text:style-name="P22"><text:span text:style-name="T11">&lt;</text:span><text:span text:style-name="T11">pathOrName</text:span><text:span text:style-name="T11">&gt;</text:span><text:span text:style-name="T11">cpylog</text:span><text:span text:style-name="T11">&lt;/</text:span><text:span text:style-name="T11">pathOrName</text:span><text:span text:style-name="T11">&gt;</text:span></text:p>
            <text:p text:style-name="P22"><text:span text:style-name="T11">&lt;</text:span><text:span text:style-name="T11">specialObjectPath</text:span><text:span text:style-name="T11">/&gt;</text:span></text:p>
            <text:p text:style-name="P21"><text:span text:style-name="T11">&lt;/</text:span><text:span text:style-name="T11">children</text:span><text:span text:style-name="T11">&gt;</text:span></text:p>
            <text:p text:style-name="P45">...</text:p>
            <text:p text:style-name="P21"><text:span text:style-name="T11">&lt;</text:span><text:span text:style-name="T11">collectionInheritance</text:span><text:span text:style-name="T11">&gt;1&lt;/</text:span><text:span text:style-name="T11">collectionInheritance</text:span><text:span text:style-name="T11">&gt;</text:span></text:p>
            <text:p text:style-name="P21"><text:span text:style-name="T11">&lt;</text:span><text:span text:style-name="T11">collectionMapId</text:span><text:span text:style-name="T11">&gt;0&lt;/</text:span><text:span text:style-name="T11">collectionMapId</text:span><text:span text:style-name="T11">&gt;</text:span></text:p>
            <text:p text:style-name="P21"><text:span text:style-name="T11">&lt;</text:span><text:span text:style-name="T11">collectionName</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collectionName</text:span><text:span text:style-name="T11">&gt;</text:span></text:p>
            <text:p text:style-name="P21"><text:span text:style-name="T11">&lt;</text:span><text:span text:style-name="T11">collectionOwnerName</text:span><text:span text:style-name="T11">&gt;</text:span><text:span text:style-name="T11">rods</text:span><text:span text:style-name="T11">&lt;/</text:span><text:span text:style-name="T11">collectionOwnerName</text:span><text:span text:style-name="T11">&gt;</text:span></text:p>
            <text:p text:style-name="P21"><text:span text:style-name="T11">&lt;</text:span><text:span text:style-name="T11">collectionOwnerZone</text:span><text:span text:style-name="T11">&gt;</text:span><text:span text:style-name="T11">fedZone</text:span><text:span text:style-name="T11">1&lt;/</text:span><text:span text:style-name="T11">collectionOwnerZone</text:span><text:span text:style-name="T11">&gt;</text:span></text:p>
            <text:p text:style-name="P21"><text:span text:style-name="T11">&lt;</text:span><text:span text:style-name="T11">collectionParentName</text:span><text:span text:style-name="T11">&gt;/</text:span><text:span text:style-name="T11">fedZone</text:span><text:span text:style-name="T11">1/</text:span><text:span text:style-name="T11">home</text:span><text:span text:style-name="T11">/</text:span><text:span text:style-name="T11">rods</text:span><text:span text:style-name="T11">/&lt;/</text:span><text:span text:style-name="T11">collectionParentName</text:span><text:span text:style-name="T11">&gt;</text:span></text:p>
            <text:p text:style-name="P21"><text:span text:style-name="T11">&lt;</text:span><text:span text:style-name="T11">comments</text:span><text:span text:style-name="T11">/&gt;</text:span></text:p>
            <text:p text:style-name="P21"><text:span text:style-name="T11">&lt;</text:span><text:span text:style-name="T11">createdAt</text:span><text:span text:style-name="T11">&gt;2013-08-09</text:span><text:span text:style-name="T11">T</text:span><text:span text:style-name="T11">23:10:15-04:00&lt;/</text:span><text:span text:style-name="T11">createdAt</text:span><text:span text:style-name="T11">&gt;</text:span></text:p>
            <text:p text:style-name="P21"><text:span text:style-name="T11">&lt;</text:span><text:span text:style-name="T11">info</text:span><text:span text:style-name="T11">1/&gt;</text:span></text:p>
            <text:p text:style-name="P21"><text:span text:style-name="T11">&lt;</text:span><text:span text:style-name="T11">info</text:span><text:span text:style-name="T11">2/&gt;</text:span></text:p>
            <text:p text:style-name="P21"><text:span text:style-name="T11">&lt;</text:span><text:span text:style-name="T11">modifiedAt</text:span><text:span text:style-name="T11">&gt;2013-08-28</text:span><text:span text:style-name="T11">T</text:span><text:span text:style-name="T11">21:50:06-04:00&lt;/</text:span><text:span text:style-name="T11">modifiedAt</text:span><text:span text:style-name="T11">&gt;</text:span></text:p>
            <text:p text:style-name="P21"><text:span text:style-name="T11">&lt;</text:span><text:span text:style-name="T11">objectPath</text:span><text:span text:style-name="T11">/&gt;</text:span></text:p>
            <text:p text:style-name="P21"><text:span text:style-name="T11">&lt;</text:span><text:span text:style-name="T11">specColType</text:span><text:span text:style-name="T11">&gt;</text:span><text:span text:style-name="T11">NORMAL</text:span><text:span text:style-name="T11">&lt;/</text:span><text:span text:style-name="T11">specColType</text:span><text:span text:style-name="T11">&gt;</text:span></text:p>
            <text:p text:style-name="P17"><text:span text:style-name="T11">&lt;/</text:span><text:span text:style-name="T11">ns</text:span><text:span text:style-name="T11">2:</text:span><text:span text:style-name="T11">collection</text:span><text:span text:style-name="T11">&gt;</text:span></text:p>
          </table:table-cell>
        </table:table-row>
      </table:table>
      <text:h text:style-name="P31" text:outline-level="10"><text:bookmark text:name="h.3comhpachh1x"/>Responses - JSON</text:h>
      <text:p text:style-name="P1"/>
      <text:p text:style-name="P1"/>
      <table:table table:name="Table3" table:style-name="Table3">
        <table:table-column table:style-name="Table3.A"/>
        <text:soft-page-break/>
        <table:table-row>
          <table:table-cell table:style-name="Table3.A1" office:value-type="string">
            <text:p text:style-name="P10">{</text:p>
            <text:p text:style-name="P9"><text:span text:style-name="T9"><text:s text:c="3"/>"</text:span><text:span text:style-name="T9">collectionId</text:span><text:span text:style-name="T9">":187864,</text:span></text:p>
            <text:p text:style-name="P9"><text:span text:style-name="T9"><text:s text:c="3"/>"</text:span><text:span text:style-name="T9">collectionName</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3"/>"</text:span><text:span text:style-name="T9">objectPath</text:span><text:span text:style-name="T9">":"",</text:span></text:p>
            <text:p text:style-name="P9"><text:span text:style-name="T9"><text:s text:c="3"/>"</text:span><text:span text:style-name="T9">collectionParentName</text:span><text:span text:style-name="T9">":"/</text:span><text:span text:style-name="T9">fedZone</text:span><text:span text:style-name="T9">1/</text:span><text:span text:style-name="T9">home</text:span><text:span text:style-name="T9">/</text:span><text:span text:style-name="T9">rods</text:span><text:span text:style-name="T9">/",</text:span></text:p>
            <text:p text:style-name="P9"><text:span text:style-name="T9"><text:s text:c="3"/>"</text:span><text:span text:style-name="T9">collectionOwnerName</text:span><text:span text:style-name="T9">":"</text:span><text:span text:style-name="T9">rods</text:span><text:span text:style-name="T9">",</text:span></text:p>
            <text:p text:style-name="P9"><text:span text:style-name="T9"><text:s text:c="3"/>"</text:span><text:span text:style-name="T9">collectionOwnerZone</text:span><text:span text:style-name="T9">":"</text:span><text:span text:style-name="T9">fedZone</text:span><text:span text:style-name="T9">1",</text:span></text:p>
            <text:p text:style-name="P9"><text:span text:style-name="T9"><text:s text:c="3"/>"</text:span><text:span text:style-name="T9">collectionMapId</text:span><text:span text:style-name="T9">":"0",</text:span></text:p>
            <text:p text:style-name="P9"><text:span text:style-name="T9"><text:s text:c="3"/>"</text:span><text:span text:style-name="T9">collectionInheritance</text:span><text:span text:style-name="T9">":"1",</text:span></text:p>
            <text:p text:style-name="P9"><text:span text:style-name="T9"><text:s text:c="3"/>"</text:span><text:span text:style-name="T9">comments</text:span><text:span text:style-name="T9">":"",</text:span></text:p>
            <text:p text:style-name="P9"><text:span text:style-name="T9"><text:s text:c="3"/>"</text:span><text:span text:style-name="T9">info</text:span><text:span text:style-name="T9">1":"",</text:span></text:p>
            <text:p text:style-name="P9"><text:span text:style-name="T9"><text:s text:c="3"/>"</text:span><text:span text:style-name="T9">info</text:span><text:span text:style-name="T9">2":"",</text:span></text:p>
            <text:p text:style-name="P9"><text:span text:style-name="T9"><text:s text:c="3"/>"</text:span><text:span text:style-name="T9">createdAt</text:span><text:span text:style-name="T9">":1376104215000,</text:span></text:p>
            <text:p text:style-name="P9"><text:span text:style-name="T9"><text:s text:c="3"/>"</text:span><text:span text:style-name="T9">modifiedAt</text:span><text:span text:style-name="T9">":1377741006000,</text:span></text:p>
            <text:p text:style-name="P9"><text:span text:style-name="T9"><text:s text:c="3"/>"</text:span><text:span text:style-name="T9">specColType</text:span><text:span text:style-name="T9">":"</text:span><text:span text:style-name="T9">NORMAL</text:span><text:span text:style-name="T9">",</text:span></text:p>
            <text:p text:style-name="P9"><text:span text:style-name="T9"><text:s text:c="3"/>"</text:span><text:span text:style-name="T9">children</text:span><text:span text:style-name="T9">":[</text:span></text:p>
            <text:p text:style-name="P10"><text:s text:c="6"/>{</text:p>
            <text:p text:style-name="P9"><text:span text:style-name="T9"><text:s text:c="9"/>"</text:span><text:span text:style-name="T9">parentPath</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9"/>"</text:span><text:span text:style-name="T9">pathOrName</text:span><text:span text:style-name="T9">":"</text:span><text:span text:style-name="T9">cpylog</text:span><text:span text:style-name="T9">",</text:span></text:p>
            <text:p text:style-name="P9"><text:span text:style-name="T9"><text:s text:c="9"/>"</text:span><text:span text:style-name="T9">specialObjectPath</text:span><text:span text:style-name="T9">":"",</text:span></text:p>
            <text:p text:style-name="P9"><text:span text:style-name="T9"><text:s text:c="9"/>"</text:span><text:span text:style-name="T9">objectType</text:span><text:span text:style-name="T9">":"</text:span><text:span text:style-name="T9">DATA</text:span><text:span text:style-name="T9">_</text:span><text:span text:style-name="T9">OBJECT</text:span><text:span text:style-name="T9">",</text:span></text:p>
            <text:p text:style-name="P9"><text:span text:style-name="T9"><text:s text:c="9"/>"</text:span><text:span text:style-name="T9">createdAt</text:span><text:span text:style-name="T9">":1376104241000,</text:span></text:p>
            <text:p text:style-name="P9"><text:span text:style-name="T9"><text:s text:c="9"/>"</text:span><text:span text:style-name="T9">modifiedAt</text:span><text:span text:style-name="T9">":1376104241000,</text:span></text:p>
            <text:p text:style-name="P9"><text:span text:style-name="T9"><text:s text:c="9"/>"</text:span><text:span text:style-name="T9">dataSize</text:span><text:span text:style-name="T9">":345217,</text:span></text:p>
            <text:p text:style-name="P9"><text:span text:style-name="T9"><text:s text:c="9"/>"</text:span><text:span text:style-name="T9">ownerName</text:span><text:span text:style-name="T9">":"</text:span><text:span text:style-name="T9">rods</text:span><text:span text:style-name="T9">",</text:span></text:p>
            <text:p text:style-name="P9"><text:span text:style-name="T9"><text:s text:c="9"/>"</text:span><text:span text:style-name="T9">ownerZone</text:span><text:span text:style-name="T9">":"</text:span><text:span text:style-name="T9">fedZone</text:span><text:span text:style-name="T9">1",</text:span></text:p>
            <text:p text:style-name="P9"><text:span text:style-name="T9"><text:s text:c="9"/>"</text:span><text:span text:style-name="T9">id</text:span><text:span text:style-name="T9">":187865,</text:span></text:p>
            <text:p text:style-name="P9"><text:span text:style-name="T9"><text:s text:c="9"/>"</text:span><text:span text:style-name="T9">specColType</text:span><text:span text:style-name="T9">":"</text:span><text:span text:style-name="T9">NORMAL</text:span><text:span text:style-name="T9">",</text:span></text:p>
            <text:p text:style-name="P9"><text:span text:style-name="T9"><text:s text:c="9"/>"</text:span><text:span text:style-name="T9">count</text:span><text:span text:style-name="T9">":1,</text:span></text:p>
            <text:p text:style-name="P9"><text:span text:style-name="T9"><text:s text:c="9"/>"</text:span><text:span text:style-name="T9">lastResult</text:span><text:span text:style-name="T9">":</text:span><text:span text:style-name="T9">true</text:span><text:span text:style-name="T9">,</text:span></text:p>
            <text:p text:style-name="P9"><text:span text:style-name="T9"><text:s text:c="9"/>"</text:span><text:span text:style-name="T9">totalRecords</text:span><text:span text:style-name="T9">":5</text:span></text:p>
            <text:p text:style-name="P10"><text:s text:c="6"/>}</text:p>
            <text:p text:style-name="P10"><text:s text:c="3"/>]</text:p>
            <text:p text:style-name="P10">}</text:p>
            <text:p text:style-name="P10"/>
            <text:p text:style-name="P10"/>
          </table:table-cell>
        </table:table-row>
      </table:table>
      <text:p text:style-name="P1"/>
      <text:p text:style-name="P16"/>
      <text:p text:style-name="P16"/>
      <text:p text:style-name="P16"/>
      <text:p text:style-name="P1"/>
      <text:h text:style-name="P25" text:outline-level="10"><text:bookmark text:name="h.ezz24g1t76x"/>Create a New Collection</text:h>
      <text:p text:style-name="P1"/>
      <text:h text:style-name="P54" text:outline-level="10"><text:bookmark text:name="h.tmhd4hk8z6yw"/>Description</text:h>
      <text:p text:style-name="P1"/>
      <text:p text:style-name="P1"><text:soft-page-break/>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54" text:outline-level="10"><text:bookmark text:name="h.pae76y3dutbc"/>Requests</text:h>
      <text:p text:style-name="P1"/>
      <text:h text:style-name="P31" text:outline-level="10"><text:bookmark text:name="h.89ckzj58vzyk"/>Syntax</text:h>
      <text:p text:style-name="P1"/>
      <text:p text:style-name="P1">PUT /collection/<text:span text:style-name="T2">irodsabsolutepathtocollection</text:span></text:p>
      <text:h text:style-name="P31"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37">Name</text:p>
          </table:table-cell>
          <table:table-cell table:style-name="Table4.A1" office:value-type="string">
            <text:p text:style-name="P37">Description</text:p>
          </table:table-cell>
        </table:table-row>
        <table:table-row>
          <table:table-cell table:style-name="Table4.A1" office:value-type="string">
            <text:p text:style-name="P9"><text:span text:style-name="T9">n</text:span><text:span text:style-name="T9">/</text:span><text:span text:style-name="T9">a</text:span></text:p>
          </table:table-cell>
          <table:table-cell table:style-name="Table4.A1" office:value-type="string">
            <text:p text:style-name="P10"/>
          </table:table-cell>
        </table:table-row>
      </table:table>
      <text:p text:style-name="P1"/>
      <text:p text:style-name="P1"/>
      <text:p text:style-name="P6"/>
      <text:h text:style-name="P31" text:outline-level="10"><text:bookmark text:name="h.asgb0s66aowf"/>Responses - XML</text:h>
      <text:p text:style-name="P16"/>
      <table:table table:name="Table5" table:style-name="Table5">
        <table:table-column table:style-name="Table5.A"/>
        <table:table-row>
          <table:table-cell table:style-name="Table5.A1" office:value-type="string">
            <text:p text:style-name="P17"><text:span text:style-name="T11">&lt;</text:span><text:span text:style-name="T11">ns</text:span><text:span text:style-name="T11">2:</text:span><text:span text:style-name="T11">collec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 </text:span><text:span text:style-name="T11">collectionId</text:span><text:span text:style-name="T11">="187864"&gt;</text:span></text:p>
            <text:p text:style-name="P21"><text:span text:style-name="T11">&lt;</text:span><text:span text:style-name="T11">collectionInheritance</text:span><text:span text:style-name="T11">&gt;1&lt;/</text:span><text:span text:style-name="T11">collectionInheritance</text:span><text:span text:style-name="T11">&gt;</text:span></text:p>
            <text:p text:style-name="P21"><text:span text:style-name="T11">&lt;</text:span><text:span text:style-name="T11">collectionMapId</text:span><text:span text:style-name="T11">&gt;0&lt;/</text:span><text:span text:style-name="T11">collectionMapId</text:span><text:span text:style-name="T11">&gt;</text:span></text:p>
            <text:p text:style-name="P21"><text:span text:style-name="T11">&lt;</text:span><text:span text:style-name="T11">collectionName</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collectionName</text:span><text:span text:style-name="T11">&gt;</text:span></text:p>
            <text:p text:style-name="P21"><text:span text:style-name="T11">&lt;</text:span><text:span text:style-name="T11">collectionOwnerName</text:span><text:span text:style-name="T11">&gt;</text:span><text:span text:style-name="T11">rods</text:span><text:span text:style-name="T11">&lt;/</text:span><text:span text:style-name="T11">collectionOwnerName</text:span><text:span text:style-name="T11">&gt;</text:span></text:p>
            <text:p text:style-name="P21"><text:span text:style-name="T11">&lt;</text:span><text:span text:style-name="T11">collectionOwnerZone</text:span><text:span text:style-name="T11">&gt;</text:span><text:span text:style-name="T11">fedZone</text:span><text:span text:style-name="T11">1&lt;/</text:span><text:span text:style-name="T11">collectionOwnerZone</text:span><text:span text:style-name="T11">&gt;</text:span></text:p>
            <text:p text:style-name="P21"><text:span text:style-name="T11">&lt;</text:span><text:span text:style-name="T11">collectionParentName</text:span><text:span text:style-name="T11">&gt;/</text:span><text:span text:style-name="T11">fedZone</text:span><text:span text:style-name="T11">1/</text:span><text:span text:style-name="T11">home</text:span><text:span text:style-name="T11">/</text:span><text:span text:style-name="T11">rods</text:span><text:span text:style-name="T11">/&lt;/</text:span><text:span text:style-name="T11">collectionParentName</text:span><text:span text:style-name="T11">&gt;</text:span></text:p>
            <text:p text:style-name="P21"><text:span text:style-name="T11">&lt;</text:span><text:span text:style-name="T11">comments</text:span><text:span text:style-name="T11">/&gt;</text:span></text:p>
            <text:p text:style-name="P21"><text:span text:style-name="T11">&lt;</text:span><text:span text:style-name="T11">createdAt</text:span><text:span text:style-name="T11">&gt;2013-08-09</text:span><text:span text:style-name="T11">T</text:span><text:span text:style-name="T11">23:10:15-04:00&lt;/</text:span><text:span text:style-name="T11">createdAt</text:span><text:span text:style-name="T11">&gt;</text:span></text:p>
            <text:p text:style-name="P21"><text:span text:style-name="T11">&lt;</text:span><text:span text:style-name="T11">info</text:span><text:span text:style-name="T11">1/&gt;</text:span></text:p>
            <text:p text:style-name="P21"><text:span text:style-name="T11">&lt;</text:span><text:span text:style-name="T11">info</text:span><text:span text:style-name="T11">2/&gt;</text:span></text:p>
            <text:p text:style-name="P21"><text:span text:style-name="T11">&lt;</text:span><text:span text:style-name="T11">modifiedAt</text:span><text:span text:style-name="T11">&gt;2013-08-28</text:span><text:span text:style-name="T11">T</text:span><text:span text:style-name="T11">21:50:06-04:00&lt;/</text:span><text:span text:style-name="T11">modifiedAt</text:span><text:span text:style-name="T11">&gt;</text:span></text:p>
            <text:p text:style-name="P21"><text:span text:style-name="T11">&lt;</text:span><text:span text:style-name="T11">objectPath</text:span><text:span text:style-name="T11">/&gt;</text:span></text:p>
            <text:p text:style-name="P21"><text:span text:style-name="T11">&lt;</text:span><text:span text:style-name="T11">specColType</text:span><text:span text:style-name="T11">&gt;</text:span><text:span text:style-name="T11">NORMAL</text:span><text:span text:style-name="T11">&lt;/</text:span><text:span text:style-name="T11">specColType</text:span><text:span text:style-name="T11">&gt;</text:span></text:p>
            <text:p text:style-name="P17"><text:span text:style-name="T11">&lt;/</text:span><text:span text:style-name="T11">ns</text:span><text:span text:style-name="T11">2:</text:span><text:span text:style-name="T11">collection</text:span><text:span text:style-name="T11">&gt;</text:span></text:p>
          </table:table-cell>
        </table:table-row>
      </table:table>
      <text:h text:style-name="P31" text:outline-level="10"><text:bookmark text:name="h.c0fj1d66z423"/></text:h>
      <text:h text:style-name="P33" text:outline-level="10"><text:bookmark text:name="h.ip5jz4g5jocc"/><text:bookmark text:name="h.aqsu9qufluk0"/>Responses - JSON</text:h>
      <text:p text:style-name="P1"/>
      <text:p text:style-name="P1"/>
      <table:table table:name="Table6" table:style-name="Table6">
        <table:table-column table:style-name="Table6.A"/>
        <table:table-row>
          <table:table-cell table:style-name="Table6.A1" office:value-type="string">
            <text:p text:style-name="P10">{</text:p>
            <text:p text:style-name="P9"><text:span text:style-name="T9"><text:s text:c="3"/>"</text:span><text:span text:style-name="T9">collectionId</text:span><text:span text:style-name="T9">":187864,</text:span></text:p>
            <text:p text:style-name="P9"><text:span text:style-name="T9"><text:s text:c="3"/>"</text:span><text:span text:style-name="T9">collectionName</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3"/>"</text:span><text:span text:style-name="T9">objectPath</text:span><text:span text:style-name="T9">":"",</text:span></text:p>
            <text:p text:style-name="P9"><text:span text:style-name="T9"><text:s text:c="3"/>"</text:span><text:span text:style-name="T9">collectionParentName</text:span><text:span text:style-name="T9">":"/</text:span><text:span text:style-name="T9">fedZone</text:span><text:span text:style-name="T9">1/</text:span><text:span text:style-name="T9">home</text:span><text:span text:style-name="T9">/</text:span><text:span text:style-name="T9">rods</text:span><text:span text:style-name="T9">/",</text:span></text:p>
            <text:p text:style-name="P9"><text:span text:style-name="T9"><text:s text:c="3"/>"</text:span><text:span text:style-name="T9">collectionOwnerName</text:span><text:span text:style-name="T9">":"</text:span><text:span text:style-name="T9">rods</text:span><text:span text:style-name="T9">",</text:span></text:p>
            <text:p text:style-name="P9"><text:span text:style-name="T9"><text:s text:c="3"/>"</text:span><text:span text:style-name="T9">collectionOwnerZone</text:span><text:span text:style-name="T9">":"</text:span><text:span text:style-name="T9">fedZone</text:span><text:span text:style-name="T9">1",</text:span></text:p>
            <text:p text:style-name="P9"><text:span text:style-name="T9"><text:s text:c="3"/>"</text:span><text:span text:style-name="T9">collectionMapId</text:span><text:span text:style-name="T9">":"0",</text:span></text:p>
            <text:p text:style-name="P9"><text:span text:style-name="T9"><text:s text:c="3"/>"</text:span><text:span text:style-name="T9">collectionInheritance</text:span><text:span text:style-name="T9">":"1",</text:span></text:p>
            <text:p text:style-name="P9"><text:span text:style-name="T9"><text:s text:c="3"/>"</text:span><text:span text:style-name="T9">comments</text:span><text:span text:style-name="T9">":"",</text:span></text:p>
            <text:p text:style-name="P9"><text:span text:style-name="T9"><text:s text:c="3"/>"</text:span><text:span text:style-name="T9">info</text:span><text:span text:style-name="T9">1":"",</text:span></text:p>
            <text:p text:style-name="P9"><text:span text:style-name="T9"><text:s text:c="3"/>"</text:span><text:span text:style-name="T9">info</text:span><text:span text:style-name="T9">2":"",</text:span></text:p>
            <text:p text:style-name="P9"><text:span text:style-name="T9"><text:s text:c="3"/>"</text:span><text:span text:style-name="T9">createdAt</text:span><text:span text:style-name="T9">":1376104215000,</text:span></text:p>
            <text:p text:style-name="P9"><text:span text:style-name="T9"><text:s text:c="3"/>"</text:span><text:span text:style-name="T9">modifiedAt</text:span><text:span text:style-name="T9">":1377741006000,</text:span></text:p>
            <text:p text:style-name="P9"><text:span text:style-name="T9"><text:s text:c="3"/>"</text:span><text:span text:style-name="T9">specColType</text:span><text:span text:style-name="T9">":"</text:span><text:span text:style-name="T9">NORMAL</text:span><text:span text:style-name="T9">",</text:span></text:p>
            <text:p text:style-name="P10"><text:s/>}</text:p>
            <text:p text:style-name="P10"/>
          </table:table-cell>
        </table:table-row>
      </table:table>
      <text:p text:style-name="P1"/>
      <text:p text:style-name="P16"/>
      <text:p text:style-name="P16"/>
      <text:h text:style-name="P27" text:outline-level="10"><text:bookmark text:name="h.bv7iag6fo36s"/>Delete a Collection</text:h>
      <text:p text:style-name="P1"/>
      <text:h text:style-name="P54"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54" text:outline-level="10"><text:bookmark text:name="h.9hze3w6r8n8i"/>Requests</text:h>
      <text:p text:style-name="P1"/>
      <text:h text:style-name="P31" text:outline-level="10"><text:bookmark text:name="h.pzueh4r20j6j"/>Syntax</text:h>
      <text:p text:style-name="P1"/>
      <text:p text:style-name="P1">DELETE /collection/<text:span text:style-name="T2">irodsabsolutepathtocollection</text:span></text:p>
      <text:h text:style-name="P31"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37">Name</text:p>
          </table:table-cell>
          <table:table-cell table:style-name="Table7.A1" office:value-type="string">
            <text:p text:style-name="P37">Description</text:p>
          </table:table-cell>
        </table:table-row>
        <table:table-row>
          <table:table-cell table:style-name="Table7.A1" office:value-type="string">
            <text:p text:style-name="P10">force</text:p>
          </table:table-cell>
          <table:table-cell table:style-name="Table7.A1" office:value-type="string">
            <text:p text:style-name="P9"><text:span text:style-name="T9">‘</text:span><text:span text:style-name="T9">true</text:span><text:span text:style-name="T9">’ </text:span><text:span text:style-name="T9">to</text:span><text:span text:style-name="T9"> </text:span><text:span text:style-name="T9">use</text:span><text:span text:style-name="T9"> </text:span><text:span text:style-name="T9">a</text:span><text:span text:style-name="T9"> </text:span><text:span text:style-name="T9">force</text:span><text:span text:style-name="T9"> </text:span><text:span text:style-name="T9">option</text:span></text:p>
            <text:p text:style-name="P10"/>
            <text:p text:style-name="P9"><text:span text:style-name="T9">Default</text:span><text:span text:style-name="T9"> = ‘</text:span><text:span text:style-name="T9">false</text:span><text:span text:style-name="T9">’</text:span></text:p>
          </table:table-cell>
        </table:table-row>
      </table:table>
      <text:p text:style-name="P1"/>
      <text:p text:style-name="P1"/>
      <text:p text:style-name="P1">Responses - XML</text:p>
      <text:p text:style-name="P16"/>
      <table:table table:name="Table8" table:style-name="Table8">
        <table:table-column table:style-name="Table8.A"/>
        <table:table-row>
          <table:table-cell table:style-name="Table8.A1" office:value-type="string">
            <text:p text:style-name="P9"><text:span text:style-name="T9">n</text:span><text:span text:style-name="T9">/</text:span><text:span text:style-name="T9">a</text:span></text:p>
          </table:table-cell>
        </table:table-row>
      </table:table>
      <text:h text:style-name="P31" text:outline-level="10"><text:bookmark text:name="h.3rm049suie91"/></text:h>
      <text:h text:style-name="P31"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9"><text:span text:style-name="T9">n</text:span><text:span text:style-name="T9">/</text:span><text:span text:style-name="T9">a</text:span></text:p>
          </table:table-cell>
        </table:table-row>
      </table:table>
      <text:p text:style-name="P1"/>
      <text:p text:style-name="P16"/>
      <text:p text:style-name="P16"/>
      <text:h text:style-name="P59" text:outline-level="10"><text:bookmark text:name="h.y1s1l6rmg6o6"/><text:soft-page-break/>Operations on Collection AVU Metadata</text:h>
      <text:p text:style-name="P1"/>
      <text:p text:style-name="P1">The following operations apply to the AVU sub-resource of an iRODS collection, and represents AVU metadata attached to the given collection.</text:p>
      <text:p text:style-name="P1"/>
      <text:h text:style-name="P25" text:outline-level="10"><text:bookmark text:name="h.9up3bskrprxg"/>Get Collection AVU Metadata</text:h>
      <text:p text:style-name="P1"/>
      <text:h text:style-name="P54" text:outline-level="10"><text:bookmark text:name="h.p8p27bvkorch"/>Description</text:h>
      <text:p text:style-name="P1"/>
      <text:p text:style-name="P1">This GET operation will retrieve the AVU metadata associated with an iRODS parent collection</text:p>
      <text:p text:style-name="P1"/>
      <text:h text:style-name="P54" text:outline-level="10"><text:bookmark text:name="h.6hj5x5hcfhek"/>Requests</text:h>
      <text:p text:style-name="P1"/>
      <text:h text:style-name="P31" text:outline-level="10"><text:bookmark text:name="h.qo58m5b5vkj4"/>Syntax</text:h>
      <text:p text:style-name="P1"/>
      <text:p text:style-name="P1">GET /collection/<text:span text:style-name="T2">irodsabsolutepathtocollection</text:span>/metadata</text:p>
      <text:h text:style-name="P31"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37">Name</text:p>
          </table:table-cell>
          <table:table-cell table:style-name="Table10.A1" office:value-type="string">
            <text:p text:style-name="P37">Description</text:p>
          </table:table-cell>
        </table:table-row>
        <table:table-row>
          <table:table-cell table:style-name="Table10.A1" office:value-type="string">
            <text:p text:style-name="P9"><text:span text:style-name="T9">n</text:span><text:span text:style-name="T9">/</text:span><text:span text:style-name="T9">a</text:span></text:p>
          </table:table-cell>
          <table:table-cell table:style-name="Table10.A1" office:value-type="string">
            <text:p text:style-name="P10"/>
          </table:table-cell>
        </table:table-row>
      </table:table>
      <text:p text:style-name="P1"/>
      <text:h text:style-name="P31" text:outline-level="10"><text:bookmark text:name="h.pnygmu7tgljs"/>Responses - XML</text:h>
      <text:p text:style-name="P16"/>
      <table:table table:name="Table11" table:style-name="Table11">
        <table:table-column table:style-name="Table11.A"/>
        <table:table-row>
          <table:table-cell table:style-name="Table11.A1" office:value-type="string">
            <text:p text:style-name="P14"><text:span text:style-name="T12">&lt;</text:span><text:span text:style-name="T12">ns</text:span><text:span text:style-name="T12">2:</text:span><text:span text:style-name="T12">metadataListing</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 </text:span><text:span text:style-name="T12">objectType</text:span><text:span text:style-name="T12">="</text:span><text:span text:style-name="T12">COLLECTION</text:span><text:span text:style-name="T12">"&gt;</text:span></text:p>
            <text:p text:style-name="P8"><text:span text:style-name="T12">&lt;</text:span><text:span text:style-name="T12">metadataEntries</text:span><text:span text:style-name="T12"> </text:span><text:span text:style-name="T12">count</text:span><text:span text:style-name="T12">="1" </text:span><text:span text:style-name="T12">lastResult</text:span><text:span text:style-name="T12">="</text:span><text:span text:style-name="T12">true</text:span><text:span text:style-name="T12">" </text:span><text:span text:style-name="T12">totalRecords</text:span><text:span text:style-name="T12">="0"&gt;</text:span></text:p>
            <text:p text:style-name="P23"><text:span text:style-name="T12">&lt;</text:span><text:span text:style-name="T12">attribute</text:span><text:span text:style-name="T12">&gt;</text:span><text:span text:style-name="T12">attr</text:span><text:span text:style-name="T12">1&lt;/</text:span><text:span text:style-name="T12">attribute</text:span><text:span text:style-name="T12">&gt;</text:span></text:p>
            <text:p text:style-name="P23"><text:span text:style-name="T12">&lt;</text:span><text:span text:style-name="T12">unit</text:span><text:span text:style-name="T12">&gt;</text:span><text:span text:style-name="T12">unit</text:span><text:span text:style-name="T12">1&lt;/</text:span><text:span text:style-name="T12">unit</text:span><text:span text:style-name="T12">&gt;</text:span></text:p>
            <text:p text:style-name="P23"><text:span text:style-name="T12">&lt;</text:span><text:span text:style-name="T12">value</text:span><text:span text:style-name="T12">&gt;</text:span><text:span text:style-name="T12">val</text:span><text:span text:style-name="T12">1&lt;/</text:span><text:span text:style-name="T12">value</text:span><text:span text:style-name="T12">&gt;</text:span></text:p>
            <text:p text:style-name="P8"><text:span text:style-name="T12">&lt;/</text:span><text:span text:style-name="T12">metadataEntries</text:span><text:span text:style-name="T12">&gt;</text:span></text:p>
            <text:p text:style-name="P8"><text:span text:style-name="T12">&lt;</text:span><text:span text:style-name="T12">uniqueNameString</text:span><text:span text:style-name="T12">&gt;</text:span><text:span text:style-name="T12">fedZone</text:span><text:span text:style-name="T12">1/</text:span><text:span text:style-name="T12">home</text:span><text:span text:style-name="T12">/</text:span><text:span text:style-name="T12">rods</text:span><text:span text:style-name="T12">/</text:span><text:span text:style-name="T12">shared</text:span><text:span text:style-name="T12">&lt;/</text:span><text:span text:style-name="T12">uniqueNameString</text:span><text:span text:style-name="T12">&gt;</text:span></text:p>
            <text:p text:style-name="P17"><text:span text:style-name="T14">&lt;/</text:span><text:span text:style-name="T14">ns</text:span><text:span text:style-name="T14">2:</text:span><text:span text:style-name="T14">metadataListing</text:span><text:span text:style-name="T14">&gt;</text:span></text:p>
            <text:p text:style-name="P18"/>
          </table:table-cell>
        </table:table-row>
      </table:table>
      <text:h text:style-name="P31" text:outline-level="10"><text:bookmark text:name="h.d0ugkd7e1i3j"/><text:soft-page-break/></text:h>
      <text:h text:style-name="P31"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41">{</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41">}</text:p>
          </table:table-cell>
        </table:table-row>
      </table:table>
      <text:p text:style-name="P1"/>
      <text:p text:style-name="P16"/>
      <text:p text:style-name="P16"/>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 text:outline-level="10"><text:bookmark text:name="h.x6rg91ybg8b5"/>Add Collection AVU Metadata</text:h>
      <text:p text:style-name="P1"/>
      <text:h text:style-name="P54"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54" text:outline-level="10"><text:bookmark text:name="h.jkgvvymjmgaf"/>Requests</text:h>
      <text:p text:style-name="P1"/>
      <text:h text:style-name="P31" text:outline-level="10"><text:bookmark text:name="h.qd7dbi4sjjt8"/>Syntax</text:h>
      <text:p text:style-name="P1"/>
      <text:p text:style-name="P1">PUT /collection/<text:span text:style-name="T2">irodsabsolutepathtocollection</text:span>/metadata</text:p>
      <text:h text:style-name="P31"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37">Name</text:p>
          </table:table-cell>
          <table:table-cell table:style-name="Table13.A1" office:value-type="string">
            <text:p text:style-name="P37">Description</text:p>
          </table:table-cell>
        </table:table-row>
        <table:table-row>
          <table:table-cell table:style-name="Table13.A1" office:value-type="string">
            <text:p text:style-name="P9"><text:span text:style-name="T9">n</text:span><text:span text:style-name="T9">/</text:span><text:span text:style-name="T9">a</text:span></text:p>
          </table:table-cell>
          <table:table-cell table:style-name="Table13.A1" office:value-type="string">
            <text:p text:style-name="P10"/>
          </table:table-cell>
        </table:table-row>
      </table:table>
      <text:p text:style-name="P1"/>
      <text:h text:style-name="P30" text:outline-level="10"><text:bookmark text:name="h.plabxzerjjqn"/>Request Body - XML</text:h>
      <text:p text:style-name="P16"/>
      <table:table table:name="Table14" table:style-name="Table14">
        <table:table-column table:style-name="Table14.A"/>
        <table:table-row>
          <table:table-cell table:style-name="Table14.A1" office:value-type="string">
            <text:p text:style-name="P17"><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17"><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17"><text:span text:style-name="T11"><text:tab/>&lt;</text:span><text:span text:style-name="T11">metadataEntries</text:span><text:span text:style-name="T11">&gt;</text:span></text:p>
            <text:p text:style-name="P17"><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17"><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17"><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17"><text:span text:style-name="T11"><text:tab/>&lt;/</text:span><text:span text:style-name="T11">metadataEntries</text:span><text:span text:style-name="T11">&gt;</text:span></text:p>
            <text:p text:style-name="P17"><text:soft-page-break/><text:span text:style-name="T11"><text:tab/>&lt;</text:span><text:span text:style-name="T11">metadataEntries</text:span><text:span text:style-name="T11">&gt;</text:span></text:p>
            <text:p text:style-name="P17"><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17"><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17"><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17"><text:span text:style-name="T11"><text:tab/>&lt;/</text:span><text:span text:style-name="T11">metadataEntries</text:span><text:span text:style-name="T11">&gt;</text:span></text:p>
            <text:p text:style-name="P17"><text:span text:style-name="T11">&lt;/</text:span><text:span text:style-name="T11">ns</text:span><text:span text:style-name="T11">2:</text:span><text:span text:style-name="T11">metadataOperation</text:span><text:span text:style-name="T11">&gt;</text:span></text:p>
          </table:table-cell>
        </table:table-row>
      </table:table>
      <text:h text:style-name="P30" text:outline-level="10"><text:bookmark text:name="h.rq0diu4f9p6b"/></text:h>
      <text:h text:style-name="P30" text:outline-level="10"><text:bookmark text:name="h.kr1035iw9o5v"/>Request Body - JSON</text:h>
      <text:p text:style-name="P5"/>
      <text:p text:style-name="P5"/>
      <table:table table:name="Table15" table:style-name="Table15">
        <table:table-column table:style-name="Table15.A"/>
        <table:table-row>
          <table:table-cell table:style-name="Table15.A1" office:value-type="string">
            <text:p text:style-name="P41">{</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41">}</text:p>
          </table:table-cell>
        </table:table-row>
      </table:table>
      <text:h text:style-name="P31" text:outline-level="10"><text:bookmark text:name="h.5nll7ko20qy"/></text:h>
      <text:h text:style-name="P31" text:outline-level="10"><text:bookmark text:name="h.sfdtk6zad913"/>Responses - XML</text:h>
      <text:p text:style-name="P16"/>
      <table:table table:name="Table16" table:style-name="Table16">
        <table:table-column table:style-name="Table16.A"/>
        <table:table-row>
          <table:table-cell table:style-name="Table16.A1" office:value-type="string">
            <text:p text:style-name="P17"><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17"><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17"><text:span text:style-name="T12"><text:tab/>&lt;</text:span><text:span text:style-name="T12">ns</text:span><text:span text:style-name="T12">2:</text:span><text:span text:style-name="T12">metadataOperationResultEntry</text:span></text:p>
            <text:p text:style-name="P17"><text:span text:style-name="T12"><text:tab/><text:tab/></text:span><text:span text:style-name="T12">resultStatus</text:span><text:span text:style-name="T12">="</text:span><text:span text:style-name="T12">OK</text:span><text:span text:style-name="T12">"&gt;</text:span></text:p>
            <text:p text:style-name="P17"><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17"><text:span text:style-name="T12"><text:tab/><text:tab/>&lt;</text:span><text:span text:style-name="T12">message</text:span><text:span text:style-name="T12"> /&gt;</text:span></text:p>
            <text:p text:style-name="P17"><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17"><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17"><text:soft-page-break/><text:span text:style-name="T12"><text:tab/>&lt;/</text:span><text:span text:style-name="T12">ns</text:span><text:span text:style-name="T12">2:</text:span><text:span text:style-name="T12">metadataOperationResultEntry</text:span><text:span text:style-name="T12">&gt;</text:span></text:p>
            <text:p text:style-name="P17"><text:span text:style-name="T12"><text:tab/>&lt;</text:span><text:span text:style-name="T12">ns</text:span><text:span text:style-name="T12">2:</text:span><text:span text:style-name="T12">metadataOperationResultEntry</text:span></text:p>
            <text:p text:style-name="P17"><text:span text:style-name="T12"><text:tab/><text:tab/></text:span><text:span text:style-name="T12">resultStatus</text:span><text:span text:style-name="T12">="</text:span><text:span text:style-name="T12">OK</text:span><text:span text:style-name="T12">"&gt;</text:span></text:p>
            <text:p text:style-name="P17"><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17"><text:span text:style-name="T12"><text:tab/><text:tab/>&lt;</text:span><text:span text:style-name="T12">message</text:span><text:span text:style-name="T12"> /&gt;</text:span></text:p>
            <text:p text:style-name="P17"><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17"><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17"><text:span text:style-name="T12"><text:tab/>&lt;/</text:span><text:span text:style-name="T12">ns</text:span><text:span text:style-name="T12">2:</text:span><text:span text:style-name="T12">metadataOperationResultEntry</text:span><text:span text:style-name="T12">&gt;</text:span></text:p>
            <text:p text:style-name="P17"><text:span text:style-name="T12">&lt;/</text:span><text:span text:style-name="T12">collection</text:span><text:span text:style-name="T12">&gt;</text:span></text:p>
            <text:p text:style-name="P19"/>
            <text:p text:style-name="P18"/>
          </table:table-cell>
        </table:table-row>
      </table:table>
      <text:h text:style-name="P31" text:outline-level="10"><text:bookmark text:name="h.nukfj4sil7op"/></text:h>
      <text:h text:style-name="P31"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42">[</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42">]</text:p>
          </table:table-cell>
        </table:table-row>
      </table:table>
      <text:p text:style-name="P1"/>
      <text:p text:style-name="P16"/>
      <text:p text:style-name="P1"/>
      <text:p text:style-name="P1"/>
      <text:p text:style-name="P1"/>
      <text:p text:style-name="P1"/>
      <text:p text:style-name="P1"/>
      <text:h text:style-name="P25" text:outline-level="10"><text:bookmark text:name="h.1ywkg4kttaoe"/><text:soft-page-break/>Delete Collection AVU Metadata</text:h>
      <text:p text:style-name="P1"/>
      <text:h text:style-name="P54" text:outline-level="10"><text:bookmark text:name="h.b8r0nm3sg7hp"/>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54" text:outline-level="10"><text:bookmark text:name="h.3y0x862htwhy"/>Requests</text:h>
      <text:p text:style-name="P1"/>
      <text:h text:style-name="P31" text:outline-level="10"><text:bookmark text:name="h.3cuzikj3h612"/>Syntax</text:h>
      <text:p text:style-name="P1"/>
      <text:p text:style-name="P1">POST /collection/<text:span text:style-name="T2">irodsabsolutepathtocollection</text:span>/metadata</text:p>
      <text:h text:style-name="P31"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37">Name</text:p>
          </table:table-cell>
          <table:table-cell table:style-name="Table18.A1" office:value-type="string">
            <text:p text:style-name="P37">Description</text:p>
          </table:table-cell>
        </table:table-row>
        <table:table-row>
          <table:table-cell table:style-name="Table18.A1" office:value-type="string">
            <text:p text:style-name="P9"><text:span text:style-name="T9">n</text:span><text:span text:style-name="T9">/</text:span><text:span text:style-name="T9">a</text:span></text:p>
          </table:table-cell>
          <table:table-cell table:style-name="Table18.A1" office:value-type="string">
            <text:p text:style-name="P10"/>
          </table:table-cell>
        </table:table-row>
      </table:table>
      <text:p text:style-name="P1"/>
      <text:h text:style-name="P31" text:outline-level="10"><text:bookmark text:name="h.738rfj26bal7"/>Request Body - XML</text:h>
      <text:p text:style-name="P16"/>
      <table:table table:name="Table19" table:style-name="Table19">
        <table:table-column table:style-name="Table19.A"/>
        <table:table-row>
          <table:table-cell table:style-name="Table19.A1" office:value-type="string">
            <text:p text:style-name="P17"><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17"><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17"><text:span text:style-name="T11"><text:tab/>&lt;</text:span><text:span text:style-name="T11">metadataEntries</text:span><text:span text:style-name="T11">&gt;</text:span></text:p>
            <text:p text:style-name="P17"><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17"><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17"><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17"><text:span text:style-name="T11"><text:tab/>&lt;/</text:span><text:span text:style-name="T11">metadataEntries</text:span><text:span text:style-name="T11">&gt;</text:span></text:p>
            <text:p text:style-name="P17"><text:span text:style-name="T11"><text:tab/>&lt;</text:span><text:span text:style-name="T11">metadataEntries</text:span><text:span text:style-name="T11">&gt;</text:span></text:p>
            <text:p text:style-name="P17"><text:soft-page-break/><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17"><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17"><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17"><text:span text:style-name="T11"><text:tab/>&lt;/</text:span><text:span text:style-name="T11">metadataEntries</text:span><text:span text:style-name="T11">&gt;</text:span></text:p>
            <text:p text:style-name="P17"><text:span text:style-name="T11">&lt;/</text:span><text:span text:style-name="T11">ns</text:span><text:span text:style-name="T11">2:</text:span><text:span text:style-name="T11">metadataOperation</text:span><text:span text:style-name="T11">&gt;</text:span></text:p>
          </table:table-cell>
        </table:table-row>
      </table:table>
      <text:h text:style-name="P31" text:outline-level="10"><text:bookmark text:name="h.dezk8v440mqk"/></text:h>
      <text:h text:style-name="P31"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P41">{</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41">}</text:p>
          </table:table-cell>
        </table:table-row>
      </table:table>
      <text:h text:style-name="P31" text:outline-level="10"><text:bookmark text:name="h.ezpd4iyp8ifc"/></text:h>
      <text:h text:style-name="P31" text:outline-level="10"><text:bookmark text:name="h.3816cuhhtl13"/>Responses - XML</text:h>
      <text:p text:style-name="P16"/>
      <table:table table:name="Table21" table:style-name="Table21">
        <table:table-column table:style-name="Table21.A"/>
        <table:table-row>
          <table:table-cell table:style-name="Table21.A1" office:value-type="string">
            <text:p text:style-name="P17"><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17"><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17"><text:span text:style-name="T12"><text:tab/>&lt;</text:span><text:span text:style-name="T12">ns</text:span><text:span text:style-name="T12">2:</text:span><text:span text:style-name="T12">metadataOperationResultEntry</text:span></text:p>
            <text:p text:style-name="P17"><text:span text:style-name="T12"><text:tab/><text:tab/></text:span><text:span text:style-name="T12">resultStatus</text:span><text:span text:style-name="T12">="</text:span><text:span text:style-name="T12">OK</text:span><text:span text:style-name="T12">"&gt;</text:span></text:p>
            <text:p text:style-name="P17"><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17"><text:span text:style-name="T12"><text:tab/><text:tab/>&lt;</text:span><text:span text:style-name="T12">message</text:span><text:span text:style-name="T12"> /&gt;</text:span></text:p>
            <text:p text:style-name="P17"><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17"><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17"><text:span text:style-name="T12"><text:tab/>&lt;/</text:span><text:span text:style-name="T12">ns</text:span><text:span text:style-name="T12">2:</text:span><text:span text:style-name="T12">metadataOperationResultEntry</text:span><text:span text:style-name="T12">&gt;</text:span></text:p>
            <text:p text:style-name="P17"><text:soft-page-break/><text:span text:style-name="T12"><text:tab/>&lt;</text:span><text:span text:style-name="T12">ns</text:span><text:span text:style-name="T12">2:</text:span><text:span text:style-name="T12">metadataOperationResultEntry</text:span></text:p>
            <text:p text:style-name="P17"><text:span text:style-name="T12"><text:tab/><text:tab/></text:span><text:span text:style-name="T12">resultStatus</text:span><text:span text:style-name="T12">="</text:span><text:span text:style-name="T12">OK</text:span><text:span text:style-name="T12">"&gt;</text:span></text:p>
            <text:p text:style-name="P17"><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17"><text:span text:style-name="T12"><text:tab/><text:tab/>&lt;</text:span><text:span text:style-name="T12">message</text:span><text:span text:style-name="T12"> /&gt;</text:span></text:p>
            <text:p text:style-name="P17"><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17"><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17"><text:span text:style-name="T12"><text:tab/>&lt;/</text:span><text:span text:style-name="T12">ns</text:span><text:span text:style-name="T12">2:</text:span><text:span text:style-name="T12">metadataOperationResultEntry</text:span><text:span text:style-name="T12">&gt;</text:span></text:p>
            <text:p text:style-name="P17"><text:span text:style-name="T12">&lt;/</text:span><text:span text:style-name="T12">collection</text:span><text:span text:style-name="T12">&gt;</text:span></text:p>
            <text:p text:style-name="P19"/>
            <text:p text:style-name="P18"/>
          </table:table-cell>
        </table:table-row>
      </table:table>
      <text:h text:style-name="P31" text:outline-level="10"><text:bookmark text:name="h.faojq7dhtmxc"/></text:h>
      <text:h text:style-name="P31"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42">[</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42">]</text:p>
          </table:table-cell>
        </table:table-row>
      </table:table>
      <text:p text:style-name="P1"/>
      <text:p text:style-name="P16"/>
      <text:p text:style-name="P1"/>
      <text:p text:style-name="P1"/>
      <text:p text:style-name="P1"/>
      <text:h text:style-name="P60" text:outline-level="10"><text:bookmark text:name="h.flizrvxddc2n"/>Operations on Collection ACLs (Permissions)</text:h>
      <text:p text:style-name="P1"/>
      <text:p text:style-name="P1">The following operations apply to the ACL sub-resource of iRODS collections, and can alter access permissions.</text:p>
      <text:h text:style-name="P25" text:outline-level="10"><text:bookmark text:name="h.5tmx6yupzq12"/>Get Collection Permissions</text:h>
      <text:p text:style-name="P1"/>
      <text:h text:style-name="P54" text:outline-level="10"><text:bookmark text:name="h.zfpdfyu93ikz"/>Description</text:h>
      <text:p text:style-name="P1"/>
      <text:p text:style-name="P1">This GET operation will retrieve the permissions associated with an iRODS collection</text:p>
      <text:p text:style-name="P1"/>
      <text:h text:style-name="P54" text:outline-level="10"><text:bookmark text:name="h.8oja3cn00n5d"/>Requests</text:h>
      <text:p text:style-name="P1"/>
      <text:h text:style-name="P31" text:outline-level="10"><text:bookmark text:name="h.eix96uo2cfks"/>Syntax</text:h>
      <text:p text:style-name="P1"/>
      <text:p text:style-name="P1">GET /collection/<text:span text:style-name="T2">irodsabsolutepathtocollection</text:span>/acl</text:p>
      <text:h text:style-name="P31" text:outline-level="10"><text:bookmark text:name="h.g9064l85qz63"/></text:h>
      <text:h text:style-name="P31"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37">Name</text:p>
          </table:table-cell>
          <table:table-cell table:style-name="Table23.A1" office:value-type="string">
            <text:p text:style-name="P37">Description</text:p>
          </table:table-cell>
        </table:table-row>
        <table:table-row>
          <table:table-cell table:style-name="Table23.A1" office:value-type="string">
            <text:p text:style-name="P9"><text:span text:style-name="T9">n</text:span><text:span text:style-name="T9">/</text:span><text:span text:style-name="T9">a</text:span></text:p>
          </table:table-cell>
          <table:table-cell table:style-name="Table23.A1" office:value-type="string">
            <text:p text:style-name="P10"/>
          </table:table-cell>
        </table:table-row>
      </table:table>
      <text:p text:style-name="P1"/>
      <text:h text:style-name="P31" text:outline-level="10"><text:bookmark text:name="h.fega5fil1042"/>Responses - XML</text:h>
      <text:p text:style-name="P16"/>
      <table:table table:name="Table24" table:style-name="Table24">
        <table:table-column table:style-name="Table24.A"/>
        <table:table-row>
          <table:table-cell table:style-name="Table24.A1" office:value-type="string">
            <text:p text:style-name="P17"><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17"><text:span text:style-name="T11">&lt;</text:span><text:span text:style-name="T11">ns</text:span><text:span text:style-name="T11">2:</text:span><text:span text:style-name="T11">permissionListing</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17"><text:span text:style-name="T11"><text:tab/>&lt;</text:span><text:span text:style-name="T11">absolutePathString</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CollectionServiceTest</text:span><text:span text:style-name="T11">/</text:span><text:span text:style-name="T11">testGetCollectionAclXML</text:span></text:p>
            <text:p text:style-name="P17"><text:span text:style-name="T11"><text:tab/>&lt;/</text:span><text:span text:style-name="T11">absolutePathString</text:span><text:span text:style-name="T11">&gt;</text:span></text:p>
            <text:p text:style-name="P17"><text:span text:style-name="T11"><text:tab/>&lt;</text:span><text:span text:style-name="T11">inheritance</text:span><text:span text:style-name="T11">&gt;</text:span><text:span text:style-name="T11">true</text:span><text:span text:style-name="T11">&lt;/</text:span><text:span text:style-name="T11">inheritance</text:span><text:span text:style-name="T11">&gt;</text:span></text:p>
            <text:p text:style-name="P17"><text:span text:style-name="T11"><text:tab/>&lt;</text:span><text:span text:style-name="T11">objectType</text:span><text:span text:style-name="T11">&gt;</text:span><text:span text:style-name="T11">COLLECTION</text:span><text:span text:style-name="T11">&lt;/</text:span><text:span text:style-name="T11">objectType</text:span><text:span text:style-name="T11">&gt;</text:span></text:p>
            <text:p text:style-name="P17"><text:span text:style-name="T11"><text:tab/>&lt;</text:span><text:span text:style-name="T11">permissionEntries</text:span><text:span text:style-name="T11">&gt;</text:span></text:p>
            <text:p text:style-name="P17"><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17"><text:soft-page-break/><text:span text:style-name="T11"><text:tab/><text:tab/>&lt;</text:span><text:span text:style-name="T11">userId</text:span><text:span text:style-name="T11">&gt;10007&lt;/</text:span><text:span text:style-name="T11">userId</text:span><text:span text:style-name="T11">&gt;</text:span></text:p>
            <text:p text:style-name="P17"><text:span text:style-name="T11"><text:tab/><text:tab/>&lt;</text:span><text:span text:style-name="T11">userName</text:span><text:span text:style-name="T11">&gt;</text:span><text:span text:style-name="T11">rods</text:span><text:span text:style-name="T11">&lt;/</text:span><text:span text:style-name="T11">userName</text:span><text:span text:style-name="T11">&gt;</text:span></text:p>
            <text:p text:style-name="P17"><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17"><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17"><text:span text:style-name="T11"><text:tab/>&lt;/</text:span><text:span text:style-name="T11">permissionEntries</text:span><text:span text:style-name="T11">&gt;</text:span></text:p>
            <text:p text:style-name="P17"><text:span text:style-name="T11"><text:tab/>&lt;</text:span><text:span text:style-name="T11">permissionEntries</text:span><text:span text:style-name="T11">&gt;</text:span></text:p>
            <text:p text:style-name="P17"><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17"><text:span text:style-name="T11"><text:tab/><text:tab/>&lt;</text:span><text:span text:style-name="T11">userId</text:span><text:span text:style-name="T11">&gt;10012&lt;/</text:span><text:span text:style-name="T11">userId</text:span><text:span text:style-name="T11">&gt;</text:span></text:p>
            <text:p text:style-name="P17"><text:span text:style-name="T11"><text:tab/><text:tab/>&lt;</text:span><text:span text:style-name="T11">userName</text:span><text:span text:style-name="T11">&gt;</text:span><text:span text:style-name="T11">test</text:span><text:span text:style-name="T11">1&lt;/</text:span><text:span text:style-name="T11">userName</text:span><text:span text:style-name="T11">&gt;</text:span></text:p>
            <text:p text:style-name="P17"><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17"><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17"><text:span text:style-name="T11"><text:tab/>&lt;/</text:span><text:span text:style-name="T11">permissionEntries</text:span><text:span text:style-name="T11">&gt;</text:span></text:p>
            <text:p text:style-name="P17"><text:span text:style-name="T11">&lt;/</text:span><text:span text:style-name="T11">ns</text:span><text:span text:style-name="T11">2:</text:span><text:span text:style-name="T11">permissionListing</text:span><text:span text:style-name="T11">&gt;</text:span></text:p>
            <text:p text:style-name="P18"/>
          </table:table-cell>
        </table:table-row>
      </table:table>
      <text:h text:style-name="P31" text:outline-level="10"><text:bookmark text:name="h.ro4l8haz37p4"/></text:h>
      <text:h text:style-name="P31"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40">{</text:p>
            <text:p text:style-name="P9"><text:span text:style-name="T13"><text:s text:c="3"/>"</text:span><text:span text:style-name="T13">permissionEntries</text:span><text:span text:style-name="T13">":[</text:span></text:p>
            <text:p text:style-name="P40"><text:s text:c="6"/>{</text:p>
            <text:p text:style-name="P9"><text:span text:style-name="T13"><text:s text:c="9"/>"</text:span><text:span text:style-name="T13">userName</text:span><text:span text:style-name="T13">":"</text:span><text:span text:style-name="T13">rods</text:span><text:span text:style-name="T13">",</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07",</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40"><text:s text:c="6"/>},</text:p>
            <text:p text:style-name="P40"><text:s text:c="6"/>{</text:p>
            <text:p text:style-name="P9"><text:span text:style-name="T13"><text:s text:c="9"/>"</text:span><text:span text:style-name="T13">userName</text:span><text:span text:style-name="T13">":"</text:span><text:span text:style-name="T13">test</text:span><text:span text:style-name="T13">1",</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12",</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40"><text:s text:c="6"/>}</text:p>
            <text:p text:style-name="P40"><text:s text:c="3"/>],</text:p>
            <text:p text:style-name="P9"><text:span text:style-name="T13"><text:s text:c="3"/>"</text:span><text:span text:style-name="T13">objectType</text:span><text:span text:style-name="T13">":"</text:span><text:span text:style-name="T13">COLLECTION</text:span><text:span text:style-name="T13">",</text:span></text:p>
            <text:p text:style-name="P9"><text:span text:style-name="T13"><text:s text:c="3"/>"</text:span><text:span text:style-name="T13">absolutePathString</text:span><text:span text:style-name="T13">":"/</text:span><text:span text:style-name="T13">fedZone</text:span><text:span text:style-name="T13">1/</text:span><text:span text:style-name="T13">home</text:span><text:span text:style-name="T13">/</text:span><text:span text:style-name="T13">test</text:span><text:span text:style-name="T13">1/</text:span><text:span text:style-name="T13">jargon</text:span><text:span text:style-name="T13">-</text:span><text:span text:style-name="T13">scratch</text:span><text:span text:style-name="T13">/</text:span><text:span text:style-name="T13">RestCollectionServiceTest</text:span><text:span text:style-name="T13">/</text:span><text:span text:style-name="T13">testGetCollectionAclJson</text:span><text:span text:style-name="T13">",</text:span></text:p>
            <text:p text:style-name="P9"><text:span text:style-name="T13"><text:s text:c="3"/>"</text:span><text:span text:style-name="T13">inheritance</text:span><text:span text:style-name="T13">":</text:span><text:span text:style-name="T13">true</text:span></text:p>
            <text:p text:style-name="P40">}</text:p>
          </table:table-cell>
        </table:table-row>
      </table:table>
      <text:p text:style-name="P1"/>
      <text:p text:style-name="P16"/>
      <text:h text:style-name="P25" text:outline-level="10"><text:bookmark text:name="h.ph0debe0vpys"/><text:soft-page-break/>Add Collection Permission</text:h>
      <text:p text:style-name="P1"/>
      <text:h text:style-name="P54"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54" text:outline-level="10"><text:bookmark text:name="h.fvat0juis5tl"/>Requests</text:h>
      <text:p text:style-name="P1"/>
      <text:h text:style-name="P31" text:outline-level="10"><text:bookmark text:name="h.fjoeil91l4n4"/>Syntax</text:h>
      <text:p text:style-name="P1"/>
      <text:p text:style-name="P1">PUT <text:s/>/collection/<text:span text:style-name="T2">irodsabsolutepathtocollection</text:span>/acl/<text:span text:style-name="T2">username</text:span></text:p>
      <text:h text:style-name="P31" text:outline-level="10"><text:bookmark text:name="h.bzb9uniasm79"/></text:h>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h text:style-name="P31"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37">Name</text:p>
          </table:table-cell>
          <table:table-cell table:style-name="Table26.A1" office:value-type="string">
            <text:p text:style-name="P37">Description</text:p>
          </table:table-cell>
        </table:table-row>
        <table:table-row>
          <table:table-cell table:style-name="Table26.A1" office:value-type="string">
            <text:p text:style-name="P10">recursive</text:p>
          </table:table-cell>
          <table:table-cell table:style-name="Table26.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row>
          <table:table-cell table:style-name="Table26.A1" office:value-type="string">
            <text:p text:style-name="P10">permission</text:p>
          </table:table-cell>
          <table:table-cell table:style-name="Table26.A1" office:value-type="string">
            <text:p text:style-name="P9"><text:span text:style-name="T9">The</text:span><text:span text:style-name="T9"> </text:span><text:span text:style-name="T9">permission</text:span><text:span text:style-name="T9"> </text:span><text:span text:style-name="T9">value</text:span><text:span text:style-name="T9"> </text:span><text:span text:style-name="T9">to</text:span><text:span text:style-name="T9"> </text:span><text:span text:style-name="T9">set</text:span><text:span text:style-name="T9"> (</text:span><text:span text:style-name="T9">READ</text:span><text:span text:style-name="T9"> | </text:span><text:span text:style-name="T9">WRITE</text:span><text:span text:style-name="T9"> | </text:span><text:span text:style-name="T9">OWN</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READ</text:span></text:p>
          </table:table-cell>
        </table:table-row>
      </table:table>
      <text:p text:style-name="P1"/>
      <text:h text:style-name="P31" text:outline-level="10"><text:bookmark text:name="h.gilikj23lwty"/>Responses - XML</text:h>
      <text:p text:style-name="P16"/>
      <table:table table:name="Table27" table:style-name="Table27">
        <table:table-column table:style-name="Table27.A"/>
        <text:soft-page-break/>
        <table:table-row>
          <table:table-cell table:style-name="Table27.A1" office:value-type="string">
            <text:p text:style-name="P17"><text:span text:style-name="T11">n</text:span><text:span text:style-name="T11">/</text:span><text:span text:style-name="T11">a</text:span></text:p>
            <text:p text:style-name="P18"/>
          </table:table-cell>
        </table:table-row>
      </table:table>
      <text:h text:style-name="P31" text:outline-level="10"><text:bookmark text:name="h.e2sja7veggys"/></text:h>
      <text:h text:style-name="P31"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9"><text:span text:style-name="T13">n</text:span><text:span text:style-name="T13">/</text:span><text:span text:style-name="T13">a</text:span><text:span text:style-name="T13"> </text:span></text:p>
          </table:table-cell>
        </table:table-row>
      </table:table>
      <text:p text:style-name="P1"/>
      <text:p text:style-name="P1"/>
      <text:h text:style-name="P25" text:outline-level="10"><text:bookmark text:name="h.u4lr234t66xp"/>Remove Collection Permission</text:h>
      <text:p text:style-name="P1"/>
      <text:h text:style-name="P54"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54" text:outline-level="10"><text:bookmark text:name="h.7trqujhzy8s"/>Requests</text:h>
      <text:p text:style-name="P1"/>
      <text:h text:style-name="P31" text:outline-level="10"><text:bookmark text:name="h.7jwm3twqkyyf"/>Syntax</text:h>
      <text:p text:style-name="P1"/>
      <text:p text:style-name="P1">DELETE <text:s/>/collection/<text:span text:style-name="T2">irodsabsolutepathtocollection</text:span>/acl/<text:span text:style-name="T2">username</text:span></text:p>
      <text:p text:style-name="P2"/>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2"/>
      <text:h text:style-name="P31"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37">Name</text:p>
          </table:table-cell>
          <table:table-cell table:style-name="Table29.A1" office:value-type="string">
            <text:p text:style-name="P37">Description</text:p>
          </table:table-cell>
        </table:table-row>
        <table:table-row>
          <table:table-cell table:style-name="Table29.A1" office:value-type="string">
            <text:p text:style-name="P10">recursive</text:p>
          </table:table-cell>
          <table:table-cell table:style-name="Table29.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text:soft-page-break/></text:p>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
      <text:p text:style-name="P1"/>
      <text:h text:style-name="P31" text:outline-level="10"><text:bookmark text:name="h.qh36u0mcglo5"/>Responses - XML</text:h>
      <text:p text:style-name="P16"/>
      <table:table table:name="Table30" table:style-name="Table30">
        <table:table-column table:style-name="Table30.A"/>
        <table:table-row>
          <table:table-cell table:style-name="Table30.A1" office:value-type="string">
            <text:p text:style-name="P17"><text:span text:style-name="T11">n</text:span><text:span text:style-name="T11">/</text:span><text:span text:style-name="T11">a</text:span></text:p>
            <text:p text:style-name="P18"/>
          </table:table-cell>
        </table:table-row>
      </table:table>
      <text:h text:style-name="P31" text:outline-level="10"><text:bookmark text:name="h.nibbg5chkyu8"/></text:h>
      <text:h text:style-name="P31"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9"><text:span text:style-name="T13">n</text:span><text:span text:style-name="T13">/</text:span><text:span text:style-name="T13">a</text:span><text:span text:style-name="T13"> </text:span></text:p>
          </table:table-cell>
        </table:table-row>
      </table:table>
      <text:p text:style-name="P1"/>
      <text:p text:style-name="P16"/>
      <text:p text:style-name="P16"/>
      <text:h text:style-name="P60" text:outline-level="10"><text:bookmark text:name="h.v8wbxrhn5pal"/>Operations on Data Objects</text:h>
      <text:p text:style-name="P1"/>
      <text:p text:style-name="P1">The following operations concern iRODS Data Objects, which are files, as opposed to directories). <text:s/></text:p>
      <text:p text:style-name="P1"/>
      <text:h text:style-name="P25" text:outline-level="10"><text:bookmark text:name="h.mjfaq9lg8ghe"/>Get Data Object Information</text:h>
      <text:p text:style-name="P1"/>
      <text:h text:style-name="P54" text:outline-level="10"><text:bookmark text:name="h.e6qxigountl"/>Description</text:h>
      <text:p text:style-name="P1"/>
      <text:p text:style-name="P1">This GET operation will retrieve basic catalog metadata about the iRODS Data Object. <text:s/></text:p>
      <text:h text:style-name="P54" text:outline-level="10"><text:bookmark text:name="h.i92ualrncaii"/>Requests</text:h>
      <text:p text:style-name="P1"/>
      <text:h text:style-name="P31" text:outline-level="10"><text:bookmark text:name="h.xn43f53d37k5"/>Syntax</text:h>
      <text:p text:style-name="P1"/>
      <text:p text:style-name="P1">GET /dataObject/<text:span text:style-name="T2">irodsabsolutepathtodataobject</text:span>.<text:span text:style-name="T2">extension</text:span></text:p>
      <text:h text:style-name="P31"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37">Name</text:p>
          </table:table-cell>
          <table:table-cell table:style-name="Table32.A1" office:value-type="string">
            <text:p text:style-name="P37">Description</text:p>
          </table:table-cell>
        </table:table-row>
        <table:table-row>
          <table:table-cell table:style-name="Table32.A1" office:value-type="string">
            <text:p text:style-name="P9"><text:span text:style-name="T9">n</text:span><text:span text:style-name="T9">/</text:span><text:span text:style-name="T9">a</text:span></text:p>
          </table:table-cell>
          <table:table-cell table:style-name="Table32.A1" office:value-type="string">
            <text:p text:style-name="P10"/>
          </table:table-cell>
        </table:table-row>
      </table:table>
      <text:p text:style-name="P1"/>
      <text:p text:style-name="P1"/>
      <text:h text:style-name="P31" text:outline-level="10"><text:bookmark text:name="h.s8ufimqevmt6"/>Responses - XML</text:h>
      <text:p text:style-name="P16"/>
      <table:table table:name="Table33" table:style-name="Table33">
        <table:table-column table:style-name="Table33.A"/>
        <table:table-row>
          <table:table-cell table:style-name="Table33.A1" office:value-type="string">
            <text:p text:style-name="P17"><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17"><text:span text:style-name="T11">&lt;</text:span><text:span text:style-name="T11">ns</text:span><text:span text:style-name="T11">2:</text:span><text:span text:style-name="T11">dataObject</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text:span></text:p>
            <text:p text:style-name="P17"><text:span text:style-name="T11"><text:tab/></text:span><text:span text:style-name="T11">collectionId</text:span><text:span text:style-name="T11">="614201" </text:span><text:span text:style-name="T11">id</text:span><text:span text:style-name="T11">="614202"&gt;</text:span></text:p>
            <text:p text:style-name="P17"><text:span text:style-name="T11"><text:tab/>&lt;</text:span><text:span text:style-name="T11">checksum</text:span><text:span text:style-name="T11"> /&gt;</text:span></text:p>
            <text:p text:style-name="P17"><text:span text:style-name="T11"><text:tab/>&lt;</text:span><text:span text:style-name="T11">collectionName</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p>
            <text:p text:style-name="P17"><text:span text:style-name="T11"><text:tab/>&lt;/</text:span><text:span text:style-name="T11">collectionName</text:span><text:span text:style-name="T11">&gt;</text:span></text:p>
            <text:p text:style-name="P17"><text:span text:style-name="T11"><text:tab/>&lt;</text:span><text:span text:style-name="T11">comments</text:span><text:span text:style-name="T11"> /&gt;</text:span></text:p>
            <text:p text:style-name="P17"><text:span text:style-name="T11"><text:tab/>&lt;</text:span><text:span text:style-name="T11">createdAt</text:span><text:span text:style-name="T11">&gt;2014-01-06</text:span><text:span text:style-name="T11">T</text:span><text:span text:style-name="T11">03:58:35-05:00&lt;/</text:span><text:span text:style-name="T11">createdAt</text:span><text:span text:style-name="T11">&gt;</text:span></text:p>
            <text:p text:style-name="P17"><text:span text:style-name="T11"><text:tab/>&lt;</text:span><text:span text:style-name="T11">dataMapId</text:span><text:span text:style-name="T11">&gt;0&lt;/</text:span><text:span text:style-name="T11">dataMapId</text:span><text:span text:style-name="T11">&gt;</text:span></text:p>
            <text:p text:style-name="P17"><text:soft-page-break/><text:span text:style-name="T11"><text:tab/>&lt;</text:span><text:span text:style-name="T11">dataName</text:span><text:span text:style-name="T11">&gt;</text:span><text:span text:style-name="T11">testGetDataObjectDataXML</text:span><text:span text:style-name="T11">.</text:span><text:span text:style-name="T11">dat</text:span><text:span text:style-name="T11">&lt;/</text:span><text:span text:style-name="T11">dataName</text:span><text:span text:style-name="T11">&gt;</text:span></text:p>
            <text:p text:style-name="P17"><text:span text:style-name="T11"><text:tab/>&lt;</text:span><text:span text:style-name="T11">dataOwnerName</text:span><text:span text:style-name="T11">&gt;</text:span><text:span text:style-name="T11">test</text:span><text:span text:style-name="T11">1&lt;/</text:span><text:span text:style-name="T11">dataOwnerName</text:span><text:span text:style-name="T11">&gt;</text:span></text:p>
            <text:p text:style-name="P17"><text:span text:style-name="T11"><text:tab/>&lt;</text:span><text:span text:style-name="T11">dataOwnerZone</text:span><text:span text:style-name="T11">&gt;</text:span><text:span text:style-name="T11">fedZone</text:span><text:span text:style-name="T11">1&lt;/</text:span><text:span text:style-name="T11">dataOwnerZone</text:span><text:span text:style-name="T11">&gt;</text:span></text:p>
            <text:p text:style-name="P17"><text:span text:style-name="T11"><text:tab/>&lt;</text:span><text:span text:style-name="T11">dataPath</text:span><text:span text:style-name="T11">&gt;/</text:span><text:span text:style-name="T11">opt</text:span><text:span text:style-name="T11">/</text:span><text:span text:style-name="T11">iRODS</text:span><text:span text:style-name="T11">/</text:span><text:span text:style-name="T11">iRODS</text:span><text:span text:style-name="T11">3.3/</text:span><text:span text:style-name="T11">Vault</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span text:style-name="T11">/</text:span><text:span text:style-name="T11">testGetDataObjectDataXML</text:span><text:span text:style-name="T11">.</text:span><text:span text:style-name="T11">dat</text:span></text:p>
            <text:p text:style-name="P17"><text:span text:style-name="T11"><text:tab/>&lt;/</text:span><text:span text:style-name="T11">dataPath</text:span><text:span text:style-name="T11">&gt;</text:span></text:p>
            <text:p text:style-name="P17"><text:span text:style-name="T11"><text:tab/>&lt;</text:span><text:span text:style-name="T11">dataReplicationNumber</text:span><text:span text:style-name="T11">&gt;0&lt;/</text:span><text:span text:style-name="T11">dataReplicationNumber</text:span><text:span text:style-name="T11">&gt;</text:span></text:p>
            <text:p text:style-name="P17"><text:span text:style-name="T11"><text:tab/>&lt;</text:span><text:span text:style-name="T11">dataSize</text:span><text:span text:style-name="T11">&gt;1&lt;/</text:span><text:span text:style-name="T11">dataSize</text:span><text:span text:style-name="T11">&gt;</text:span></text:p>
            <text:p text:style-name="P17"><text:span text:style-name="T11"><text:tab/>&lt;</text:span><text:span text:style-name="T11">dataStatus</text:span><text:span text:style-name="T11"> /&gt;</text:span></text:p>
            <text:p text:style-name="P17"><text:span text:style-name="T11"><text:tab/>&lt;</text:span><text:span text:style-name="T11">dataTypeName</text:span><text:span text:style-name="T11">&gt;</text:span><text:span text:style-name="T11">generic</text:span><text:span text:style-name="T11">&lt;/</text:span><text:span text:style-name="T11">dataTypeName</text:span><text:span text:style-name="T11">&gt;</text:span></text:p>
            <text:p text:style-name="P17"><text:span text:style-name="T11"><text:tab/>&lt;</text:span><text:span text:style-name="T11">dataVersion</text:span><text:span text:style-name="T11">&gt;0&lt;/</text:span><text:span text:style-name="T11">dataVersion</text:span><text:span text:style-name="T11">&gt;</text:span></text:p>
            <text:p text:style-name="P17"><text:span text:style-name="T11"><text:tab/>&lt;</text:span><text:span text:style-name="T11">expiry</text:span><text:span text:style-name="T11"> /&gt;</text:span></text:p>
            <text:p text:style-name="P17"><text:span text:style-name="T11"><text:tab/>&lt;</text:span><text:span text:style-name="T11">objectPath</text:span><text:span text:style-name="T11"> /&gt;</text:span></text:p>
            <text:p text:style-name="P17"><text:span text:style-name="T11"><text:tab/>&lt;</text:span><text:span text:style-name="T11">replicationStatus</text:span><text:span text:style-name="T11">&gt;1&lt;/</text:span><text:span text:style-name="T11">replicationStatus</text:span><text:span text:style-name="T11">&gt;</text:span></text:p>
            <text:p text:style-name="P17"><text:span text:style-name="T11"><text:tab/>&lt;</text:span><text:span text:style-name="T11">resourceGroupName</text:span><text:span text:style-name="T11"> /&gt;</text:span></text:p>
            <text:p text:style-name="P17"><text:span text:style-name="T11"><text:tab/>&lt;</text:span><text:span text:style-name="T11">resourceName</text:span><text:span text:style-name="T11">&gt;</text:span><text:span text:style-name="T11">test</text:span><text:span text:style-name="T11">1-</text:span><text:span text:style-name="T11">resc</text:span><text:span text:style-name="T11">&lt;/</text:span><text:span text:style-name="T11">resourceName</text:span><text:span text:style-name="T11">&gt;</text:span></text:p>
            <text:p text:style-name="P17"><text:span text:style-name="T11"><text:tab/>&lt;</text:span><text:span text:style-name="T11">specColType</text:span><text:span text:style-name="T11">&gt;</text:span><text:span text:style-name="T11">NORMAL</text:span><text:span text:style-name="T11">&lt;/</text:span><text:span text:style-name="T11">specColType</text:span><text:span text:style-name="T11">&gt;</text:span></text:p>
            <text:p text:style-name="P17"><text:span text:style-name="T11"><text:tab/>&lt;</text:span><text:span text:style-name="T11">updatedAt</text:span><text:span text:style-name="T11">&gt;2014-01-06</text:span><text:span text:style-name="T11">T</text:span><text:span text:style-name="T11">03:58:35-05:00&lt;/</text:span><text:span text:style-name="T11">updatedAt</text:span><text:span text:style-name="T11">&gt;</text:span></text:p>
            <text:p text:style-name="P17"><text:span text:style-name="T11">&lt;/</text:span><text:span text:style-name="T11">ns</text:span><text:span text:style-name="T11">2:</text:span><text:span text:style-name="T11">dataObject</text:span><text:span text:style-name="T11">&gt;</text:span></text:p>
          </table:table-cell>
        </table:table-row>
      </table:table>
      <text:h text:style-name="P31" text:outline-level="10"><text:bookmark text:name="h.3hwsj8yv2clj"/></text:h>
      <text:h text:style-name="P31"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42">{</text:p>
            <text:p text:style-name="P9"><text:span text:style-name="T15"><text:s text:c="3"/></text:span><text:span text:style-name="T19">"</text:span><text:span text:style-name="T19">id</text:span><text:span text:style-name="T19">"</text:span><text:span text:style-name="T21">:</text:span><text:span text:style-name="T15">614206</text:span><text:span text:style-name="T21">,</text:span></text:p>
            <text:p text:style-name="P9"><text:span text:style-name="T15"><text:s text:c="3"/></text:span><text:span text:style-name="T19">"</text:span><text:span text:style-name="T19">collectionId</text:span><text:span text:style-name="T19">"</text:span><text:span text:style-name="T21">:</text:span><text:span text:style-name="T15">614205</text:span><text:span text:style-name="T21">,</text:span></text:p>
            <text:p text:style-name="P9"><text:span text:style-name="T15"><text:s text:c="3"/></text:span><text:span text:style-name="T19">"</text:span><text:span text:style-name="T19">dataName</text:span><text:span text:style-name="T19">"</text:span><text:span text:style-name="T21">:</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collectionName</text:span><text:span text:style-name="T19">"</text:span><text:span text:style-name="T21">:</text:span><text:span text:style-name="T15">"/</text:span><text:span text:style-name="T15">fedZone</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21">,</text:span></text:p>
            <text:p text:style-name="P9"><text:span text:style-name="T15"><text:s text:c="3"/></text:span><text:span text:style-name="T19">"</text:span><text:span text:style-name="T19">dataReplicationNumber</text:span><text:span text:style-name="T19">"</text:span><text:span text:style-name="T21">:</text:span><text:span text:style-name="T15">0</text:span><text:span text:style-name="T21">,</text:span></text:p>
            <text:p text:style-name="P9"><text:span text:style-name="T15"><text:s text:c="3"/></text:span><text:span text:style-name="T19">"</text:span><text:span text:style-name="T19">dataVersion</text:span><text:span text:style-name="T19">"</text:span><text:span text:style-name="T21">:</text:span><text:span text:style-name="T15">0</text:span><text:span text:style-name="T21">,</text:span></text:p>
            <text:p text:style-name="P9"><text:span text:style-name="T15"><text:s text:c="3"/></text:span><text:span text:style-name="T19">"</text:span><text:span text:style-name="T19">dataTypeName</text:span><text:span text:style-name="T19">"</text:span><text:span text:style-name="T21">:</text:span><text:span text:style-name="T15">"</text:span><text:span text:style-name="T15">generic</text:span><text:span text:style-name="T15">"</text:span><text:span text:style-name="T21">,</text:span></text:p>
            <text:p text:style-name="P9"><text:span text:style-name="T15"><text:s text:c="3"/></text:span><text:span text:style-name="T19">"</text:span><text:span text:style-name="T19">dataSize</text:span><text:span text:style-name="T19">"</text:span></text:p>
            <text:p text:style-name="P9"><text:span text:style-name="T15"><text:s text:c="3"/></text:span><text:span text:style-name="T19">"</text:span><text:span text:style-name="T19">resourceGroupName</text:span><text:span text:style-name="T19">"</text:span><text:span text:style-name="T21">:</text:span><text:span text:style-name="T15">""</text:span><text:span text:style-name="T21">,</text:span></text:p>
            <text:p text:style-name="P12"/>
            <text:p text:style-name="P9"><text:span text:style-name="T15"><text:s text:c="3"/></text:span><text:span text:style-name="T19">"</text:span><text:span text:style-name="T19">resourceName</text:span><text:span text:style-name="T19">"</text:span><text:span text:style-name="T21">:</text:span><text:span text:style-name="T15">"</text:span><text:span text:style-name="T15">test</text:span><text:span text:style-name="T15">1-</text:span><text:span text:style-name="T15">resc</text:span><text:span text:style-name="T15">"</text:span><text:span text:style-name="T21">,</text:span></text:p>
            <text:p text:style-name="P9"><text:span text:style-name="T15"><text:s text:c="3"/></text:span><text:span text:style-name="T19">"</text:span><text:span text:style-name="T19">dataPath</text:span><text:span text:style-name="T19">"</text:span><text:span text:style-name="T21">:</text:span><text:span text:style-name="T15">"/</text:span><text:span text:style-name="T15">opt</text:span><text:span text:style-name="T15">/</text:span><text:span text:style-name="T15">iRODS</text:span><text:span text:style-name="T15">/</text:span><text:span text:style-name="T15">iRODS</text:span><text:span text:style-name="T15">3.3/</text:span><text:span text:style-name="T15">Vault</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dataOwnerName</text:span><text:span text:style-name="T19">"</text:span><text:span text:style-name="T21">:</text:span><text:span text:style-name="T15">"</text:span><text:span text:style-name="T15">test</text:span><text:span text:style-name="T15">1"</text:span><text:span text:style-name="T21">,</text:span></text:p>
            <text:p text:style-name="P9"><text:soft-page-break/><text:span text:style-name="T15"><text:s text:c="3"/></text:span><text:span text:style-name="T19">"</text:span><text:span text:style-name="T19">dataOwnerZone</text:span><text:span text:style-name="T19">"</text:span><text:span text:style-name="T21">:</text:span><text:span text:style-name="T15">"</text:span><text:span text:style-name="T15">fedZone</text:span><text:span text:style-name="T15">1"</text:span><text:span text:style-name="T21">,</text:span></text:p>
            <text:p text:style-name="P9"><text:span text:style-name="T15"><text:s text:c="3"/></text:span><text:span text:style-name="T19">"</text:span><text:span text:style-name="T19">replicationStatus</text:span><text:span text:style-name="T19">"</text:span><text:span text:style-name="T21">:</text:span><text:span text:style-name="T15">"1"</text:span><text:span text:style-name="T21">,</text:span></text:p>
            <text:p text:style-name="P9"><text:span text:style-name="T15"><text:s text:c="3"/></text:span><text:span text:style-name="T19">"</text:span><text:span text:style-name="T19">dataStatus</text:span><text:span text:style-name="T19">"</text:span><text:span text:style-name="T21">:</text:span><text:span text:style-name="T15">""</text:span><text:span text:style-name="T21">,</text:span></text:p>
            <text:p text:style-name="P9"><text:span text:style-name="T15"><text:s text:c="3"/></text:span><text:span text:style-name="T19">"</text:span><text:span text:style-name="T19">checksum</text:span><text:span text:style-name="T19">"</text:span><text:span text:style-name="T21">:</text:span><text:span text:style-name="T15">""</text:span><text:span text:style-name="T21">,</text:span></text:p>
            <text:p text:style-name="P9"><text:span text:style-name="T15"><text:s text:c="3"/></text:span><text:span text:style-name="T19">"</text:span><text:span text:style-name="T19">expiry</text:span><text:span text:style-name="T19">"</text:span><text:span text:style-name="T21">:</text:span><text:span text:style-name="T15">""</text:span><text:span text:style-name="T21">,</text:span></text:p>
            <text:p text:style-name="P9"><text:span text:style-name="T15"><text:s text:c="3"/></text:span><text:span text:style-name="T19">"</text:span><text:span text:style-name="T19">dataMapId</text:span><text:span text:style-name="T19">"</text:span><text:span text:style-name="T21">:</text:span><text:span text:style-name="T15">0</text:span><text:span text:style-name="T21">,</text:span></text:p>
            <text:p text:style-name="P9"><text:span text:style-name="T15"><text:s text:c="3"/></text:span><text:span text:style-name="T19">"</text:span><text:span text:style-name="T19">comments</text:span><text:span text:style-name="T19">"</text:span><text:span text:style-name="T21">:</text:span><text:span text:style-name="T15">""</text:span><text:span text:style-name="T21">,</text:span></text:p>
            <text:p text:style-name="P9"><text:span text:style-name="T15"><text:s text:c="3"/></text:span><text:span text:style-name="T19">"</text:span><text:span text:style-name="T19">cre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upd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specColType</text:span><text:span text:style-name="T19">"</text:span><text:span text:style-name="T21">:</text:span><text:span text:style-name="T15">"</text:span><text:span text:style-name="T15">NORMAL</text:span><text:span text:style-name="T15">"</text:span><text:span text:style-name="T21">,</text:span></text:p>
            <text:p text:style-name="P9"><text:span text:style-name="T15"><text:s text:c="3"/></text:span><text:span text:style-name="T19">"</text:span><text:span text:style-name="T19">objectPath</text:span><text:span text:style-name="T19">"</text:span><text:span text:style-name="T21">:</text:span><text:span text:style-name="T15">""</text:span></text:p>
            <text:p text:style-name="P42">}</text:p>
          </table:table-cell>
        </table:table-row>
      </table:table>
      <text:h text:style-name="P25" text:outline-level="10"><text:bookmark text:name="h.3ductck15rp4"/></text:h>
      <text:h text:style-name="P54" text:outline-level="10"><text:bookmark text:name="h.6lsvep1259jf"/>Requests</text:h>
      <text:p text:style-name="P1"/>
      <text:p text:style-name="P1"/>
      <text:h text:style-name="P31" text:outline-level="10"><text:bookmark text:name="h.ugjt3cpxgy7j"/>Syntax</text:h>
      <text:p text:style-name="P1"/>
      <text:p text:style-name="P1">DELETE /dataObject/<text:span text:style-name="T2">irodsabsolutepathtodataobject</text:span>.<text:span text:style-name="T2">extension</text:span></text:p>
      <text:h text:style-name="P31"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37">Name</text:p>
          </table:table-cell>
          <table:table-cell table:style-name="Table35.A1" office:value-type="string">
            <text:p text:style-name="P37">Description</text:p>
          </table:table-cell>
        </table:table-row>
        <table:table-row>
          <table:table-cell table:style-name="Table35.A1" office:value-type="string">
            <text:p text:style-name="P9"><text:span text:style-name="T9">n</text:span><text:span text:style-name="T9">/</text:span><text:span text:style-name="T9">a</text:span></text:p>
          </table:table-cell>
          <table:table-cell table:style-name="Table35.A1" office:value-type="string">
            <text:p text:style-name="P10"/>
          </table:table-cell>
        </table:table-row>
      </table:table>
      <text:p text:style-name="P1"/>
      <text:p text:style-name="P1"/>
      <text:p text:style-name="P1"/>
      <text:p text:style-name="P1"/>
      <text:p text:style-name="P1"/>
      <text:h text:style-name="P31" text:outline-level="10"><text:bookmark text:name="h.cv4xaow9zwij"/>Responses - XML</text:h>
      <text:p text:style-name="P16"/>
      <table:table table:name="Table36" table:style-name="Table36">
        <table:table-column table:style-name="Table36.A"/>
        <table:table-row>
          <table:table-cell table:style-name="Table36.A1" office:value-type="string">
            <text:p text:style-name="P14"><text:span text:style-name="T11">n</text:span><text:span text:style-name="T11">/</text:span><text:span text:style-name="T11">a</text:span></text:p>
          </table:table-cell>
        </table:table-row>
      </table:table>
      <text:h text:style-name="P31"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9"><text:span text:style-name="T11">n</text:span><text:span text:style-name="T11">/</text:span><text:span text:style-name="T11">a</text:span></text:p>
          </table:table-cell>
        </table:table-row>
      </table:table>
      <text:p text:style-name="P13"/>
      <text:p text:style-name="P15"/>
      <text:p text:style-name="P15"/>
      <text:h text:style-name="P25" text:outline-level="10"><text:bookmark text:name="h.z27148w8gkyg"/><text:soft-page-break/>Get Data Object File Content (File Download)</text:h>
      <text:p text:style-name="P1"/>
      <text:h text:style-name="P54"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1"><text:span text:style-name="T2">NOTE</text:span><text:span text:style-name="T2">: </text:span><text:span text:style-name="T2">should</text:span><text:span text:style-name="T2"> </text:span><text:span text:style-name="T2">we</text:span><text:span text:style-name="T2"> </text:span><text:span text:style-name="T2">here</text:span><text:span text:style-name="T2"> </text:span><text:span text:style-name="T2">consider</text:span><text:span text:style-name="T2"> </text:span><text:span text:style-name="T2">the</text:span><text:span text:style-name="T2"> </text:span><text:span text:style-name="T2">file</text:span><text:span text:style-name="T2"> </text:span><text:span text:style-name="T2">contents</text:span><text:span text:style-name="T2"> </text:span><text:span text:style-name="T2">as</text:span><text:span text:style-name="T2"> </text:span><text:span text:style-name="T2">a</text:span><text:span text:style-name="T2"> </text:span><text:span text:style-name="T2">sub</text:span><text:span text:style-name="T2">-</text:span><text:span text:style-name="T2">resource</text:span><text:span text:style-name="T2"> </text:span><text:span text:style-name="T2">instead</text:span><text:span text:style-name="T2">? <text:s/></text:span><text:span text:style-name="T2">This</text:span><text:span text:style-name="T2"> </text:span><text:span text:style-name="T2">might</text:span><text:span text:style-name="T2"> </text:span><text:span text:style-name="T2">make</text:span><text:span text:style-name="T2"> </text:span><text:span text:style-name="T2">it</text:span><text:span text:style-name="T2"> </text:span><text:span text:style-name="T2">more</text:span><text:span text:style-name="T2"> </text:span><text:span text:style-name="T2">consistent</text:span><text:span text:style-name="T2">?</text:span></text:p>
      <text:p text:style-name="P2"/>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text:span><text:span text:style-name="T7"> </text:span><text:span text:style-name="T7">httpGet</text:span><text:span text:style-name="T7"> = </text:span><text:span text:style-name="T7">new</text:span><text:span text:style-name="T7"> </text:span><text:span text:style-name="T7">HttpGet</text:span><text:span text:style-name="T7">(</text:span><text:span text:style-name="T7">sb</text:span><text:span text:style-name="T7">.</text:span><text:span text:style-name="T7">toString</text:span><text:span text:style-name="T7">());</text:span></text:p>
      <text:p text:style-name="P4"/>
      <text:p text:style-name="P1"><text:span text:style-name="T7"><text:tab/></text:span><text:span text:style-name="T7">HttpResponse</text:span><text:span text:style-name="T7"> </text:span><text:span text:style-name="T7">response</text:span><text:span text:style-name="T7"> = </text:span><text:span text:style-name="T7">clientAndContext</text:span><text:span text:style-name="T7">.</text:span><text:span text:style-name="T7">getHttpClient</text:span><text:span text:style-name="T7">().</text:span><text:span text:style-name="T7">execute</text:span><text:span text:style-name="T7">(</text:span></text:p>
      <text:p text:style-name="P1"><text:span text:style-name="T7"><text:tab/><text:tab/><text:tab/><text:tab/><text:tab/></text:span><text:span text:style-name="T7">httpGet</text:span><text:span text:style-name="T7">, </text:span><text:span text:style-name="T7">clientAndContext</text:span><text:span text:style-name="T7">.</text:span><text:span text:style-name="T7">getHttpContext</text:span><text:span text:style-name="T7">());</text:span></text:p>
      <text:p text:style-name="P4"/>
      <text:p text:style-name="P1"><text:span text:style-name="T7"><text:tab/></text:span><text:span text:style-name="T7">HttpEntity</text:span><text:span text:style-name="T7"> </text:span><text:span text:style-name="T7">entity</text:span><text:span text:style-name="T7"> = </text:span><text:span text:style-name="T7">response</text:span><text:span text:style-name="T7">.</text:span><text:span text:style-name="T7">getEntity</text:span><text:span text:style-name="T7">();</text:span></text:p>
      <text:p text:style-name="P1"><text:span text:style-name="T7"><text:tab/></text:span><text:span text:style-name="T7">long</text:span><text:span text:style-name="T7"> </text:span><text:span text:style-name="T7">len</text:span><text:span text:style-name="T7"> = 0;</text:span></text:p>
      <text:p text:style-name="P1"><text:span text:style-name="T7"><text:tab/></text:span><text:span text:style-name="T7">InputStream</text:span><text:span text:style-name="T7"> </text:span><text:span text:style-name="T7">inputStream</text:span><text:span text:style-name="T7"> = </text:span><text:span text:style-name="T7">null</text:span><text:span text:style-name="T7">;</text:span></text:p>
      <text:p text:style-name="P4"/>
      <text:p text:style-name="P1"><text:span text:style-name="T7"><text:tab/></text:span><text:span text:style-name="T7">if</text:span><text:span text:style-name="T7"> (</text:span><text:span text:style-name="T7">entity</text:span><text:span text:style-name="T7"> != </text:span><text:span text:style-name="T7">null</text:span><text:span text:style-name="T7">) {</text:span></text:p>
      <text:p text:style-name="P1"><text:span text:style-name="T7"><text:tab/><text:tab/></text:span><text:span text:style-name="T7">len</text:span><text:span text:style-name="T7"> = </text:span><text:span text:style-name="T7">entity</text:span><text:span text:style-name="T7">.</text:span><text:span text:style-name="T7">getContentLength</text:span><text:span text:style-name="T7">();</text:span></text:p>
      <text:p text:style-name="P1"><text:span text:style-name="T7"><text:tab/><text:tab/></text:span><text:span text:style-name="T7">inputStream</text:span><text:span text:style-name="T7"> = </text:span><text:span text:style-name="T7">entity</text:span><text:span text:style-name="T7">.</text:span><text:span text:style-name="T7">getContent</text:span><text:span text:style-name="T7">();</text:span></text:p>
      <text:p text:style-name="P1"><text:span text:style-name="T7"><text:tab/><text:tab/>// </text:span><text:span text:style-name="T7">write</text:span><text:span text:style-name="T7"> </text:span><text:span text:style-name="T7">the</text:span><text:span text:style-name="T7"> </text:span><text:span text:style-name="T7">file</text:span><text:span text:style-name="T7"> </text:span><text:span text:style-name="T7">to</text:span><text:span text:style-name="T7"> </text:span><text:span text:style-name="T7">wherever</text:span><text:span text:style-name="T7"> </text:span><text:span text:style-name="T7">you</text:span><text:span text:style-name="T7"> </text:span><text:span text:style-name="T7">want</text:span><text:span text:style-name="T7"> </text:span><text:span text:style-name="T7">it</text:span><text:span text:style-name="T7">.</text:span></text:p>
      <text:p text:style-name="P4"><text:tab/>}</text:p>
      <text:p text:style-name="P1"/>
      <text:h text:style-name="P54" text:outline-level="10"><text:bookmark text:name="h.njcywl8tvtul"/>Requests</text:h>
      <text:h text:style-name="P31" text:outline-level="10"><text:bookmark text:name="h.gk7cpxhm2umr"/>Syntax</text:h>
      <text:p text:style-name="P1"/>
      <text:p text:style-name="P1">GET /fileContents/<text:span text:style-name="T2">irodsabsolutepathtodataobject</text:span>.<text:span text:style-name="T2">extension</text:span></text:p>
      <text:h text:style-name="P31" text:outline-level="10"><text:bookmark text:name="h.mz9esygalc5a"/>Request Parameters</text:h>
      <text:p text:style-name="P1"/>
      <text:p text:style-name="P1"><text:span text:style-name="T2">TODO</text:span><text:span text:style-name="T2">: </text:span><text:span text:style-name="T2">add</text:span><text:span text:style-name="T2"> </text:span><text:span text:style-name="T2">param</text:span><text:span text:style-name="T2"> </text:span><text:span text:style-name="T2">to</text:span><text:span text:style-name="T2"> </text:span><text:span text:style-name="T2">download</text:span><text:span text:style-name="T2"> </text:span><text:span text:style-name="T2">segments</text:span><text:span text:style-name="T2"> </text:span><text:span text:style-name="T2">of</text:span><text:span text:style-name="T2"> </text:span><text:span text:style-name="T2">a</text:span><text:span text:style-name="T2"> </text:span><text:span text:style-name="T2">file</text:span><text:span text:style-name="T2"> </text:span><text:span text:style-name="T2">with</text:span><text:span text:style-name="T2"> </text:span><text:span text:style-name="T2">offset</text:span><text:span text:style-name="T2"> </text:span><text:span text:style-name="T2">and</text:span><text:span text:style-name="T2"> </text:span><text:span text:style-name="T2">length</text:span></text:p>
      <text:p text:style-name="P1"/>
      <text:p text:style-name="P1"/>
      <table:table table:name="Table38" table:style-name="Table38">
        <table:table-column table:style-name="Table38.A" table:number-columns-repeated="2"/>
        <text:soft-page-break/>
        <table:table-row>
          <table:table-cell table:style-name="Table38.A1" office:value-type="string">
            <text:p text:style-name="P37">Name</text:p>
          </table:table-cell>
          <table:table-cell table:style-name="Table38.A1" office:value-type="string">
            <text:p text:style-name="P37">Description</text:p>
          </table:table-cell>
        </table:table-row>
        <table:table-row>
          <table:table-cell table:style-name="Table38.A1" office:value-type="string">
            <text:p text:style-name="P9"><text:span text:style-name="T9">n</text:span><text:span text:style-name="T9">/</text:span><text:span text:style-name="T9">a</text:span></text:p>
          </table:table-cell>
          <table:table-cell table:style-name="Table38.A1" office:value-type="string">
            <text:p text:style-name="P10"/>
          </table:table-cell>
        </table:table-row>
      </table:table>
      <text:p text:style-name="P1"/>
      <text:p text:style-name="P1"/>
      <text:h text:style-name="P31" text:outline-level="10"><text:bookmark text:name="h.lyv2tmux1ovl"/>Responses - XML</text:h>
      <text:p text:style-name="P16"/>
      <table:table table:name="Table39" table:style-name="Table39">
        <table:table-column table:style-name="Table39.A"/>
        <table:table-row>
          <table:table-cell table:style-name="Table39.A1" office:value-type="string">
            <text:p text:style-name="P14"><text:span text:style-name="T11">n</text:span><text:span text:style-name="T11">/</text:span><text:span text:style-name="T11">a</text:span></text:p>
          </table:table-cell>
        </table:table-row>
      </table:table>
      <text:h text:style-name="P31" text:outline-level="10"><text:bookmark text:name="h.vfi374ym5d3k"/></text:h>
      <text:h text:style-name="P31"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9"><text:span text:style-name="T11">n</text:span><text:span text:style-name="T11">/</text:span><text:span text:style-name="T11">a</text:span></text:p>
          </table:table-cell>
        </table:table-row>
      </table:table>
      <text:p text:style-name="P1"/>
      <text:p text:style-name="P16"/>
      <text:p text:style-name="P16"/>
      <text:h text:style-name="P27" text:outline-level="10"><text:bookmark text:name="h.tz74003clpmu"/>Post Data Object File Content (File Upload)</text:h>
      <text:p text:style-name="P1"/>
      <text:h text:style-name="P54"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1"><text:span text:style-name="T2">NOTE</text:span><text:span text:style-name="T2">: </text:span><text:span text:style-name="T2">should</text:span><text:span text:style-name="T2"> </text:span><text:span text:style-name="T2">we</text:span><text:span text:style-name="T2"> </text:span><text:span text:style-name="T2">here</text:span><text:span text:style-name="T2"> </text:span><text:span text:style-name="T2">consider</text:span><text:span text:style-name="T2"> </text:span><text:span text:style-name="T2">the</text:span><text:span text:style-name="T2"> </text:span><text:span text:style-name="T2">file</text:span><text:span text:style-name="T2"> </text:span><text:span text:style-name="T2">contents</text:span><text:span text:style-name="T2"> </text:span><text:span text:style-name="T2">as</text:span><text:span text:style-name="T2"> </text:span><text:span text:style-name="T2">a</text:span><text:span text:style-name="T2"> </text:span><text:span text:style-name="T2">sub</text:span><text:span text:style-name="T2">-</text:span><text:span text:style-name="T2">resource</text:span><text:span text:style-name="T2"> </text:span><text:span text:style-name="T2">instead</text:span><text:span text:style-name="T2">? <text:s/></text:span><text:span text:style-name="T2">This</text:span><text:span text:style-name="T2"> </text:span><text:span text:style-name="T2">might</text:span><text:span text:style-name="T2"> </text:span><text:span text:style-name="T2">make</text:span><text:span text:style-name="T2"> </text:span><text:span text:style-name="T2">it</text:span><text:span text:style-name="T2"> </text:span><text:span text:style-name="T2">more</text:span><text:span text:style-name="T2"> </text:span><text:span text:style-name="T2">consistent</text:span><text:span text:style-name="T2">?</text:span></text:p>
      <text:p text:style-name="P2"/>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text:span><text:span text:style-name="T7"> </text:span><text:span text:style-name="T7">httpPost</text:span><text:span text:style-name="T7"> = </text:span><text:span text:style-name="T7">new</text:span><text:span text:style-name="T7"> </text:span><text:span text:style-name="T7">HttpPost</text:span><text:span text:style-name="T7">(</text:span><text:span text:style-name="T7">sb</text:span><text:span text:style-name="T7">.</text:span><text:span text:style-name="T7">toString</text:span><text:span text:style-name="T7">());</text:span></text:p>
      <text:p text:style-name="P1"><text:span text:style-name="T7"><text:tab/></text:span><text:span text:style-name="T7">httpPost</text:span><text:span text:style-name="T7">.</text:span><text:span text:style-name="T7">addHeader</text:span><text:span text:style-name="T7">("</text:span><text:span text:style-name="T7">accept</text:span><text:span text:style-name="T7">", "</text:span><text:span text:style-name="T7">application</text:span><text:span text:style-name="T7">/</text:span><text:span text:style-name="T7">json</text:span><text:span text:style-name="T7">");</text:span></text:p>
      <text:p text:style-name="P1"><text:span text:style-name="T7"><text:tab/>// </text:span><text:span text:style-name="T7">httpPost</text:span><text:span text:style-name="T7">.</text:span><text:span text:style-name="T7">addHeader</text:span><text:span text:style-name="T7">("</text:span><text:span text:style-name="T7">Content</text:span><text:span text:style-name="T7">-</text:span><text:span text:style-name="T7">type</text:span><text:span text:style-name="T7">", "</text:span><text:span text:style-name="T7">multipart</text:span><text:span text:style-name="T7">/</text:span><text:span text:style-name="T7">form</text:span><text:span text:style-name="T7">-</text:span><text:span text:style-name="T7">data</text:span><text:span text:style-name="T7">");</text:span></text:p>
      <text:p text:style-name="P1"><text:span text:style-name="T7"><text:tab/></text:span><text:span text:style-name="T7">FileBody</text:span><text:span text:style-name="T7"> </text:span><text:span text:style-name="T7">fileEntity</text:span><text:span text:style-name="T7"> = </text:span><text:span text:style-name="T7">new</text:span><text:span text:style-name="T7"> </text:span><text:span text:style-name="T7">FileBody</text:span><text:span text:style-name="T7">(</text:span><text:span text:style-name="T7">localFile</text:span><text:span text:style-name="T7">,</text:span></text:p>
      <text:p text:style-name="P1"><text:span text:style-name="T7"><text:tab/><text:tab/><text:tab/><text:tab/><text:tab/>"</text:span><text:span text:style-name="T7">application</text:span><text:span text:style-name="T7">/</text:span><text:span text:style-name="T7">octet</text:span><text:span text:style-name="T7">-</text:span><text:span text:style-name="T7">stream</text:span><text:span text:style-name="T7">");</text:span></text:p>
      <text:p text:style-name="P1"><text:span text:style-name="T7"><text:tab/></text:span><text:span text:style-name="T7">MultipartEntity</text:span><text:span text:style-name="T7"> </text:span><text:span text:style-name="T7">reqEntity</text:span><text:span text:style-name="T7"> = </text:span><text:span text:style-name="T7">new</text:span><text:span text:style-name="T7"> </text:span><text:span text:style-name="T7">MultipartEntity</text:span><text:span text:style-name="T7">(</text:span></text:p>
      <text:p text:style-name="P1"><text:span text:style-name="T7"><text:tab/><text:tab/><text:tab/><text:tab/><text:tab/></text:span><text:span text:style-name="T7">HttpMultipartMode</text:span><text:span text:style-name="T7">.</text:span><text:span text:style-name="T7">BROWSER</text:span><text:span text:style-name="T7">_</text:span><text:span text:style-name="T7">COMPATIBLE</text:span><text:span text:style-name="T7">);</text:span></text:p>
      <text:p text:style-name="P1"><text:span text:style-name="T7"><text:tab/></text:span><text:span text:style-name="T7">reqEntity</text:span><text:span text:style-name="T7">.</text:span><text:span text:style-name="T7">addPart</text:span><text:span text:style-name="T7">("</text:span><text:span text:style-name="T7">uploadFile</text:span><text:span text:style-name="T7">", </text:span><text:span text:style-name="T7">fileEntity</text:span><text:span text:style-name="T7">);</text:span></text:p>
      <text:p text:style-name="P1"><text:span text:style-name="T7"><text:tab/></text:span><text:span text:style-name="T7">httpPost</text:span><text:span text:style-name="T7">.</text:span><text:span text:style-name="T7">setEntity</text:span><text:span text:style-name="T7">(</text:span><text:span text:style-name="T7">reqEntity</text:span><text:span text:style-name="T7">);</text:span></text:p>
      <text:p text:style-name="P1"><text:span text:style-name="T7"><text:tab/></text:span><text:span text:style-name="T7">HttpResponse</text:span><text:span text:style-name="T7"> </text:span><text:span text:style-name="T7">response</text:span><text:span text:style-name="T7"> = </text:span><text:span text:style-name="T7">clientAndContext</text:span><text:span text:style-name="T7">.</text:span><text:span text:style-name="T7">getHttpClient</text:span><text:span text:style-name="T7">().</text:span><text:span text:style-name="T7">execute</text:span><text:span text:style-name="T7">(</text:span></text:p>
      <text:p text:style-name="P1"><text:span text:style-name="T7"><text:tab/></text:span><text:span text:style-name="T7">httpPost</text:span><text:span text:style-name="T7">, </text:span><text:span text:style-name="T7">clientAndContext</text:span><text:span text:style-name="T7">.</text:span><text:span text:style-name="T7">getHttpContext</text:span><text:span text:style-name="T7">());</text:span></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54" text:outline-level="10"><text:bookmark text:name="h.7nx7jkcyo4ht"/>Requests</text:h>
      <text:h text:style-name="P31" text:outline-level="10"><text:bookmark text:name="h.h3rj6r2lh79v"/>Syntax</text:h>
      <text:p text:style-name="P1"/>
      <text:p text:style-name="P1">POST /fileContents/<text:span text:style-name="T2">irodsabsolutepathtodataobject</text:span>.<text:span text:style-name="T2">extension</text:span></text:p>
      <text:h text:style-name="P31" text:outline-level="10"><text:bookmark text:name="h.5cmjx6h1uhua"/>Request Parameters</text:h>
      <text:p text:style-name="P1"/>
      <text:p text:style-name="P1"><text:span text:style-name="T2">TODO</text:span><text:span text:style-name="T2">: </text:span><text:span text:style-name="T2">add</text:span><text:span text:style-name="T2"> </text:span><text:span text:style-name="T2">param</text:span><text:span text:style-name="T2"> </text:span><text:span text:style-name="T2">to</text:span><text:span text:style-name="T2"> </text:span><text:span text:style-name="T2">upload</text:span><text:span text:style-name="T2"> </text:span><text:span text:style-name="T2">segments</text:span><text:span text:style-name="T2"> </text:span><text:span text:style-name="T2">of</text:span><text:span text:style-name="T2"> </text:span><text:span text:style-name="T2">a</text:span><text:span text:style-name="T2"> </text:span><text:span text:style-name="T2">file</text:span><text:span text:style-name="T2"> </text:span><text:span text:style-name="T2">with</text:span><text:span text:style-name="T2"> </text:span><text:span text:style-name="T2">offset</text:span><text:span text:style-name="T2"> </text:span><text:span text:style-name="T2">and</text:span><text:span text:style-name="T2"> </text:span><text:span text:style-name="T2">length</text:span></text:p>
      <text:p text:style-name="P1"/>
      <text:p text:style-name="P1"/>
      <table:table table:name="Table41" table:style-name="Table41">
        <table:table-column table:style-name="Table41.A" table:number-columns-repeated="2"/>
        <text:soft-page-break/>
        <table:table-row>
          <table:table-cell table:style-name="Table41.A1" office:value-type="string">
            <text:p text:style-name="P37">Name</text:p>
          </table:table-cell>
          <table:table-cell table:style-name="Table41.A1" office:value-type="string">
            <text:p text:style-name="P37">Description</text:p>
          </table:table-cell>
        </table:table-row>
        <table:table-row>
          <table:table-cell table:style-name="Table41.A1" office:value-type="string">
            <text:p text:style-name="P9"><text:span text:style-name="T9">n</text:span><text:span text:style-name="T9">/</text:span><text:span text:style-name="T9">a</text:span></text:p>
          </table:table-cell>
          <table:table-cell table:style-name="Table41.A1" office:value-type="string">
            <text:p text:style-name="P10"/>
          </table:table-cell>
        </table:table-row>
      </table:table>
      <text:p text:style-name="P1"/>
      <text:p text:style-name="P1"/>
      <text:h text:style-name="P31" text:outline-level="10"><text:bookmark text:name="h.g22x8cfboukl"/>Responses - XML</text:h>
      <text:p text:style-name="P16"/>
      <table:table table:name="Table42" table:style-name="Table42">
        <table:table-column table:style-name="Table42.A"/>
        <table:table-row>
          <table:table-cell table:style-name="Table42.A1" office:value-type="string">
            <text:p text:style-name="P17"><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17"><text:span text:style-name="T11">&lt;</text:span><text:span text:style-name="T11">ns</text:span><text:span text:style-name="T11">2:</text:span><text:span text:style-name="T11">dataObject</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text:span></text:p>
            <text:p text:style-name="P17"><text:span text:style-name="T11"><text:tab/></text:span><text:span text:style-name="T11">collectionId</text:span><text:span text:style-name="T11">="614201" </text:span><text:span text:style-name="T11">id</text:span><text:span text:style-name="T11">="614202"&gt;</text:span></text:p>
            <text:p text:style-name="P17"><text:span text:style-name="T11"><text:tab/>&lt;</text:span><text:span text:style-name="T11">checksum</text:span><text:span text:style-name="T11"> /&gt;</text:span></text:p>
            <text:p text:style-name="P17"><text:span text:style-name="T11"><text:tab/>&lt;</text:span><text:span text:style-name="T11">collectionName</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p>
            <text:p text:style-name="P17"><text:span text:style-name="T11"><text:tab/>&lt;/</text:span><text:span text:style-name="T11">collectionName</text:span><text:span text:style-name="T11">&gt;</text:span></text:p>
            <text:p text:style-name="P17"><text:span text:style-name="T11"><text:tab/>&lt;</text:span><text:span text:style-name="T11">comments</text:span><text:span text:style-name="T11"> /&gt;</text:span></text:p>
            <text:p text:style-name="P17"><text:span text:style-name="T11"><text:tab/>&lt;</text:span><text:span text:style-name="T11">createdAt</text:span><text:span text:style-name="T11">&gt;2014-01-06</text:span><text:span text:style-name="T11">T</text:span><text:span text:style-name="T11">03:58:35-05:00&lt;/</text:span><text:span text:style-name="T11">createdAt</text:span><text:span text:style-name="T11">&gt;</text:span></text:p>
            <text:p text:style-name="P17"><text:span text:style-name="T11"><text:tab/>&lt;</text:span><text:span text:style-name="T11">dataMapId</text:span><text:span text:style-name="T11">&gt;0&lt;/</text:span><text:span text:style-name="T11">dataMapId</text:span><text:span text:style-name="T11">&gt;</text:span></text:p>
            <text:p text:style-name="P17"><text:span text:style-name="T11"><text:tab/>&lt;</text:span><text:span text:style-name="T11">dataName</text:span><text:span text:style-name="T11">&gt;</text:span><text:span text:style-name="T11">testGetDataObjectDataXML</text:span><text:span text:style-name="T11">.</text:span><text:span text:style-name="T11">dat</text:span><text:span text:style-name="T11">&lt;/</text:span><text:span text:style-name="T11">dataName</text:span><text:span text:style-name="T11">&gt;</text:span></text:p>
            <text:p text:style-name="P17"><text:span text:style-name="T11"><text:tab/>&lt;</text:span><text:span text:style-name="T11">dataOwnerName</text:span><text:span text:style-name="T11">&gt;</text:span><text:span text:style-name="T11">test</text:span><text:span text:style-name="T11">1&lt;/</text:span><text:span text:style-name="T11">dataOwnerName</text:span><text:span text:style-name="T11">&gt;</text:span></text:p>
            <text:p text:style-name="P17"><text:span text:style-name="T11"><text:tab/>&lt;</text:span><text:span text:style-name="T11">dataOwnerZone</text:span><text:span text:style-name="T11">&gt;</text:span><text:span text:style-name="T11">fedZone</text:span><text:span text:style-name="T11">1&lt;/</text:span><text:span text:style-name="T11">dataOwnerZone</text:span><text:span text:style-name="T11">&gt;</text:span></text:p>
            <text:p text:style-name="P17"><text:span text:style-name="T11"><text:tab/>&lt;</text:span><text:span text:style-name="T11">dataPath</text:span><text:span text:style-name="T11">&gt;/</text:span><text:span text:style-name="T11">opt</text:span><text:span text:style-name="T11">/</text:span><text:span text:style-name="T11">iRODS</text:span><text:span text:style-name="T11">/</text:span><text:span text:style-name="T11">iRODS</text:span><text:span text:style-name="T11">3.3/</text:span><text:span text:style-name="T11">Vault</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span text:style-name="T11">/</text:span><text:span text:style-name="T11">testGetDataObjectDataXML</text:span><text:span text:style-name="T11">.</text:span><text:span text:style-name="T11">dat</text:span></text:p>
            <text:p text:style-name="P17"><text:span text:style-name="T11"><text:tab/>&lt;/</text:span><text:span text:style-name="T11">dataPath</text:span><text:span text:style-name="T11">&gt;</text:span></text:p>
            <text:p text:style-name="P17"><text:span text:style-name="T11"><text:tab/>&lt;</text:span><text:span text:style-name="T11">dataReplicationNumber</text:span><text:span text:style-name="T11">&gt;0&lt;/</text:span><text:span text:style-name="T11">dataReplicationNumber</text:span><text:span text:style-name="T11">&gt;</text:span></text:p>
            <text:p text:style-name="P17"><text:span text:style-name="T11"><text:tab/>&lt;</text:span><text:span text:style-name="T11">dataSize</text:span><text:span text:style-name="T11">&gt;1&lt;/</text:span><text:span text:style-name="T11">dataSize</text:span><text:span text:style-name="T11">&gt;</text:span></text:p>
            <text:p text:style-name="P17"><text:span text:style-name="T11"><text:tab/>&lt;</text:span><text:span text:style-name="T11">dataStatus</text:span><text:span text:style-name="T11"> /&gt;</text:span></text:p>
            <text:p text:style-name="P17"><text:span text:style-name="T11"><text:tab/>&lt;</text:span><text:span text:style-name="T11">dataTypeName</text:span><text:span text:style-name="T11">&gt;</text:span><text:span text:style-name="T11">generic</text:span><text:span text:style-name="T11">&lt;/</text:span><text:span text:style-name="T11">dataTypeName</text:span><text:span text:style-name="T11">&gt;</text:span></text:p>
            <text:p text:style-name="P17"><text:span text:style-name="T11"><text:tab/>&lt;</text:span><text:span text:style-name="T11">dataVersion</text:span><text:span text:style-name="T11">&gt;0&lt;/</text:span><text:span text:style-name="T11">dataVersion</text:span><text:span text:style-name="T11">&gt;</text:span></text:p>
            <text:p text:style-name="P17"><text:span text:style-name="T11"><text:tab/>&lt;</text:span><text:span text:style-name="T11">expiry</text:span><text:span text:style-name="T11"> /&gt;</text:span></text:p>
            <text:p text:style-name="P17"><text:span text:style-name="T11"><text:tab/>&lt;</text:span><text:span text:style-name="T11">objectPath</text:span><text:span text:style-name="T11"> /&gt;</text:span></text:p>
            <text:p text:style-name="P17"><text:span text:style-name="T11"><text:tab/>&lt;</text:span><text:span text:style-name="T11">replicationStatus</text:span><text:span text:style-name="T11">&gt;1&lt;/</text:span><text:span text:style-name="T11">replicationStatus</text:span><text:span text:style-name="T11">&gt;</text:span></text:p>
            <text:p text:style-name="P17"><text:span text:style-name="T11"><text:tab/>&lt;</text:span><text:span text:style-name="T11">resourceGroupName</text:span><text:span text:style-name="T11"> /&gt;</text:span></text:p>
            <text:p text:style-name="P17"><text:soft-page-break/><text:span text:style-name="T11"><text:tab/>&lt;</text:span><text:span text:style-name="T11">resourceName</text:span><text:span text:style-name="T11">&gt;</text:span><text:span text:style-name="T11">test</text:span><text:span text:style-name="T11">1-</text:span><text:span text:style-name="T11">resc</text:span><text:span text:style-name="T11">&lt;/</text:span><text:span text:style-name="T11">resourceName</text:span><text:span text:style-name="T11">&gt;</text:span></text:p>
            <text:p text:style-name="P17"><text:span text:style-name="T11"><text:tab/>&lt;</text:span><text:span text:style-name="T11">specColType</text:span><text:span text:style-name="T11">&gt;</text:span><text:span text:style-name="T11">NORMAL</text:span><text:span text:style-name="T11">&lt;/</text:span><text:span text:style-name="T11">specColType</text:span><text:span text:style-name="T11">&gt;</text:span></text:p>
            <text:p text:style-name="P17"><text:span text:style-name="T11"><text:tab/>&lt;</text:span><text:span text:style-name="T11">updatedAt</text:span><text:span text:style-name="T11">&gt;2014-01-06</text:span><text:span text:style-name="T11">T</text:span><text:span text:style-name="T11">03:58:35-05:00&lt;/</text:span><text:span text:style-name="T11">updatedAt</text:span><text:span text:style-name="T11">&gt;</text:span></text:p>
            <text:p text:style-name="P17"><text:span text:style-name="T11">&lt;/</text:span><text:span text:style-name="T11">ns</text:span><text:span text:style-name="T11">2:</text:span><text:span text:style-name="T11">dataObject</text:span><text:span text:style-name="T11">&gt;</text:span></text:p>
          </table:table-cell>
        </table:table-row>
      </table:table>
      <text:h text:style-name="P31" text:outline-level="10"><text:bookmark text:name="h.igd7vlx4jue6"/></text:h>
      <text:h text:style-name="P31"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42">{</text:p>
            <text:p text:style-name="P9"><text:span text:style-name="T15"><text:s text:c="3"/></text:span><text:span text:style-name="T19">"</text:span><text:span text:style-name="T19">id</text:span><text:span text:style-name="T19">"</text:span><text:span text:style-name="T21">:</text:span><text:span text:style-name="T15">614206</text:span><text:span text:style-name="T21">,</text:span></text:p>
            <text:p text:style-name="P9"><text:span text:style-name="T15"><text:s text:c="3"/></text:span><text:span text:style-name="T19">"</text:span><text:span text:style-name="T19">collectionId</text:span><text:span text:style-name="T19">"</text:span><text:span text:style-name="T21">:</text:span><text:span text:style-name="T15">614205</text:span><text:span text:style-name="T21">,</text:span></text:p>
            <text:p text:style-name="P9"><text:span text:style-name="T15"><text:s text:c="3"/></text:span><text:span text:style-name="T19">"</text:span><text:span text:style-name="T19">dataName</text:span><text:span text:style-name="T19">"</text:span><text:span text:style-name="T21">:</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collectionName</text:span><text:span text:style-name="T19">"</text:span><text:span text:style-name="T21">:</text:span><text:span text:style-name="T15">"/</text:span><text:span text:style-name="T15">fedZone</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21">,</text:span></text:p>
            <text:p text:style-name="P9"><text:span text:style-name="T15"><text:s text:c="3"/></text:span><text:span text:style-name="T19">"</text:span><text:span text:style-name="T19">dataReplicationNumber</text:span><text:span text:style-name="T19">"</text:span><text:span text:style-name="T21">:</text:span><text:span text:style-name="T15">0</text:span><text:span text:style-name="T21">,</text:span></text:p>
            <text:p text:style-name="P9"><text:span text:style-name="T15"><text:s text:c="3"/></text:span><text:span text:style-name="T19">"</text:span><text:span text:style-name="T19">dataVersion</text:span><text:span text:style-name="T19">"</text:span><text:span text:style-name="T21">:</text:span><text:span text:style-name="T15">0</text:span><text:span text:style-name="T21">,</text:span></text:p>
            <text:p text:style-name="P9"><text:span text:style-name="T15"><text:s text:c="3"/></text:span><text:span text:style-name="T19">"</text:span><text:span text:style-name="T19">dataTypeName</text:span><text:span text:style-name="T19">"</text:span><text:span text:style-name="T21">:</text:span><text:span text:style-name="T15">"</text:span><text:span text:style-name="T15">generic</text:span><text:span text:style-name="T15">"</text:span><text:span text:style-name="T21">,</text:span></text:p>
            <text:p text:style-name="P9"><text:span text:style-name="T15"><text:s text:c="3"/></text:span><text:span text:style-name="T19">"</text:span><text:span text:style-name="T19">dataSize</text:span><text:span text:style-name="T19">"</text:span><text:span text:style-name="T21">:</text:span><text:span text:style-name="T15">1</text:span><text:span text:style-name="T21">,</text:span></text:p>
            <text:p text:style-name="P9"><text:span text:style-name="T15"><text:s text:c="3"/></text:span><text:span text:style-name="T19">"</text:span><text:span text:style-name="T19">resourceGroupName</text:span><text:span text:style-name="T19">"</text:span><text:span text:style-name="T21">:</text:span><text:span text:style-name="T15">""</text:span><text:span text:style-name="T21">,</text:span></text:p>
            <text:p text:style-name="P9"><text:span text:style-name="T15"><text:s text:c="3"/></text:span><text:span text:style-name="T19">"</text:span><text:span text:style-name="T19">resourceName</text:span><text:span text:style-name="T19">"</text:span><text:span text:style-name="T21">:</text:span><text:span text:style-name="T15">"</text:span><text:span text:style-name="T15">test</text:span><text:span text:style-name="T15">1-</text:span><text:span text:style-name="T15">resc</text:span><text:span text:style-name="T15">"</text:span><text:span text:style-name="T21">,</text:span></text:p>
            <text:p text:style-name="P9"><text:span text:style-name="T15"><text:s text:c="3"/></text:span><text:span text:style-name="T19">"</text:span><text:span text:style-name="T19">dataPath</text:span><text:span text:style-name="T19">"</text:span><text:span text:style-name="T21">:</text:span><text:span text:style-name="T15">"/</text:span><text:span text:style-name="T15">opt</text:span><text:span text:style-name="T15">/</text:span><text:span text:style-name="T15">iRODS</text:span><text:span text:style-name="T15">/</text:span><text:span text:style-name="T15">iRODS</text:span><text:span text:style-name="T15">3.3/</text:span><text:span text:style-name="T15">Vault</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dataOwnerName</text:span><text:span text:style-name="T19">"</text:span><text:span text:style-name="T21">:</text:span><text:span text:style-name="T15">"</text:span><text:span text:style-name="T15">test</text:span><text:span text:style-name="T15">1"</text:span><text:span text:style-name="T21">,</text:span></text:p>
            <text:p text:style-name="P9"><text:span text:style-name="T15"><text:s text:c="3"/></text:span><text:span text:style-name="T19">"</text:span><text:span text:style-name="T19">dataOwnerZone</text:span><text:span text:style-name="T19">"</text:span><text:span text:style-name="T21">:</text:span><text:span text:style-name="T15">"</text:span><text:span text:style-name="T15">fedZone</text:span><text:span text:style-name="T15">1"</text:span><text:span text:style-name="T21">,</text:span></text:p>
            <text:p text:style-name="P9"><text:span text:style-name="T15"><text:s text:c="3"/></text:span><text:span text:style-name="T19">"</text:span><text:span text:style-name="T19">replicationStatus</text:span><text:span text:style-name="T19">"</text:span><text:span text:style-name="T21">:</text:span><text:span text:style-name="T15">"1"</text:span><text:span text:style-name="T21">,</text:span></text:p>
            <text:p text:style-name="P9"><text:span text:style-name="T15"><text:s text:c="3"/></text:span><text:span text:style-name="T19">"</text:span><text:span text:style-name="T19">dataStatus</text:span><text:span text:style-name="T19">"</text:span><text:span text:style-name="T21">:</text:span><text:span text:style-name="T15">""</text:span><text:span text:style-name="T21">,</text:span></text:p>
            <text:p text:style-name="P9"><text:span text:style-name="T15"><text:s text:c="3"/></text:span><text:span text:style-name="T19">"</text:span><text:span text:style-name="T19">checksum</text:span><text:span text:style-name="T19">"</text:span><text:span text:style-name="T21">:</text:span><text:span text:style-name="T15">""</text:span><text:span text:style-name="T21">,</text:span></text:p>
            <text:p text:style-name="P9"><text:span text:style-name="T15"><text:s text:c="3"/></text:span><text:span text:style-name="T19">"</text:span><text:span text:style-name="T19">expiry</text:span><text:span text:style-name="T19">"</text:span><text:span text:style-name="T21">:</text:span><text:span text:style-name="T15">""</text:span><text:span text:style-name="T21">,</text:span></text:p>
            <text:p text:style-name="P9"><text:span text:style-name="T15"><text:s text:c="3"/></text:span><text:span text:style-name="T19">"</text:span><text:span text:style-name="T19">dataMapId</text:span><text:span text:style-name="T19">"</text:span><text:span text:style-name="T21">:</text:span><text:span text:style-name="T15">0</text:span><text:span text:style-name="T21">,</text:span></text:p>
            <text:p text:style-name="P9"><text:span text:style-name="T15"><text:s text:c="3"/></text:span><text:span text:style-name="T19">"</text:span><text:span text:style-name="T19">comments</text:span><text:span text:style-name="T19">"</text:span><text:span text:style-name="T21">:</text:span><text:span text:style-name="T15">""</text:span><text:span text:style-name="T21">,</text:span></text:p>
            <text:p text:style-name="P9"><text:span text:style-name="T15"><text:s text:c="3"/></text:span><text:span text:style-name="T19">"</text:span><text:span text:style-name="T19">cre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upd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specColType</text:span><text:span text:style-name="T19">"</text:span><text:span text:style-name="T21">:</text:span><text:span text:style-name="T15">"</text:span><text:span text:style-name="T15">NORMAL</text:span><text:span text:style-name="T15">"</text:span><text:span text:style-name="T21">,</text:span></text:p>
            <text:p text:style-name="P9"><text:span text:style-name="T15"><text:s text:c="3"/></text:span><text:span text:style-name="T19">"</text:span><text:span text:style-name="T19">objectPath</text:span><text:span text:style-name="T19">"</text:span><text:span text:style-name="T21">:</text:span><text:span text:style-name="T15">""</text:span></text:p>
            <text:p text:style-name="P42">}</text:p>
          </table:table-cell>
        </table:table-row>
      </table:table>
      <text:p text:style-name="P1"/>
      <text:p text:style-name="P16"/>
      <text:p text:style-name="P16"/>
      <text:p text:style-name="P16"/>
      <text:p text:style-name="P16"/>
      <text:p text:style-name="P16"/>
      <text:p text:style-name="P16"/>
      <text:p text:style-name="P16"/>
      <text:h text:style-name="P58" text:outline-level="10"><text:bookmark text:name="h.cql3m8xocme6"/>Operations on Data Object AVU Metadata</text:h>
      <text:p text:style-name="P5"/>
      <text:p text:style-name="P5"><text:soft-page-break/>The following operations apply to the AVU sub-resource of an iRODS data objects, and represents AVU metadata attached to the given data object</text:p>
      <text:p text:style-name="P5"/>
      <text:h text:style-name="P26" text:outline-level="10"><text:bookmark text:name="h.i3imbmhshlkb"/>Get Data Object AVU Metadata</text:h>
      <text:p text:style-name="P5"/>
      <text:h text:style-name="P55" text:outline-level="10"><text:bookmark text:name="h.6mc729wgggxh"/>Description</text:h>
      <text:p text:style-name="P5"/>
      <text:p text:style-name="P5">This GET operation will retrieve the AVU metadata associated with an iRODS data object</text:p>
      <text:p text:style-name="P5"/>
      <text:h text:style-name="P55" text:outline-level="10"><text:bookmark text:name="h.3z01dmbbpjcw"/>Requests</text:h>
      <text:p text:style-name="P5"/>
      <text:h text:style-name="P32" text:outline-level="10"><text:bookmark text:name="h.dcpmgiqhuhju"/>Syntax</text:h>
      <text:p text:style-name="P5"/>
      <text:p text:style-name="P5">GET /dataObject/<text:span text:style-name="T2">irodsabsolutepathtodataobject</text:span><text:span text:style-name="T2">.</text:span><text:span text:style-name="T2">extension</text:span>/metadata</text:p>
      <text:h text:style-name="P32" text:outline-level="10"><text:bookmark text:name="h.x1mon766x3mm"/>Request Parameters</text:h>
      <text:p text:style-name="P5"/>
      <text:p text:style-name="P5"/>
      <table:table table:name="Table44" table:style-name="Table44">
        <table:table-column table:style-name="Table44.A" table:number-columns-repeated="2"/>
        <table:table-row>
          <table:table-cell table:style-name="Table44.A1" office:value-type="string">
            <text:p text:style-name="P37">Name</text:p>
          </table:table-cell>
          <table:table-cell table:style-name="Table44.A1" office:value-type="string">
            <text:p text:style-name="P37">Description</text:p>
          </table:table-cell>
        </table:table-row>
        <table:table-row>
          <table:table-cell table:style-name="Table44.A1" office:value-type="string">
            <text:p text:style-name="P9"><text:span text:style-name="T9">n</text:span><text:span text:style-name="T9">/</text:span><text:span text:style-name="T9">a</text:span></text:p>
          </table:table-cell>
          <table:table-cell table:style-name="Table44.A1" office:value-type="string">
            <text:p text:style-name="P10"/>
          </table:table-cell>
        </table:table-row>
      </table:table>
      <text:p text:style-name="P5"/>
      <text:h text:style-name="P32" text:outline-level="10"><text:bookmark text:name="h.448je93n697k"/>Responses - XML</text:h>
      <text:p text:style-name="P16"/>
      <table:table table:name="Table45" table:style-name="Table45">
        <table:table-column table:style-name="Table45.A"/>
        <table:table-row>
          <table:table-cell table:style-name="Table45.A1" office:value-type="string">
            <text:p text:style-name="P14"><text:span text:style-name="T12">&lt;</text:span><text:span text:style-name="T12">ns</text:span><text:span text:style-name="T12">2:</text:span><text:span text:style-name="T12">metadataListing</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 </text:span><text:span text:style-name="T12">objectType</text:span><text:span text:style-name="T12">="</text:span><text:span text:style-name="T12">DATA</text:span><text:span text:style-name="T12">_</text:span><text:span text:style-name="T12">OBJECT</text:span><text:span text:style-name="T12">"&gt;</text:span></text:p>
            <text:p text:style-name="P8"><text:span text:style-name="T12">&lt;</text:span><text:span text:style-name="T12">metadataEntries</text:span><text:span text:style-name="T12"> </text:span><text:span text:style-name="T12">count</text:span><text:span text:style-name="T12">="1" </text:span><text:span text:style-name="T12">lastResult</text:span><text:span text:style-name="T12">="</text:span><text:span text:style-name="T12">true</text:span><text:span text:style-name="T12">" </text:span><text:span text:style-name="T12">totalRecords</text:span><text:span text:style-name="T12">="0"&gt;</text:span></text:p>
            <text:p text:style-name="P23"><text:span text:style-name="T12">&lt;</text:span><text:span text:style-name="T12">attribute</text:span><text:span text:style-name="T12">&gt;</text:span><text:span text:style-name="T12">attr</text:span><text:span text:style-name="T12">1&lt;/</text:span><text:span text:style-name="T12">attribute</text:span><text:span text:style-name="T12">&gt;</text:span></text:p>
            <text:p text:style-name="P23"><text:span text:style-name="T12">&lt;</text:span><text:span text:style-name="T12">unit</text:span><text:span text:style-name="T12">&gt;</text:span><text:span text:style-name="T12">unit</text:span><text:span text:style-name="T12">1&lt;/</text:span><text:span text:style-name="T12">unit</text:span><text:span text:style-name="T12">&gt;</text:span></text:p>
            <text:p text:style-name="P23"><text:span text:style-name="T12">&lt;</text:span><text:span text:style-name="T12">value</text:span><text:span text:style-name="T12">&gt;</text:span><text:span text:style-name="T12">val</text:span><text:span text:style-name="T12">1&lt;/</text:span><text:span text:style-name="T12">value</text:span><text:span text:style-name="T12">&gt;</text:span></text:p>
            <text:p text:style-name="P8"><text:span text:style-name="T12">&lt;/</text:span><text:span text:style-name="T12">metadataEntries</text:span><text:span text:style-name="T12">&gt;</text:span></text:p>
            <text:p text:style-name="P8"><text:span text:style-name="T12">&lt;</text:span><text:span text:style-name="T12">uniqueNameString</text:span><text:span text:style-name="T12">&gt;</text:span><text:span text:style-name="T12">fedZone</text:span><text:span text:style-name="T12">1/</text:span><text:span text:style-name="T12">home</text:span><text:span text:style-name="T12">/</text:span><text:span text:style-name="T12">rods</text:span><text:span text:style-name="T12">/</text:span><text:span text:style-name="T12">shared</text:span><text:span text:style-name="T12">&lt;/</text:span><text:span text:style-name="T12">uniqueNameString</text:span><text:span text:style-name="T12">&gt;</text:span></text:p>
            <text:p text:style-name="P17"><text:span text:style-name="T14">&lt;/</text:span><text:span text:style-name="T14">ns</text:span><text:span text:style-name="T14">2:</text:span><text:span text:style-name="T14">metadataListing</text:span><text:span text:style-name="T14">&gt;</text:span></text:p>
            <text:p text:style-name="P18"/>
          </table:table-cell>
        </table:table-row>
      </table:table>
      <text:h text:style-name="P32" text:outline-level="10"><text:bookmark text:name="h.3nb7vpezr1th"/><text:soft-page-break/></text:h>
      <text:h text:style-name="P32" text:outline-level="10"><text:bookmark text:name="h.unxzdoocjzau"/>Responses - JSON</text:h>
      <text:p text:style-name="P5"/>
      <text:p text:style-name="P5"/>
      <table:table table:name="Table46" table:style-name="Table46">
        <table:table-column table:style-name="Table46.A"/>
        <table:table-row>
          <table:table-cell table:style-name="Table46.A1" office:value-type="string">
            <text:p text:style-name="P41">{</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41">}</text:p>
          </table:table-cell>
        </table:table-row>
      </table:table>
      <text:p text:style-name="P5"/>
      <text:p text:style-name="P16"/>
      <text:p text:style-name="P16"/>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8" text:outline-level="10"><text:bookmark text:name="h.aighoedi8xt3"/>Add Data Object AVU Metadata</text:h>
      <text:p text:style-name="P5"/>
      <text:h text:style-name="P55" text:outline-level="10"><text:bookmark text:name="h.nubj1isnym74"/>Description</text:h>
      <text:p text:style-name="P5"/>
      <text:p text:style-name="P5">This PUT operation will bulk add the provided AVU metadata associated with an iRODS data object.</text:p>
      <text:p text:style-name="P5"/>
      <text:p text:style-name="P5">This bulk operation requires a request body in XML or JSON, as AVU metadata is too large and complex for proper expression as a URL or parameter. <text:s/>This bulk mode also is more efficient for larger amounts of metadata, requiring fewer round trips.</text:p>
      <text:p text:style-name="P5"/>
      <text:p text:style-name="P5">Note that the response will detail the disposition, and any errors that occurred for individual AVU values.</text:p>
      <text:p text:style-name="P5"/>
      <text:h text:style-name="P55" text:outline-level="10"><text:bookmark text:name="h.yecd0fs8fbai"/>Requests</text:h>
      <text:p text:style-name="P5"/>
      <text:h text:style-name="P32" text:outline-level="10"><text:bookmark text:name="h.6n8k0l5nwd4r"/>Syntax</text:h>
      <text:p text:style-name="P5"/>
      <text:p text:style-name="P5">PUT /dataObject/<text:span text:style-name="T2">irodsabsolutepathtodataobject</text:span><text:span text:style-name="T2">.</text:span><text:span text:style-name="T2">extension</text:span>/metadata</text:p>
      <text:h text:style-name="P32" text:outline-level="10"><text:bookmark text:name="h.ttg8p0efojzu"/>Request Parameters</text:h>
      <text:p text:style-name="P5"/>
      <text:p text:style-name="P5"/>
      <table:table table:name="Table47" table:style-name="Table47">
        <table:table-column table:style-name="Table47.A" table:number-columns-repeated="2"/>
        <table:table-row>
          <table:table-cell table:style-name="Table47.A1" office:value-type="string">
            <text:p text:style-name="P37">Name</text:p>
          </table:table-cell>
          <table:table-cell table:style-name="Table47.A1" office:value-type="string">
            <text:p text:style-name="P37">Description</text:p>
          </table:table-cell>
        </table:table-row>
        <table:table-row>
          <table:table-cell table:style-name="Table47.A1" office:value-type="string">
            <text:p text:style-name="P9"><text:span text:style-name="T9">n</text:span><text:span text:style-name="T9">/</text:span><text:span text:style-name="T9">a</text:span></text:p>
          </table:table-cell>
          <table:table-cell table:style-name="Table47.A1" office:value-type="string">
            <text:p text:style-name="P10"/>
          </table:table-cell>
        </table:table-row>
      </table:table>
      <text:p text:style-name="P5"/>
      <text:h text:style-name="P32" text:outline-level="10"><text:bookmark text:name="h.idl50tq1vaab"/>Request Body - XML</text:h>
      <text:p text:style-name="P16"/>
      <table:table table:name="Table48" table:style-name="Table48">
        <table:table-column table:style-name="Table48.A"/>
        <table:table-row>
          <table:table-cell table:style-name="Table48.A1" office:value-type="string">
            <text:p text:style-name="P17"><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17"><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17"><text:span text:style-name="T11"><text:tab/>&lt;</text:span><text:span text:style-name="T11">metadataEntries</text:span><text:span text:style-name="T11">&gt;</text:span></text:p>
            <text:p text:style-name="P17"><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17"><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17"><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17"><text:span text:style-name="T11"><text:tab/>&lt;/</text:span><text:span text:style-name="T11">metadataEntries</text:span><text:span text:style-name="T11">&gt;</text:span></text:p>
            <text:p text:style-name="P17"><text:soft-page-break/><text:span text:style-name="T11"><text:tab/>&lt;</text:span><text:span text:style-name="T11">metadataEntries</text:span><text:span text:style-name="T11">&gt;</text:span></text:p>
            <text:p text:style-name="P17"><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17"><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17"><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17"><text:span text:style-name="T11"><text:tab/>&lt;/</text:span><text:span text:style-name="T11">metadataEntries</text:span><text:span text:style-name="T11">&gt;</text:span></text:p>
            <text:p text:style-name="P17"><text:span text:style-name="T11">&lt;/</text:span><text:span text:style-name="T11">ns</text:span><text:span text:style-name="T11">2:</text:span><text:span text:style-name="T11">metadataOperation</text:span><text:span text:style-name="T11">&gt;</text:span></text:p>
          </table:table-cell>
        </table:table-row>
      </table:table>
      <text:h text:style-name="P32" text:outline-level="10"><text:bookmark text:name="h.b9qt4v2fo4q3"/></text:h>
      <text:h text:style-name="P32" text:outline-level="10"><text:bookmark text:name="h.5i822csjhusp"/>Request Body - JSON</text:h>
      <text:p text:style-name="P5"/>
      <text:p text:style-name="P5"/>
      <table:table table:name="Table49" table:style-name="Table49">
        <table:table-column table:style-name="Table49.A"/>
        <table:table-row>
          <table:table-cell table:style-name="Table49.A1" office:value-type="string">
            <text:p text:style-name="P41">{</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41">}</text:p>
          </table:table-cell>
        </table:table-row>
      </table:table>
      <text:h text:style-name="P32" text:outline-level="10"><text:bookmark text:name="h.t02sgg1702oc"/></text:h>
      <text:h text:style-name="P32" text:outline-level="10"><text:bookmark text:name="h.odunr9x9pbzz"/>Responses - XML</text:h>
      <text:p text:style-name="P16"/>
      <table:table table:name="Table50" table:style-name="Table50">
        <table:table-column table:style-name="Table50.A"/>
        <table:table-row>
          <table:table-cell table:style-name="Table50.A1" office:value-type="string">
            <text:p text:style-name="P17"><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17"><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17"><text:span text:style-name="T12"><text:tab/>&lt;</text:span><text:span text:style-name="T12">ns</text:span><text:span text:style-name="T12">2:</text:span><text:span text:style-name="T12">metadataOperationResultEntry</text:span></text:p>
            <text:p text:style-name="P17"><text:span text:style-name="T12"><text:tab/><text:tab/></text:span><text:span text:style-name="T12">resultStatus</text:span><text:span text:style-name="T12">="</text:span><text:span text:style-name="T12">OK</text:span><text:span text:style-name="T12">"&gt;</text:span></text:p>
            <text:p text:style-name="P17"><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17"><text:span text:style-name="T12"><text:tab/><text:tab/>&lt;</text:span><text:span text:style-name="T12">message</text:span><text:span text:style-name="T12"> /&gt;</text:span></text:p>
            <text:p text:style-name="P17"><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17"><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17"><text:soft-page-break/><text:span text:style-name="T12"><text:tab/>&lt;/</text:span><text:span text:style-name="T12">ns</text:span><text:span text:style-name="T12">2:</text:span><text:span text:style-name="T12">metadataOperationResultEntry</text:span><text:span text:style-name="T12">&gt;</text:span></text:p>
            <text:p text:style-name="P17"><text:span text:style-name="T12"><text:tab/>&lt;</text:span><text:span text:style-name="T12">ns</text:span><text:span text:style-name="T12">2:</text:span><text:span text:style-name="T12">metadataOperationResultEntry</text:span></text:p>
            <text:p text:style-name="P17"><text:span text:style-name="T12"><text:tab/><text:tab/></text:span><text:span text:style-name="T12">resultStatus</text:span><text:span text:style-name="T12">="</text:span><text:span text:style-name="T12">OK</text:span><text:span text:style-name="T12">"&gt;</text:span></text:p>
            <text:p text:style-name="P17"><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17"><text:span text:style-name="T12"><text:tab/><text:tab/>&lt;</text:span><text:span text:style-name="T12">message</text:span><text:span text:style-name="T12"> /&gt;</text:span></text:p>
            <text:p text:style-name="P17"><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17"><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17"><text:span text:style-name="T12"><text:tab/>&lt;/</text:span><text:span text:style-name="T12">ns</text:span><text:span text:style-name="T12">2:</text:span><text:span text:style-name="T12">metadataOperationResultEntry</text:span><text:span text:style-name="T12">&gt;</text:span></text:p>
            <text:p text:style-name="P17"><text:span text:style-name="T12">&lt;/</text:span><text:span text:style-name="T12">collection</text:span><text:span text:style-name="T12">&gt;</text:span></text:p>
            <text:p text:style-name="P19"/>
            <text:p text:style-name="P18"/>
          </table:table-cell>
        </table:table-row>
      </table:table>
      <text:h text:style-name="P32" text:outline-level="10"><text:bookmark text:name="h.z3scy0esw5kl"/></text:h>
      <text:h text:style-name="P32" text:outline-level="10"><text:bookmark text:name="h.3l9us9fke5uh"/>Responses - JSON</text:h>
      <text:p text:style-name="P5"/>
      <text:p text:style-name="P5"/>
      <table:table table:name="Table51" table:style-name="Table51">
        <table:table-column table:style-name="Table51.A"/>
        <table:table-row>
          <table:table-cell table:style-name="Table51.A1" office:value-type="string">
            <text:p text:style-name="P42">[</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42">]</text:p>
          </table:table-cell>
        </table:table-row>
      </table:table>
      <text:p text:style-name="P5"/>
      <text:p text:style-name="P16"/>
      <text:p text:style-name="P5"/>
      <text:p text:style-name="P5"/>
      <text:p text:style-name="P5"/>
      <text:p text:style-name="P5"/>
      <text:p text:style-name="P5"/>
      <text:h text:style-name="P26" text:outline-level="10"><text:bookmark text:name="h.pafgpd32bmfv"/><text:soft-page-break/>Delete Data Object AVU Metadata</text:h>
      <text:p text:style-name="P5"/>
      <text:h text:style-name="P55" text:outline-level="10"><text:bookmark text:name="h.90ps3d5l4d11"/>Description</text:h>
      <text:p text:style-name="P5"/>
      <text:p text:style-name="P5">This POST operation will bulk delete the provided AVU metadata associated with an iRODS data object. <text:s/>POST is used here as an HTTP DELETE action cannot have a body.</text:p>
      <text:p text:style-name="P5"/>
      <text:p text:style-name="P5">This bulk operation requires a request body in XML or JSON, as AVU metadata is too large and complex for proper expression as a URL or parameter. <text:s/>This bulk mode also is more efficient for larger amounts of metadata, requiring fewer round trips.</text:p>
      <text:p text:style-name="P5"/>
      <text:p text:style-name="P5">Note that the response will detail the disposition, and any errors that occurred for individual AVU values.</text:p>
      <text:p text:style-name="P5"/>
      <text:h text:style-name="P55" text:outline-level="10"><text:bookmark text:name="h.is5xugdbyslx"/>Requests</text:h>
      <text:p text:style-name="P5"/>
      <text:h text:style-name="P32" text:outline-level="10"><text:bookmark text:name="h.qzc09lknxsrj"/>Syntax</text:h>
      <text:p text:style-name="P5"/>
      <text:p text:style-name="P5">POST /dataObject/<text:span text:style-name="T2">irodsabsolutepathtodataobject</text:span><text:span text:style-name="T2">.</text:span><text:span text:style-name="T2">extension</text:span>/metadata</text:p>
      <text:h text:style-name="P32" text:outline-level="10"><text:bookmark text:name="h.gq38lbj8y02"/>Request Parameters</text:h>
      <text:p text:style-name="P5"/>
      <text:p text:style-name="P5"/>
      <table:table table:name="Table52" table:style-name="Table52">
        <table:table-column table:style-name="Table52.A" table:number-columns-repeated="2"/>
        <table:table-row>
          <table:table-cell table:style-name="Table52.A1" office:value-type="string">
            <text:p text:style-name="P37">Name</text:p>
          </table:table-cell>
          <table:table-cell table:style-name="Table52.A1" office:value-type="string">
            <text:p text:style-name="P37">Description</text:p>
          </table:table-cell>
        </table:table-row>
        <table:table-row>
          <table:table-cell table:style-name="Table52.A1" office:value-type="string">
            <text:p text:style-name="P9"><text:span text:style-name="T9">n</text:span><text:span text:style-name="T9">/</text:span><text:span text:style-name="T9">a</text:span></text:p>
          </table:table-cell>
          <table:table-cell table:style-name="Table52.A1" office:value-type="string">
            <text:p text:style-name="P10"/>
          </table:table-cell>
        </table:table-row>
      </table:table>
      <text:p text:style-name="P5"/>
      <text:h text:style-name="P32" text:outline-level="10"><text:bookmark text:name="h.xxm2e1iczfjx"/>Request Body - XML</text:h>
      <text:p text:style-name="P16"/>
      <table:table table:name="Table53" table:style-name="Table53">
        <table:table-column table:style-name="Table53.A"/>
        <table:table-row>
          <table:table-cell table:style-name="Table53.A1" office:value-type="string">
            <text:p text:style-name="P17"><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17"><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17"><text:span text:style-name="T11"><text:tab/>&lt;</text:span><text:span text:style-name="T11">metadataEntries</text:span><text:span text:style-name="T11">&gt;</text:span></text:p>
            <text:p text:style-name="P17"><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17"><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17"><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17"><text:span text:style-name="T11"><text:tab/>&lt;/</text:span><text:span text:style-name="T11">metadataEntries</text:span><text:span text:style-name="T11">&gt;</text:span></text:p>
            <text:p text:style-name="P17"><text:span text:style-name="T11"><text:tab/>&lt;</text:span><text:span text:style-name="T11">metadataEntries</text:span><text:span text:style-name="T11">&gt;</text:span></text:p>
            <text:p text:style-name="P17"><text:soft-page-break/><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17"><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17"><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17"><text:span text:style-name="T11"><text:tab/>&lt;/</text:span><text:span text:style-name="T11">metadataEntries</text:span><text:span text:style-name="T11">&gt;</text:span></text:p>
            <text:p text:style-name="P17"><text:span text:style-name="T11">&lt;/</text:span><text:span text:style-name="T11">ns</text:span><text:span text:style-name="T11">2:</text:span><text:span text:style-name="T11">metadataOperation</text:span><text:span text:style-name="T11">&gt;</text:span></text:p>
          </table:table-cell>
        </table:table-row>
      </table:table>
      <text:h text:style-name="P32" text:outline-level="10"><text:bookmark text:name="h.ow83hdexusd4"/></text:h>
      <text:h text:style-name="P32" text:outline-level="10"><text:bookmark text:name="h.o3qxwoec0cv7"/>Request Body - JSON</text:h>
      <text:p text:style-name="P5"/>
      <text:p text:style-name="P5"/>
      <table:table table:name="Table54" table:style-name="Table54">
        <table:table-column table:style-name="Table54.A"/>
        <table:table-row>
          <table:table-cell table:style-name="Table54.A1" office:value-type="string">
            <text:p text:style-name="P41">{</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41">}</text:p>
          </table:table-cell>
        </table:table-row>
      </table:table>
      <text:h text:style-name="P32" text:outline-level="10"><text:bookmark text:name="h.3x8uuv9mi6n4"/></text:h>
      <text:h text:style-name="P32" text:outline-level="10"><text:bookmark text:name="h.1mubgbrbg09z"/>Responses - XML</text:h>
      <text:p text:style-name="P16"/>
      <table:table table:name="Table55" table:style-name="Table55">
        <table:table-column table:style-name="Table55.A"/>
        <table:table-row>
          <table:table-cell table:style-name="Table55.A1" office:value-type="string">
            <text:p text:style-name="P17"><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17"><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17"><text:span text:style-name="T12"><text:tab/>&lt;</text:span><text:span text:style-name="T12">ns</text:span><text:span text:style-name="T12">2:</text:span><text:span text:style-name="T12">metadataOperationResultEntry</text:span></text:p>
            <text:p text:style-name="P17"><text:span text:style-name="T12"><text:tab/><text:tab/></text:span><text:span text:style-name="T12">resultStatus</text:span><text:span text:style-name="T12">="</text:span><text:span text:style-name="T12">OK</text:span><text:span text:style-name="T12">"&gt;</text:span></text:p>
            <text:p text:style-name="P17"><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17"><text:span text:style-name="T12"><text:tab/><text:tab/>&lt;</text:span><text:span text:style-name="T12">message</text:span><text:span text:style-name="T12"> /&gt;</text:span></text:p>
            <text:p text:style-name="P17"><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17"><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17"><text:span text:style-name="T12"><text:tab/>&lt;/</text:span><text:span text:style-name="T12">ns</text:span><text:span text:style-name="T12">2:</text:span><text:span text:style-name="T12">metadataOperationResultEntry</text:span><text:span text:style-name="T12">&gt;</text:span></text:p>
            <text:p text:style-name="P17"><text:soft-page-break/><text:span text:style-name="T12"><text:tab/>&lt;</text:span><text:span text:style-name="T12">ns</text:span><text:span text:style-name="T12">2:</text:span><text:span text:style-name="T12">metadataOperationResultEntry</text:span></text:p>
            <text:p text:style-name="P17"><text:span text:style-name="T12"><text:tab/><text:tab/></text:span><text:span text:style-name="T12">resultStatus</text:span><text:span text:style-name="T12">="</text:span><text:span text:style-name="T12">OK</text:span><text:span text:style-name="T12">"&gt;</text:span></text:p>
            <text:p text:style-name="P17"><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17"><text:span text:style-name="T12"><text:tab/><text:tab/>&lt;</text:span><text:span text:style-name="T12">message</text:span><text:span text:style-name="T12"> /&gt;</text:span></text:p>
            <text:p text:style-name="P17"><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17"><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17"><text:span text:style-name="T12"><text:tab/>&lt;/</text:span><text:span text:style-name="T12">ns</text:span><text:span text:style-name="T12">2:</text:span><text:span text:style-name="T12">metadataOperationResultEntry</text:span><text:span text:style-name="T12">&gt;</text:span></text:p>
            <text:p text:style-name="P17"><text:span text:style-name="T12">&lt;/</text:span><text:span text:style-name="T12">collection</text:span><text:span text:style-name="T12">&gt;</text:span></text:p>
            <text:p text:style-name="P19"/>
            <text:p text:style-name="P18"/>
          </table:table-cell>
        </table:table-row>
      </table:table>
      <text:h text:style-name="P32" text:outline-level="10"><text:bookmark text:name="h.oil1xhdsekjq"/></text:h>
      <text:h text:style-name="P32" text:outline-level="10"><text:bookmark text:name="h.90swstslrndv"/>Responses - JSON</text:h>
      <text:p text:style-name="P5"/>
      <text:p text:style-name="P5"/>
      <table:table table:name="Table56" table:style-name="Table56">
        <table:table-column table:style-name="Table56.A"/>
        <table:table-row>
          <table:table-cell table:style-name="Table56.A1" office:value-type="string">
            <text:p text:style-name="P42">[</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42">]</text:p>
          </table:table-cell>
        </table:table-row>
      </table:table>
      <text:p text:style-name="P5"/>
      <text:p text:style-name="P16"/>
      <text:p text:style-name="P5"/>
      <text:p text:style-name="P5"/>
      <text:p text:style-name="P5"/>
      <text:h text:style-name="P60" text:outline-level="10"><text:bookmark text:name="h.72ih1cd39h7m"/></text:h>
      <text:h text:style-name="P59" text:outline-level="10"><text:bookmark text:name="h.dbv60pw5my8n"/>Operations on Data Object ACLs (Permissions)</text:h>
      <text:p text:style-name="P1"/>
      <text:p text:style-name="P1">The following operations apply to the ACL sub-resource of iRODS data objects, and can alter access permissions.</text:p>
      <text:h text:style-name="P25" text:outline-level="10"><text:bookmark text:name="h.wdpv3dipyiai"/>Get Data Object Permissions</text:h>
      <text:p text:style-name="P1"/>
      <text:h text:style-name="P54" text:outline-level="10"><text:bookmark text:name="h.1cl89rhuuyzu"/>Description</text:h>
      <text:p text:style-name="P1"/>
      <text:p text:style-name="P1">This GET operation will retrieve the permissions associated with an iRODS data object</text:p>
      <text:p text:style-name="P1"/>
      <text:h text:style-name="P54" text:outline-level="10"><text:bookmark text:name="h.jjeboz26q5i5"/>Requests</text:h>
      <text:p text:style-name="P1"/>
      <text:h text:style-name="P31" text:outline-level="10"><text:bookmark text:name="h.r7dmpfxk28k6"/>Syntax</text:h>
      <text:p text:style-name="P1"/>
      <text:p text:style-name="P1">GET /dataObject/<text:span text:style-name="T2">irodsabsolutepathtodataobject</text:span><text:span text:style-name="T2">.</text:span><text:span text:style-name="T2">extension</text:span>/acl</text:p>
      <text:h text:style-name="P31"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37">Name</text:p>
          </table:table-cell>
          <table:table-cell table:style-name="Table57.A1" office:value-type="string">
            <text:p text:style-name="P37">Description</text:p>
          </table:table-cell>
        </table:table-row>
        <table:table-row>
          <table:table-cell table:style-name="Table57.A1" office:value-type="string">
            <text:p text:style-name="P9"><text:span text:style-name="T9">n</text:span><text:span text:style-name="T9">/</text:span><text:span text:style-name="T9">a</text:span></text:p>
          </table:table-cell>
          <table:table-cell table:style-name="Table57.A1" office:value-type="string">
            <text:p text:style-name="P10"/>
          </table:table-cell>
        </table:table-row>
      </table:table>
      <text:p text:style-name="P1"/>
      <text:h text:style-name="P31" text:outline-level="10"><text:bookmark text:name="h.u34y8gsvktoy"/>Responses - XML</text:h>
      <text:p text:style-name="P16"/>
      <table:table table:name="Table58" table:style-name="Table58">
        <table:table-column table:style-name="Table58.A"/>
        <table:table-row>
          <table:table-cell table:style-name="Table58.A1" office:value-type="string">
            <text:p text:style-name="P17"><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17"><text:span text:style-name="T11">&lt;</text:span><text:span text:style-name="T11">ns</text:span><text:span text:style-name="T11">2:</text:span><text:span text:style-name="T11">permissionListing</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17"><text:span text:style-name="T11"><text:tab/>&lt;</text:span><text:span text:style-name="T11">absolutePathString</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CollectionServiceTest</text:span><text:span text:style-name="T11">/</text:span><text:span text:style-name="T11">testGetCollectionAclXML</text:span></text:p>
            <text:p text:style-name="P17"><text:span text:style-name="T11"><text:tab/>&lt;/</text:span><text:span text:style-name="T11">absolutePathString</text:span><text:span text:style-name="T11">&gt;</text:span></text:p>
            <text:p text:style-name="P17"><text:span text:style-name="T11"><text:tab/>&lt;</text:span><text:span text:style-name="T11">inheritance</text:span><text:span text:style-name="T11">&gt;</text:span><text:span text:style-name="T11">true</text:span><text:span text:style-name="T11">&lt;/</text:span><text:span text:style-name="T11">inheritance</text:span><text:span text:style-name="T11">&gt;</text:span></text:p>
            <text:p text:style-name="P17"><text:span text:style-name="T11"><text:tab/>&lt;</text:span><text:span text:style-name="T11">objectType</text:span><text:span text:style-name="T11">&gt;</text:span><text:span text:style-name="T11">COLLECTION</text:span><text:span text:style-name="T11">&lt;/</text:span><text:span text:style-name="T11">objectType</text:span><text:span text:style-name="T11">&gt;</text:span></text:p>
            <text:p text:style-name="P17"><text:span text:style-name="T11"><text:tab/>&lt;</text:span><text:span text:style-name="T11">permissionEntries</text:span><text:span text:style-name="T11">&gt;</text:span></text:p>
            <text:p text:style-name="P17"><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17"><text:soft-page-break/><text:span text:style-name="T11"><text:tab/><text:tab/>&lt;</text:span><text:span text:style-name="T11">userId</text:span><text:span text:style-name="T11">&gt;10007&lt;/</text:span><text:span text:style-name="T11">userId</text:span><text:span text:style-name="T11">&gt;</text:span></text:p>
            <text:p text:style-name="P17"><text:span text:style-name="T11"><text:tab/><text:tab/>&lt;</text:span><text:span text:style-name="T11">userName</text:span><text:span text:style-name="T11">&gt;</text:span><text:span text:style-name="T11">rods</text:span><text:span text:style-name="T11">&lt;/</text:span><text:span text:style-name="T11">userName</text:span><text:span text:style-name="T11">&gt;</text:span></text:p>
            <text:p text:style-name="P17"><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17"><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17"><text:span text:style-name="T11"><text:tab/>&lt;/</text:span><text:span text:style-name="T11">permissionEntries</text:span><text:span text:style-name="T11">&gt;</text:span></text:p>
            <text:p text:style-name="P17"><text:span text:style-name="T11"><text:tab/>&lt;</text:span><text:span text:style-name="T11">permissionEntries</text:span><text:span text:style-name="T11">&gt;</text:span></text:p>
            <text:p text:style-name="P17"><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17"><text:span text:style-name="T11"><text:tab/><text:tab/>&lt;</text:span><text:span text:style-name="T11">userId</text:span><text:span text:style-name="T11">&gt;10012&lt;/</text:span><text:span text:style-name="T11">userId</text:span><text:span text:style-name="T11">&gt;</text:span></text:p>
            <text:p text:style-name="P17"><text:span text:style-name="T11"><text:tab/><text:tab/>&lt;</text:span><text:span text:style-name="T11">userName</text:span><text:span text:style-name="T11">&gt;</text:span><text:span text:style-name="T11">test</text:span><text:span text:style-name="T11">1&lt;/</text:span><text:span text:style-name="T11">userName</text:span><text:span text:style-name="T11">&gt;</text:span></text:p>
            <text:p text:style-name="P17"><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17"><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17"><text:span text:style-name="T11"><text:tab/>&lt;/</text:span><text:span text:style-name="T11">permissionEntries</text:span><text:span text:style-name="T11">&gt;</text:span></text:p>
            <text:p text:style-name="P17"><text:span text:style-name="T11">&lt;/</text:span><text:span text:style-name="T11">ns</text:span><text:span text:style-name="T11">2:</text:span><text:span text:style-name="T11">permissionListing</text:span><text:span text:style-name="T11">&gt;</text:span></text:p>
            <text:p text:style-name="P18"/>
          </table:table-cell>
        </table:table-row>
      </table:table>
      <text:h text:style-name="P31" text:outline-level="10"><text:bookmark text:name="h.vpe6959njww2"/></text:h>
      <text:h text:style-name="P31"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40">{</text:p>
            <text:p text:style-name="P9"><text:span text:style-name="T13"><text:s text:c="3"/>"</text:span><text:span text:style-name="T13">permissionEntries</text:span><text:span text:style-name="T13">":[</text:span></text:p>
            <text:p text:style-name="P40"><text:s text:c="6"/>{</text:p>
            <text:p text:style-name="P9"><text:span text:style-name="T13"><text:s text:c="9"/>"</text:span><text:span text:style-name="T13">userName</text:span><text:span text:style-name="T13">":"</text:span><text:span text:style-name="T13">rods</text:span><text:span text:style-name="T13">",</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07",</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40"><text:s text:c="6"/>},</text:p>
            <text:p text:style-name="P40"><text:s text:c="6"/>{</text:p>
            <text:p text:style-name="P9"><text:span text:style-name="T13"><text:s text:c="9"/>"</text:span><text:span text:style-name="T13">userName</text:span><text:span text:style-name="T13">":"</text:span><text:span text:style-name="T13">test</text:span><text:span text:style-name="T13">1",</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12",</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40"><text:s text:c="6"/>}</text:p>
            <text:p text:style-name="P40"><text:s text:c="3"/>],</text:p>
            <text:p text:style-name="P9"><text:span text:style-name="T13"><text:s text:c="3"/>"</text:span><text:span text:style-name="T13">objectType</text:span><text:span text:style-name="T13">":"</text:span><text:span text:style-name="T13">COLLECTION</text:span><text:span text:style-name="T13">",</text:span></text:p>
            <text:p text:style-name="P9"><text:span text:style-name="T13"><text:s text:c="3"/>"</text:span><text:span text:style-name="T13">absolutePathString</text:span><text:span text:style-name="T13">":"/</text:span><text:span text:style-name="T13">fedZone</text:span><text:span text:style-name="T13">1/</text:span><text:span text:style-name="T13">home</text:span><text:span text:style-name="T13">/</text:span><text:span text:style-name="T13">test</text:span><text:span text:style-name="T13">1/</text:span><text:span text:style-name="T13">jargon</text:span><text:span text:style-name="T13">-</text:span><text:span text:style-name="T13">scratch</text:span><text:span text:style-name="T13">/</text:span><text:span text:style-name="T13">RestCollectionServiceTest</text:span><text:span text:style-name="T13">/</text:span><text:span text:style-name="T13">testGetCollectionAclJson</text:span><text:span text:style-name="T13">",</text:span></text:p>
            <text:p text:style-name="P9"><text:span text:style-name="T13"><text:s text:c="3"/>"</text:span><text:span text:style-name="T13">inheritance</text:span><text:span text:style-name="T13">":</text:span><text:span text:style-name="T13">true</text:span></text:p>
            <text:p text:style-name="P40">}</text:p>
          </table:table-cell>
        </table:table-row>
      </table:table>
      <text:p text:style-name="P1"/>
      <text:p text:style-name="P16"/>
      <text:h text:style-name="P25" text:outline-level="10"><text:bookmark text:name="h.fquql9le6zs2"/><text:soft-page-break/>Add Data Object Permission</text:h>
      <text:p text:style-name="P1"/>
      <text:h text:style-name="P54"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54" text:outline-level="10"><text:bookmark text:name="h.bw051xt65dtz"/>Requests</text:h>
      <text:p text:style-name="P1"/>
      <text:h text:style-name="P31" text:outline-level="10"><text:bookmark text:name="h.grjcikezb9ud"/>Syntax</text:h>
      <text:p text:style-name="P1"/>
      <text:p text:style-name="P1">PUT <text:s/>/dataObject/<text:span text:style-name="T2">irodsabsolutepathtocollection</text:span>/acl/<text:span text:style-name="T2">username</text:span><text:span text:style-name="T2"><text:line-break/></text:span></text:p>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p text:style-name="P2"/>
      <text:h text:style-name="P31"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37">Name</text:p>
          </table:table-cell>
          <table:table-cell table:style-name="Table60.A1" office:value-type="string">
            <text:p text:style-name="P37">Description</text:p>
          </table:table-cell>
        </table:table-row>
        <table:table-row>
          <table:table-cell table:style-name="Table60.A1" office:value-type="string">
            <text:p text:style-name="P10">recursive</text:p>
          </table:table-cell>
          <table:table-cell table:style-name="Table60.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row>
          <table:table-cell table:style-name="Table60.A1" office:value-type="string">
            <text:p text:style-name="P10">permission</text:p>
          </table:table-cell>
          <table:table-cell table:style-name="Table60.A1" office:value-type="string">
            <text:p text:style-name="P9"><text:span text:style-name="T9">The</text:span><text:span text:style-name="T9"> </text:span><text:span text:style-name="T9">permission</text:span><text:span text:style-name="T9"> </text:span><text:span text:style-name="T9">value</text:span><text:span text:style-name="T9"> </text:span><text:span text:style-name="T9">to</text:span><text:span text:style-name="T9"> </text:span><text:span text:style-name="T9">set</text:span><text:span text:style-name="T9"> (</text:span><text:span text:style-name="T9">READ</text:span><text:span text:style-name="T9"> | </text:span><text:span text:style-name="T9">WRITE</text:span><text:span text:style-name="T9"> | </text:span><text:span text:style-name="T9">OWN</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READ</text:span></text:p>
          </table:table-cell>
        </table:table-row>
      </table:table>
      <text:p text:style-name="P1"/>
      <text:h text:style-name="P31" text:outline-level="10"><text:bookmark text:name="h.30tw29blj1fh"/>Responses - XML</text:h>
      <text:p text:style-name="P16"/>
      <table:table table:name="Table61" table:style-name="Table61">
        <table:table-column table:style-name="Table61.A"/>
        <text:soft-page-break/>
        <table:table-row>
          <table:table-cell table:style-name="Table61.A1" office:value-type="string">
            <text:p text:style-name="P17"><text:span text:style-name="T11">n</text:span><text:span text:style-name="T11">/</text:span><text:span text:style-name="T11">a</text:span></text:p>
            <text:p text:style-name="P18"/>
          </table:table-cell>
        </table:table-row>
      </table:table>
      <text:h text:style-name="P31" text:outline-level="10"><text:bookmark text:name="h.cjedw4kgq30s"/></text:h>
      <text:h text:style-name="P31"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9"><text:span text:style-name="T13">n</text:span><text:span text:style-name="T13">/</text:span><text:span text:style-name="T13">a</text:span><text:span text:style-name="T13"> </text:span></text:p>
          </table:table-cell>
        </table:table-row>
      </table:table>
      <text:p text:style-name="P1"/>
      <text:p text:style-name="P1"/>
      <text:h text:style-name="P25" text:outline-level="10"><text:bookmark text:name="h.x6d39r2n9klq"/>Remove Data Object Permission</text:h>
      <text:p text:style-name="P1"/>
      <text:h text:style-name="P54"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54" text:outline-level="10"><text:bookmark text:name="h.lfohhsgo54m5"/>Requests</text:h>
      <text:p text:style-name="P1"/>
      <text:h text:style-name="P31" text:outline-level="10"><text:bookmark text:name="h.1japlghv5tp4"/>Syntax</text:h>
      <text:p text:style-name="P1"/>
      <text:p text:style-name="P1">DELETE <text:s/>/dataObject/<text:span text:style-name="T2">irodsabsolutepathtocollection</text:span>/acl/<text:span text:style-name="T2">username</text:span></text:p>
      <text:p text:style-name="P2"/>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p text:style-name="P2"/>
      <text:h text:style-name="P31"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37">Name</text:p>
          </table:table-cell>
          <table:table-cell table:style-name="Table63.A1" office:value-type="string">
            <text:p text:style-name="P37">Description</text:p>
          </table:table-cell>
        </table:table-row>
        <table:table-row>
          <table:table-cell table:style-name="Table63.A1" office:value-type="string">
            <text:p text:style-name="P10">recursive</text:p>
          </table:table-cell>
          <table:table-cell table:style-name="Table63.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oft-page-break/><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
      <text:p text:style-name="P1"/>
      <text:h text:style-name="P31" text:outline-level="10"><text:bookmark text:name="h.x105ke64wkit"/>Responses - XML</text:h>
      <text:p text:style-name="P16"/>
      <table:table table:name="Table64" table:style-name="Table64">
        <table:table-column table:style-name="Table64.A"/>
        <table:table-row>
          <table:table-cell table:style-name="Table64.A1" office:value-type="string">
            <text:p text:style-name="P17"><text:span text:style-name="T11">n</text:span><text:span text:style-name="T11">/</text:span><text:span text:style-name="T11">a</text:span></text:p>
            <text:p text:style-name="P18"/>
          </table:table-cell>
        </table:table-row>
      </table:table>
      <text:h text:style-name="P31" text:outline-level="10"><text:bookmark text:name="h.wefpdyaf8zo7"/></text:h>
      <text:h text:style-name="P31"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9"><text:span text:style-name="T13">n</text:span><text:span text:style-name="T13">/</text:span><text:span text:style-name="T13">a</text:span><text:span text:style-name="T13"> </text:span></text:p>
          </table:table-cell>
        </table:table-row>
      </table:table>
      <text:p text:style-name="P1"/>
      <text:p text:style-name="P16"/>
      <text:p text:style-name="P16"/>
      <text:h text:style-name="P60" text:outline-level="10"><text:bookmark text:name="h.pbvfsznh9bgw"/>Operations on Rules</text:h>
      <text:p text:style-name="P1"/>
      <text:h text:style-name="P25" text:outline-level="10"><text:bookmark text:name="h.91labmot783s"/>Execute an iRODS Rule by providing a rule body and any override parameters</text:h>
      <text:p text:style-name="P1"/>
      <text:h text:style-name="P54"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54" text:outline-level="10"><text:bookmark text:name="h.lu4wopnqgn54"/>Requests</text:h>
      <text:p text:style-name="P1"/>
      <text:h text:style-name="P31" text:outline-level="10"><text:bookmark text:name="h.l54eg08fohbz"/>Syntax</text:h>
      <text:p text:style-name="P1"/>
      <text:p text:style-name="P1">POST /rule</text:p>
      <text:p text:style-name="P1"/>
      <text:h text:style-name="P31"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37">Name</text:p>
          </table:table-cell>
          <table:table-cell table:style-name="Table66.A1" office:value-type="string">
            <text:p text:style-name="P37">Description</text:p>
          </table:table-cell>
        </table:table-row>
        <table:table-row>
          <table:table-cell table:style-name="Table66.A1" office:value-type="string">
            <text:p text:style-name="P9"><text:span text:style-name="T9">n</text:span><text:span text:style-name="T9">/</text:span><text:span text:style-name="T9">a</text:span></text:p>
          </table:table-cell>
          <table:table-cell table:style-name="Table66.A1" office:value-type="string">
            <text:p text:style-name="P10"/>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30" text:outline-level="10"><text:bookmark text:name="h.5bdpilwn4f6s"/>Request - XML</text:h>
      <text:p text:style-name="P1"/>
      <text:p text:style-name="P1"/>
      <table:table table:name="Table67" table:style-name="Table67">
        <table:table-column table:style-name="Table67.A"/>
        <text:soft-page-break/>
        <table:table-row>
          <table:table-cell table:style-name="Table67.A1" office:value-type="string">
            <text:p text:style-name="P9"><text:span text:style-name="T10">&lt;?</text:span><text:span text:style-name="T10">xml</text:span><text:span text:style-name="T10"> </text:span><text:span text:style-name="T10">version</text:span><text:span text:style-name="T10">="1.0" </text:span><text:span text:style-name="T10">encoding</text:span><text:span text:style-name="T10">="</text:span><text:span text:style-name="T10">UTF</text:span><text:span text:style-name="T10">-8" </text:span><text:span text:style-name="T10">standalone</text:span><text:span text:style-name="T10">="</text:span><text:span text:style-name="T10">yes</text:span><text:span text:style-name="T10">"?&gt;</text:span></text:p>
            <text:p text:style-name="P9"><text:span text:style-name="T10">&lt;</text:span><text:span text:style-name="T10">ns</text:span><text:span text:style-name="T10">2:</text:span><text:span text:style-name="T10">rule</text:span><text:span text:style-name="T10"> </text:span><text:span text:style-name="T10">xmlns</text:span><text:span text:style-name="T10">:</text:span><text:span text:style-name="T10">ns</text:span><text:span text:style-name="T10">2="</text:span><text:span text:style-name="T10">http</text:span><text:span text:style-name="T10">://</text:span><text:span text:style-name="T10">irods</text:span><text:span text:style-name="T10">.</text:span><text:span text:style-name="T10">org</text:span><text:span text:style-name="T10">/</text:span><text:span text:style-name="T10">irods</text:span><text:span text:style-name="T10">-</text:span><text:span text:style-name="T10">rest</text:span><text:span text:style-name="T10">"&gt;</text:span></text:p>
            <text:p text:style-name="P9"><text:span text:style-name="T10"><text:tab/>&lt;</text:span><text:span text:style-name="T10">ruleAsOriginalText</text:span><text:span text:style-name="T10">&gt;</text:span><text:span text:style-name="T10">HelloWorld</text:span><text:span text:style-name="T10"> {</text:span></text:p>
            <text:p text:style-name="P9"><text:span text:style-name="T10"><text:tab/><text:tab/></text:span><text:span text:style-name="T10">writeLine</text:span><text:span text:style-name="T10">("</text:span><text:span text:style-name="T10">stdout</text:span><text:span text:style-name="T10">", "</text:span><text:span text:style-name="T10">Hello</text:span><text:span text:style-name="T10">, </text:span><text:span text:style-name="T10">world</text:span><text:span text:style-name="T10">!");</text:span></text:p>
            <text:p text:style-name="P11"><text:tab/><text:tab/>}</text:p>
            <text:p text:style-name="P9"><text:span text:style-name="T10"><text:tab/><text:tab/></text:span><text:span text:style-name="T10">INPUT</text:span><text:span text:style-name="T10"> </text:span><text:span text:style-name="T10">null</text:span></text:p>
            <text:p text:style-name="P9"><text:span text:style-name="T10"><text:tab/><text:tab/></text:span><text:span text:style-name="T10">OUTPUT</text:span><text:span text:style-name="T10"> </text:span><text:span text:style-name="T10">ruleExecOut</text:span></text:p>
            <text:p text:style-name="P9"><text:span text:style-name="T10"><text:tab/>&lt;/</text:span><text:span text:style-name="T10">ruleAsOriginalText</text:span><text:span text:style-name="T10">&gt;</text:span></text:p>
            <text:p text:style-name="P9"><text:span text:style-name="T10"><text:tab/>&lt;</text:span><text:span text:style-name="T10">ruleProcessingType</text:span><text:span text:style-name="T10">&gt;</text:span><text:span text:style-name="T10">INTERNAL</text:span><text:span text:style-name="T10">&lt;/</text:span><text:span text:style-name="T10">ruleProcessingType</text:span><text:span text:style-name="T10">&gt;</text:span></text:p>
            <text:p text:style-name="P9"><text:span text:style-name="T10">&lt;/</text:span><text:span text:style-name="T10">ns</text:span><text:span text:style-name="T10">2:</text:span><text:span text:style-name="T10">rule</text:span><text:span text:style-name="T10">&gt;</text:span></text:p>
            <text:p text:style-name="P11"/>
          </table:table-cell>
        </table:table-row>
      </table:table>
      <text:p text:style-name="P1"/>
      <text:h text:style-name="P31"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10">{</text:p>
            <text:p text:style-name="P9"><text:span text:style-name="T9"><text:s text:c="3"/>"</text:span><text:span text:style-name="T9">ruleProcessingType</text:span><text:span text:style-name="T9">":"</text:span><text:span text:style-name="T9">INTERNAL</text:span><text:span text:style-name="T9">",</text:span></text:p>
            <text:p text:style-name="P9"><text:span text:style-name="T9"><text:s text:c="3"/>"</text:span><text:span text:style-name="T9">ruleAsOriginalText</text:span><text:span text:style-name="T9">":"</text:span><text:span text:style-name="T9">myTestRule</text:span><text:span text:style-name="T9"> {\</text:span><text:span text:style-name="T9">r</text:span><text:span text:style-name="T9">\</text:span><text:span text:style-name="T9">n</text:span><text:span text:style-name="T9"># </text:span><text:span text:style-name="T9">Input</text:span><text:span text:style-name="T9"> </text:span><text:span text:style-name="T9">parameters</text:span><text:span text:style-name="T9"> </text:span><text:span text:style-name="T9">are</text:span><text:span text:style-name="T9">:\</text:span><text:span text:style-name="T9">r</text:span><text:span text:style-name="T9">\</text:span><text:span text:style-name="T9">n</text:span><text:span text:style-name="T9"># <text:s/></text:span><text:span text:style-name="T9">Data</text:span><text:span text:style-name="T9"> </text:span><text:span text:style-name="T9">object</text:span><text:span text:style-name="T9"> </text:span><text:span text:style-name="T9">path</text:span><text:span text:style-name="T9">\</text:span><text:span text:style-name="T9">r</text:span><text:span text:style-name="T9">\</text:span><text:span text:style-name="T9">n</text:span><text:span text:style-name="T9"># <text:s/></text:span><text:span text:style-name="T9">Optional</text:span><text:span text:style-name="T9"> </text:span><text:span text:style-name="T9">flags</text:span><text:span text:style-name="T9"> </text:span><text:span text:style-name="T9">in</text:span><text:span text:style-name="T9"> </text:span><text:span text:style-name="T9">form</text:span><text:span text:style-name="T9"> </text:span><text:span text:style-name="T9">Keyword</text:span><text:span text:style-name="T9">=</text:span><text:span text:style-name="T9">value</text:span><text:span text:style-name="T9">\</text:span><text:span text:style-name="T9">r</text:span><text:span text:style-name="T9">\</text:span><text:span text:style-name="T9">n</text:span><text:span text:style-name="T9"># <text:s text:c="3"/></text:span><text:span text:style-name="T9">ChksumAll</text:span><text:span text:style-name="T9">=\</text:span><text:span text:style-name="T9">r</text:span><text:span text:style-name="T9">\</text:span><text:span text:style-name="T9">n</text:span><text:span text:style-name="T9"># <text:s text:c="3"/></text:span><text:span text:style-name="T9">verifyChksum</text:span><text:span text:style-name="T9">=\</text:span><text:span text:style-name="T9">r</text:span><text:span text:style-name="T9">\</text:span><text:span text:style-name="T9">n</text:span><text:span text:style-name="T9"># <text:s text:c="3"/></text:span><text:span text:style-name="T9">forceChksum</text:span><text:span text:style-name="T9">=\</text:span><text:span text:style-name="T9">r</text:span><text:span text:style-name="T9">\</text:span><text:span text:style-name="T9">n</text:span><text:span text:style-name="T9"># <text:s text:c="3"/></text:span><text:span text:style-name="T9">replNum</text:span><text:span text:style-name="T9">=\</text:span><text:span text:style-name="T9">r</text:span><text:span text:style-name="T9">\</text:span><text:span text:style-name="T9">n</text:span><text:span text:style-name="T9"># </text:span><text:span text:style-name="T9">Output</text:span><text:span text:style-name="T9"> </text:span><text:span text:style-name="T9">parameters</text:span><text:span text:style-name="T9"> </text:span><text:span text:style-name="T9">are</text:span><text:span text:style-name="T9">:\</text:span><text:span text:style-name="T9">r</text:span><text:span text:style-name="T9">\</text:span><text:span text:style-name="T9">n</text:span><text:span text:style-name="T9"># <text:s/></text:span><text:span text:style-name="T9">Checksum</text:span><text:span text:style-name="T9"> </text:span><text:span text:style-name="T9">value</text:span><text:span text:style-name="T9">\</text:span><text:span text:style-name="T9">r</text:span><text:span text:style-name="T9">\</text:span><text:span text:style-name="T9">n</text:span><text:span text:style-name="T9"># </text:span><text:span text:style-name="T9">Output</text:span><text:span text:style-name="T9"> </text:span><text:span text:style-name="T9">from</text:span><text:span text:style-name="T9"> </text:span><text:span text:style-name="T9">running</text:span><text:span text:style-name="T9"> </text:span><text:span text:style-name="T9">the</text:span><text:span text:style-name="T9"> </text:span><text:span text:style-name="T9">example</text:span><text:span text:style-name="T9"> </text:span><text:span text:style-name="T9">is</text:span><text:span text:style-name="T9">\</text:span><text:span text:style-name="T9">r</text:span><text:span text:style-name="T9">\</text:span><text:span text:style-name="T9">n</text:span><text:span text:style-name="T9"># <text:s/></text:span><text:span text:style-name="T9">Collection</text:span><text:span text:style-name="T9"> </text:span><text:span text:style-name="T9">is</text:span><text:span text:style-name="T9"> /</text:span><text:span text:style-name="T9">tempZone</text:span><text:span text:style-name="T9">/</text:span><text:span text:style-name="T9">home</text:span><text:span text:style-name="T9">/</text:span><text:span text:style-name="T9">rods</text:span><text:span text:style-name="T9">/</text:span><text:span text:style-name="T9">sub</text:span><text:span text:style-name="T9">1 </text:span><text:span text:style-name="T9">and</text:span><text:span text:style-name="T9"> </text:span><text:span text:style-name="T9">file</text:span><text:span text:style-name="T9"> </text:span><text:span text:style-name="T9">is</text:span><text:span text:style-name="T9"> </text:span><text:span text:style-name="T9">foo</text:span><text:span text:style-name="T9">1\</text:span><text:span text:style-name="T9">r</text:span><text:span text:style-name="T9">\</text:span><text:span text:style-name="T9">n</text:span><text:span text:style-name="T9"># <text:s/></text:span><text:span text:style-name="T9">Saved</text:span><text:span text:style-name="T9"> </text:span><text:span text:style-name="T9">checksum</text:span><text:span text:style-name="T9"> </text:span><text:span text:style-name="T9">for</text:span><text:span text:style-name="T9"> </text:span><text:span text:style-name="T9">file</text:span><text:span text:style-name="T9"> </text:span><text:span text:style-name="T9">foo</text:span><text:span text:style-name="T9">1 </text:span><text:span text:style-name="T9">is</text:span><text:span text:style-name="T9"> </text:span><text:span text:style-name="T9">f</text:span><text:span text:style-name="T9">03</text:span><text:span text:style-name="T9">e</text:span><text:span text:style-name="T9">80</text:span><text:span text:style-name="T9">c</text:span><text:span text:style-name="T9">9994</text:span><text:span text:style-name="T9">d</text:span><text:span text:style-name="T9">137614935</text:span><text:span text:style-name="T9">e</text:span><text:span text:style-name="T9">4913</text:span><text:span text:style-name="T9">e</text:span><text:span text:style-name="T9">53417, </text:span><text:span text:style-name="T9">new</text:span><text:span text:style-name="T9"> </text:span><text:span text:style-name="T9">checksum</text:span><text:span text:style-name="T9"> </text:span><text:span text:style-name="T9">is</text:span><text:span text:style-name="T9"> </text:span><text:span text:style-name="T9">f</text:span><text:span text:style-name="T9">03</text:span><text:span text:style-name="T9">e</text:span><text:span text:style-name="T9">80</text:span><text:span text:style-name="T9">c</text:span><text:span text:style-name="T9">9994</text:span><text:span text:style-name="T9">d</text:span><text:span text:style-name="T9">137614935</text:span><text:span text:style-name="T9">e</text:span><text:span text:style-name="T9">4913</text:span><text:span text:style-name="T9">e</text:span><text:span text:style-name="T9">53417 \</text:span><text:span text:style-name="T9">r</text:span><text:span text:style-name="T9">\</text:span><text:span text:style-name="T9">n</text:span><text:span text:style-name="T9"> <text:s text:c="2"/></text:span><text:span text:style-name="T9">msiSplitPath</text:span><text:span text:style-name="T9">(*</text:span><text:span text:style-name="T9">dataObject</text:span><text:span text:style-name="T9">,*</text:span><text:span text:style-name="T9">Coll</text:span><text:span text:style-name="T9">,*</text:span><text:span text:style-name="T9">File</text:span><text:span text:style-name="T9">);\</text:span><text:span text:style-name="T9">r</text:span><text:span text:style-name="T9">\</text:span><text:span text:style-name="T9">n</text:span><text:span text:style-name="T9"> <text:s text:c="2"/></text:span><text:span text:style-name="T9">writeLine</text:span><text:span text:style-name="T9">(\"</text:span><text:span text:style-name="T9">stdout</text:span><text:span text:style-name="T9">\",\"</text:span><text:span text:style-name="T9">Collection</text:span><text:span text:style-name="T9"> </text:span><text:span text:style-name="T9">is</text:span><text:span text:style-name="T9"> *</text:span><text:span text:style-name="T9">Coll</text:span><text:span text:style-name="T9"> </text:span><text:span text:style-name="T9">and</text:span><text:span text:style-name="T9"> </text:span><text:span text:style-name="T9">file</text:span><text:span text:style-name="T9"> </text:span><text:span text:style-name="T9">is</text:span><text:span text:style-name="T9"> *</text:span><text:span text:style-name="T9">File</text:span><text:span text:style-name="T9">\");\</text:span><text:span text:style-name="T9">r</text:span><text:span text:style-name="T9">\</text:span><text:span text:style-name="T9">n</text:span><text:span text:style-name="T9"> <text:s text:c="2"/></text:span><text:span text:style-name="T9">msiMakeGenQuery</text:span><text:span text:style-name="T9">(\"</text:span><text:span text:style-name="T9">DATA</text:span><text:span text:style-name="T9">_</text:span><text:span text:style-name="T9">CHECKSUM</text:span><text:span text:style-name="T9">\",\"</text:span><text:span text:style-name="T9">DATA</text:span><text:span text:style-name="T9">_</text:span><text:span text:style-name="T9">NAME</text:span><text:span text:style-name="T9"> = '*</text:span><text:span text:style-name="T9">File</text:span><text:span text:style-name="T9">' </text:span><text:span text:style-name="T9">AND</text:span><text:span text:style-name="T9"> </text:span><text:span text:style-name="T9">COLL</text:span><text:span text:style-name="T9">_</text:span><text:span text:style-name="T9">NAME</text:span><text:span text:style-name="T9"> = '*</text:span><text:span text:style-name="T9">Coll</text:span><text:span text:style-name="T9">'\",*</text:span><text:span text:style-name="T9">GenQInp</text:span><text:span text:style-name="T9">);\</text:span><text:span text:style-name="T9">r</text:span><text:span text:style-name="T9">\</text:span><text:span text:style-name="T9">n</text:span><text:span text:style-name="T9"> <text:s text:c="2"/></text:span><text:span text:style-name="T9">msiExecGenQuery</text:span><text:span text:style-name="T9">(*</text:span><text:span text:style-name="T9">GenQInp</text:span><text:span text:style-name="T9">,*</text:span><text:span text:style-name="T9">GenQOut</text:span><text:span text:style-name="T9">);\</text:span><text:span text:style-name="T9">r</text:span><text:span text:style-name="T9">\</text:span><text:span text:style-name="T9">n</text:span><text:span text:style-name="T9"> <text:s text:c="2"/></text:span><text:span text:style-name="T9">foreach</text:span><text:span text:style-name="T9">(*</text:span><text:span text:style-name="T9">GenQOut</text:span><text:span text:style-name="T9">) {\</text:span><text:span text:style-name="T9">r</text:span><text:span text:style-name="T9">\</text:span><text:span text:style-name="T9">n</text:span><text:span text:style-name="T9"> <text:s text:c="4"/></text:span><text:span text:style-name="T9">msiGetValByKey</text:span><text:span text:style-name="T9">(*</text:span><text:span text:style-name="T9">GenQOut</text:span><text:span text:style-name="T9">,\"</text:span><text:span text:style-name="T9">DATA</text:span><text:span text:style-name="T9">_</text:span><text:span text:style-name="T9">CHECKSUM</text:span><text:span text:style-name="T9">\",*</text:span><text:span text:style-name="T9">chkSumS</text:span><text:span text:style-name="T9">);\</text:span><text:span text:style-name="T9">r</text:span><text:span text:style-name="T9">\</text:span><text:span text:style-name="T9">n</text:span><text:span text:style-name="T9"> <text:s text:c="4"/></text:span><text:span text:style-name="T9">msiDataObjChksum</text:span><text:span text:style-name="T9">(*</text:span><text:span text:style-name="T9">dataObject</text:span><text:span text:style-name="T9">,*</text:span><text:span text:style-name="T9">Flags</text:span><text:span text:style-name="T9">,*</text:span><text:span text:style-name="T9">chkSum</text:span><text:span text:style-name="T9">);\</text:span><text:span text:style-name="T9">r</text:span><text:span text:style-name="T9">\</text:span><text:span text:style-name="T9">n</text:span><text:span text:style-name="T9"> <text:s text:c="4"/></text:span><text:span text:style-name="T9">writeLine</text:span><text:span text:style-name="T9">(\"</text:span><text:span text:style-name="T9">stdout</text:span><text:span text:style-name="T9">\",\"</text:span><text:span text:style-name="T9">Saved</text:span><text:span text:style-name="T9"> </text:span><text:span text:style-name="T9">checksum</text:span><text:span text:style-name="T9"> </text:span><text:span text:style-name="T9">for</text:span><text:span text:style-name="T9"> </text:span><text:span text:style-name="T9">file</text:span><text:span text:style-name="T9"> *</text:span><text:span text:style-name="T9">File</text:span><text:span text:style-name="T9"> </text:span><text:span text:style-name="T9">is</text:span><text:span text:style-name="T9"> *</text:span><text:span text:style-name="T9">chkSumS</text:span><text:span text:style-name="T9">, </text:span><text:span text:style-name="T9">new</text:span><text:span text:style-name="T9"> </text:span><text:span text:style-name="T9">checksum</text:span><text:span text:style-name="T9"> </text:span><text:span text:style-name="T9">is</text:span><text:span text:style-name="T9"> *</text:span><text:span text:style-name="T9">chkSum</text:span><text:span text:style-name="T9">\");\</text:span><text:span text:style-name="T9">r</text:span><text:span text:style-name="T9">\</text:span><text:span text:style-name="T9">n</text:span><text:span text:style-name="T9"> <text:s/>}\</text:span><text:span text:style-name="T9">r</text:span><text:span text:style-name="T9">\</text:span><text:span text:style-name="T9">n</text:span><text:span text:style-name="T9">}\</text:span><text:span text:style-name="T9">r</text:span><text:span text:style-name="T9">\</text:span><text:span text:style-name="T9">nINPUT</text:span><text:span text:style-name="T9"> *</text:span><text:span text:style-name="T9">dataObject</text:span><text:span text:style-name="T9">=\"/</text:span><text:span text:style-name="T9">test</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ProcessingAOImplTest</text:span><text:span text:style-name="T9">/</text:span><text:span text:style-name="T9">testExecuteRuleFromResourceWithOverrides</text:span><text:span text:style-name="T9">.</text:span><text:span text:style-name="T9">txt</text:span><text:span text:style-name="T9">\", *</text:span><text:span text:style-name="T9">Flags</text:span><text:span text:style-name="T9">=\"</text:span><text:span text:style-name="T9">forceChksum</text:span><text:span text:style-name="T9">=</text:span><text:span text:style-name="T9">true</text:span><text:span text:style-name="T9">\"\</text:span><text:span text:style-name="T9">r</text:span><text:span text:style-name="T9">\</text:span><text:span text:style-name="T9">nOUTPUT</text:span><text:span text:style-name="T9"> </text:span><text:span text:style-name="T9">ruleExecOut</text:span><text:span text:style-name="T9">\</text:span><text:span text:style-name="T9">r</text:span><text:span text:style-name="T9">\</text:span><text:span text:style-name="T9">n</text:span><text:span text:style-name="T9">",</text:span></text:p>
            <text:p text:style-name="P9"><text:span text:style-name="T9"><text:s text:c="3"/>"</text:span><text:span text:style-name="T9">irodsRuleInputParameters</text:span><text:span text:style-name="T9">":[</text:span></text:p>
            <text:p text:style-name="P10"><text:s text:c="6"/>{</text:p>
            <text:p text:style-name="P9"><text:span text:style-name="T9"><text:s text:c="9"/>"</text:span><text:span text:style-name="T9">name</text:span><text:span text:style-name="T9">":"*</text:span><text:span text:style-name="T9">dataObject</text:span><text:span text:style-name="T9">",</text:span></text:p>
            <text:p text:style-name="P9"><text:span text:style-name="T9"><text:s text:c="9"/>"</text:span><text:span text:style-name="T9">value</text:span><text:span text:style-name="T9">":"\"/</text:span><text:span text:style-name="T9">fedZone</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ServiceTest</text:span><text:span text:style-name="T9">/</text:span><text:span text:style-name="T9">testExecuteNewFormatRuleWithOverride</text:span><text:span text:style-name="T9">.</text:span><text:span text:style-name="T9">txt</text:span><text:span text:style-name="T9">\""</text:span></text:p>
            <text:p text:style-name="P10"><text:s text:c="6"/>}</text:p>
            <text:p text:style-name="P10"><text:s text:c="3"/>]</text:p>
            <text:p text:style-name="P10">}</text:p>
            <text:p text:style-name="P10"/>
          </table:table-cell>
        </table:table-row>
      </table:table>
      <text:p text:style-name="P1"/>
      <text:p text:style-name="P1"/>
      <text:h text:style-name="P31" text:outline-level="10"><text:bookmark text:name="h.hnajb9ibz16m"/>Responses - XML</text:h>
      <text:p text:style-name="P16"/>
      <table:table table:name="Table69" table:style-name="Table69">
        <table:table-column table:style-name="Table69.A"/>
        <text:soft-page-break/>
        <table:table-row>
          <table:table-cell table:style-name="Table69.A1" office:value-type="string">
            <text:p text:style-name="P17"><text:span text:style-name="T10">&lt;?</text:span><text:span text:style-name="T10">xml</text:span><text:span text:style-name="T10"> </text:span><text:span text:style-name="T10">version</text:span><text:span text:style-name="T10">="1.0" </text:span><text:span text:style-name="T10">encoding</text:span><text:span text:style-name="T10">="</text:span><text:span text:style-name="T10">UTF</text:span><text:span text:style-name="T10">-8" </text:span><text:span text:style-name="T10">standalone</text:span><text:span text:style-name="T10">="</text:span><text:span text:style-name="T10">yes</text:span><text:span text:style-name="T10">"?&gt;</text:span></text:p>
            <text:p text:style-name="P17"><text:span text:style-name="T10">&lt;</text:span><text:span text:style-name="T10">ns</text:span><text:span text:style-name="T10">2:</text:span><text:span text:style-name="T10">rule</text:span><text:span text:style-name="T10"> </text:span><text:span text:style-name="T10">xmlns</text:span><text:span text:style-name="T10">:</text:span><text:span text:style-name="T10">ns</text:span><text:span text:style-name="T10">2="</text:span><text:span text:style-name="T10">http</text:span><text:span text:style-name="T10">://</text:span><text:span text:style-name="T10">irods</text:span><text:span text:style-name="T10">.</text:span><text:span text:style-name="T10">org</text:span><text:span text:style-name="T10">/</text:span><text:span text:style-name="T10">irods</text:span><text:span text:style-name="T10">-</text:span><text:span text:style-name="T10">rest</text:span><text:span text:style-name="T10">"&gt;</text:span></text:p>
            <text:p text:style-name="P17"><text:span text:style-name="T10"><text:tab/>&lt;</text:span><text:span text:style-name="T10">ruleAsOriginalText</text:span><text:span text:style-name="T10">&gt;</text:span><text:span text:style-name="T10">HelloWorld</text:span><text:span text:style-name="T10"> {</text:span></text:p>
            <text:p text:style-name="P17"><text:span text:style-name="T10"><text:tab/><text:tab/></text:span><text:span text:style-name="T10">writeLine</text:span><text:span text:style-name="T10">("</text:span><text:span text:style-name="T10">stdout</text:span><text:span text:style-name="T10">", "</text:span><text:span text:style-name="T10">Hello</text:span><text:span text:style-name="T10">, </text:span><text:span text:style-name="T10">world</text:span><text:span text:style-name="T10">!");</text:span></text:p>
            <text:p text:style-name="P20"><text:tab/><text:tab/>}</text:p>
            <text:p text:style-name="P17"><text:span text:style-name="T10"><text:tab/><text:tab/></text:span><text:span text:style-name="T10">INPUT</text:span><text:span text:style-name="T10"> </text:span><text:span text:style-name="T10">null</text:span></text:p>
            <text:p text:style-name="P17"><text:span text:style-name="T10"><text:tab/><text:tab/></text:span><text:span text:style-name="T10">OUTPUT</text:span><text:span text:style-name="T10"> </text:span><text:span text:style-name="T10">ruleExecOut</text:span></text:p>
            <text:p text:style-name="P17"><text:span text:style-name="T10"><text:tab/>&lt;/</text:span><text:span text:style-name="T10">ruleAsOriginalText</text:span><text:span text:style-name="T10">&gt;</text:span></text:p>
            <text:p text:style-name="P17"><text:span text:style-name="T10"><text:tab/>&lt;</text:span><text:span text:style-name="T10">ruleProcessingType</text:span><text:span text:style-name="T10">&gt;</text:span><text:span text:style-name="T10">INTERNAL</text:span><text:span text:style-name="T10">&lt;/</text:span><text:span text:style-name="T10">ruleProcessingType</text:span><text:span text:style-name="T10">&gt;</text:span></text:p>
            <text:p text:style-name="P17"><text:span text:style-name="T10">&lt;/</text:span><text:span text:style-name="T10">ns</text:span><text:span text:style-name="T10">2:</text:span><text:span text:style-name="T10">rule</text:span><text:span text:style-name="T10">&gt;</text:span></text:p>
            <text:p text:style-name="P20"/>
          </table:table-cell>
        </table:table-row>
      </table:table>
      <text:h text:style-name="P31"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9"><text:span text:style-name="T9">{"</text:span><text:span text:style-name="T9">outputParameterResults</text:span><text:span text:style-name="T9">":[{"</text:span><text:span text:style-name="T9">parameterName</text:span><text:span text:style-name="T9">":"</text:span><text:span text:style-name="T9">ruleExecOut</text:span><text:span text:style-name="T9">","</text:span><text:span text:style-name="T9">outputParamType</text:span><text:span text:style-name="T9">":"</text:span><text:span text:style-name="T9">STRING</text:span><text:span text:style-name="T9">","</text:span><text:span text:style-name="T9">resultObject</text:span><text:span text:style-name="T9">":"</text:span><text:span text:style-name="T9">Collection</text:span><text:span text:style-name="T9"> </text:span><text:span text:style-name="T9">is</text:span><text:span text:style-name="T9"> \"/</text:span><text:span text:style-name="T9">fedZone</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ServiceTest</text:span><text:span text:style-name="T9"> </text:span><text:span text:style-name="T9">and</text:span><text:span text:style-name="T9"> </text:span><text:span text:style-name="T9">file</text:span><text:span text:style-name="T9"> </text:span><text:span text:style-name="T9">is</text:span><text:span text:style-name="T9"> </text:span><text:span text:style-name="T9">testExecuteNewFormatRuleWithOverride</text:span><text:span text:style-name="T9">.</text:span><text:span text:style-name="T9">txt</text:span><text:span text:style-name="T9">\"\</text:span><text:span text:style-name="T9">n</text:span><text:span text:style-name="T9">"},{"</text:span><text:span text:style-name="T9">parameterName</text:span><text:span text:style-name="T9">":"</text:span><text:span text:style-name="T9">ruleExecErrorOut</text:span><text:span text:style-name="T9">","</text:span><text:span text:style-name="T9">outputParamType</text:span><text:span text:style-name="T9">":"</text:span><text:span text:style-name="T9">STRING</text:span><text:span text:style-name="T9">","</text:span><text:span text:style-name="T9">resultObject</text:span><text:span text:style-name="T9">":""}]}</text:span></text:p>
            <text:p text:style-name="P10"/>
          </table:table-cell>
        </table:table-row>
      </table:table>
      <text:p text:style-name="P1"/>
      <text:p text:style-name="P16"/>
      <text:p text:style-name="P16"/>
      <text:p text:style-name="P16"/>
      <text:p text:style-name="P16"/>
      <text:p text:style-name="P16"/>
      <text:p text:style-name="P16"/>
      <text:p text:style-name="P16"/>
      <text:p text:style-name="P16"/>
      <text:p text:style-name="P16"/>
      <text:p text:style-name="P16"/>
      <text:p text:style-name="P16"/>
      <text:h text:style-name="P29" text:outline-level="10">(add user and group operations currently undocumented!)</text:h>
      <text:h text:style-name="P59" text:outline-level="10">Operations on Users</text:h>
      <text:p text:style-name="P1"/>
      <text:h text:style-name="P25" text:outline-level="10">Obtain a temporary iRODS password for a user</text:h>
      <text:h text:style-name="P54"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54" text:outline-level="10"><text:bookmark text:name="h.lu4wopnqgn541"/>Requests</text:h>
      <text:p text:style-name="P1"/>
      <text:h text:style-name="P31" text:outline-level="10"><text:bookmark text:name="h.l54eg08fohbz1"/>Syntax</text:h>
      <text:p text:style-name="P1"/>
      <text:p text:style-name="P1">PUT /user/<text:span text:style-name="T2">userName</text:span>/temppassword</text:p>
      <text:p text:style-name="P1"/>
      <text:h text:style-name="P31"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37">Name</text:p>
          </table:table-cell>
          <table:table-cell table:style-name="Table71.A1" office:value-type="string">
            <text:p text:style-name="P37">Description</text:p>
          </table:table-cell>
        </table:table-row>
        <table:table-row>
          <table:table-cell table:style-name="Table71.A1" office:value-type="string">
            <text:p text:style-name="P9"><text:span text:style-name="T9">admin </text:span></text:p>
          </table:table-cell>
          <table:table-cell table:style-name="Table71.A1" office:value-type="string">
            <text:p text:style-name="P10">True | false, with false as the default. <text:s/>This indicates the request is in admin mode, allowing obtaining a temporary password for a different user than the logged in user.</text:p>
          </table:table-cell>
        </table:table-row>
      </table:table>
      <text:p text:style-name="P1"/>
      <text:h text:style-name="P31"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44">{"userName":"test2","password":"83328ce8166933efab694b6dbeed102a"}</text:p>
          </table:table-cell>
        </table:table-row>
      </table:table>
      <text:p text:style-name="P1"/>
      <text:p text:style-name="P16"/>
      <text:p text:style-name="P16"/>
      <text:p text:style-name="P16"/>
      <text:p text:style-name="P16"/>
      <text:p text:style-name="P16"/>
      <text:p text:style-name="P51"><text:soft-page-break/></text:p>
      <text:p text:style-name="P16"/>
      <text:p text:style-name="P16"/>
      <text:p text:style-name="P16"/>
      <text:p text:style-name="P52"/>
      <text:p text:style-name="P1"/>
      <text:p text:style-name="P1"/>
      <text:p text:style-name="P1">notes</text:p>
      <text:p text:style-name="P1"/>
      <text:h text:style-name="P57" text:outline-level="10"><text:bookmark text:name="h.9rl4dv2oisp6"/>notes….nice json formatter <text:a xlink:type="simple" xlink:href="http://jsonformatter.curiousconcept.com/"><text:span text:style-name="T1">http</text:span></text:a><text:a xlink:type="simple" xlink:href="http://jsonformatter.curiousconcept.com/"><text:span text:style-name="T1">://</text:span></text:a><text:a xlink:type="simple" xlink:href="http://jsonformatter.curiousconcept.com/"><text:span text:style-name="T1">jsonformatter</text:span></text:a><text:a xlink:type="simple" xlink:href="http://jsonformatter.curiousconcept.com/"><text:span text:style-name="T1">.</text:span></text:a><text:a xlink:type="simple" xlink:href="http://jsonformatter.curiousconcept.com/"><text:span text:style-name="T1">curiousconcept</text:span></text:a><text:a xlink:type="simple" xlink:href="http://jsonformatter.curiousconcept.com/"><text:span text:style-name="T1">.</text:span></text:a><text:a xlink:type="simple" xlink:href="http://jsonformatter.curiousconcept.com/"><text:span text:style-name="T1">com</text:span></text:a><text:a xlink:type="simple" xlink:href="http://jsonformatter.curiousconcept.com/"><text:span text:style-name="T1">/</text:span></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Verdana" svg:font-family="Verdan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2</meta:editing-cycles>
    <meta:document-statistic meta:table-count="72" meta:image-count="0" meta:object-count="0" meta:page-count="55" meta:paragraph-count="1086" meta:word-count="4842" meta:character-count="48394"/>
    <dc:date>2014-11-06T15:39:45.24</dc:date>
    <meta:editing-duration>PT6M4S</meta:editing-duration>
  </office:meta>
</office:document-meta>
</file>